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800000069423FCA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Verdana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35cm" svg:stroke-color="#870000" draw:stroke-linejoin="round" svg:stroke-linecap="round" draw:fill="none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35cm" svg:stroke-color="#870000" draw:stroke-linejoin="miter" svg:stroke-linecap="square" draw:fill="none" fo:padding-top="0.017cm" fo:padding-bottom="0.017cm" fo:padding-left="0.017cm" fo:padding-right="0.017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3399ff" loext:decorative="false"/>
    </style:style>
    <style:style style:name="gr10" style:family="graphic" style:parent-style-name="standard">
      <style:graphic-properties draw:stroke="none" draw:fill="solid" draw:fill-color="#666666" loext:decorative="false"/>
    </style:style>
    <style:style style:name="gr11" style:family="graphic" style:parent-style-name="standard">
      <style:graphic-properties draw:stroke="solid" svg:stroke-width="0.035cm" svg:stroke-color="#cccccc" draw:stroke-linejoin="miter" svg:stroke-linecap="square" draw:fill="none" fo:padding-top="0.017cm" fo:padding-bottom="0.017cm" fo:padding-left="0.017cm" fo:padding-right="0.017cm" loext:decorative="false"/>
    </style:style>
    <style:style style:name="gr12" style:family="graphic" style:parent-style-name="standard">
      <style:graphic-properties draw:stroke="none" draw:fill="solid" draw:fill-color="#ffcc00" loext:decorative="false"/>
    </style:style>
    <style:style style:name="gr13" style:family="graphic" style:parent-style-name="standard">
      <style:graphic-properties draw:stroke="none" draw:fill="solid" draw:fill-color="#333333" loext:decorative="false"/>
    </style:style>
    <style:style style:name="gr14" style:family="graphic" style:parent-style-name="standard">
      <style:graphic-properties draw:stroke="none" draw:fill="solid" draw:fill-color="#000000" loext:decorative="false"/>
    </style:style>
    <style:style style:name="gr15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 loext:decorative="false"/>
    </style:style>
    <style:style style:name="gr16" style:family="graphic" style:parent-style-name="standard">
      <style:graphic-properties draw:stroke="solid" svg:stroke-width="0.035cm" svg:stroke-color="#006699" draw:stroke-linejoin="round" svg:stroke-linecap="round" draw:fill="solid" draw:fill-color="#006699" fo:padding-top="0.017cm" fo:padding-bottom="0.017cm" fo:padding-left="0.017cm" fo:padding-right="0.017cm" loext:decorative="false"/>
    </style:style>
    <style:style style:name="gr17" style:family="graphic" style:parent-style-name="standard">
      <style:graphic-properties draw:stroke="solid" svg:stroke-width="0.035cm" svg:stroke-color="#000000" draw:stroke-linejoin="miter" svg:stroke-linecap="square" draw:fill="solid" draw:fill-color="#000000" fo:padding-top="0.017cm" fo:padding-bottom="0.017cm" fo:padding-left="0.017cm" fo:padding-right="0.017cm" loext:decorative="false"/>
    </style:style>
    <style:style style:name="gr18" style:family="graphic" style:parent-style-name="standard">
      <style:graphic-properties draw:stroke="solid" svg:stroke-width="0.035cm" svg:stroke-color="#999999" draw:stroke-linejoin="miter" svg:stroke-linecap="square" draw:fill="solid" draw:fill-color="#999999" fo:padding-top="0.017cm" fo:padding-bottom="0.017cm" fo:padding-left="0.017cm" fo:padding-right="0.017cm" loext:decorative="false"/>
    </style:style>
    <style:style style:name="gr19" style:family="graphic" style:parent-style-name="standard">
      <style:graphic-properties draw:stroke="solid" svg:stroke-width="0.07cm" svg:stroke-color="#cccc99" draw:stroke-linejoin="round" svg:stroke-linecap="round" draw:fill="none" fo:padding-top="0.035cm" fo:padding-bottom="0.035cm" fo:padding-left="0.035cm" fo:padding-right="0.035cm" loext:decorative="false"/>
    </style:style>
    <style:style style:name="gr20" style:family="graphic" style:parent-style-name="standard">
      <style:graphic-properties draw:stroke="solid" svg:stroke-width="0.035cm" svg:stroke-color="#000000" draw:stroke-linejoin="miter" svg:stroke-linecap="square" draw:fill="solid" draw:fill-color="#6699ff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solid" svg:stroke-width="0.035cm" svg:stroke-color="#cccc99" draw:stroke-linejoin="miter" svg:stroke-linecap="square" draw:fill="none" fo:padding-top="0.017cm" fo:padding-bottom="0.017cm" fo:padding-left="0.017cm" fo:padding-right="0.017cm" loext:decorative="false"/>
    </style:style>
    <style:style style:name="gr23" style:family="graphic" style:parent-style-name="standard">
      <style:graphic-properties draw:stroke="solid" svg:stroke-width="0.035cm" svg:stroke-color="#cccc99" draw:stroke-linejoin="miter" svg:stroke-linecap="square" draw:fill="solid" draw:fill-color="#cccc99" fo:padding-top="0.017cm" fo:padding-bottom="0.017cm" fo:padding-left="0.017cm" fo:padding-right="0.017cm" loext:decorative="false"/>
    </style:style>
    <style:style style:name="gr24" style:family="graphic" style:parent-style-name="standard">
      <style:graphic-properties draw:stroke="none" draw:fill="solid" draw:fill-color="#006699" loext:decorative="false"/>
    </style:style>
    <style:style style:name="gr25" style:family="graphic" style:parent-style-name="standard">
      <style:graphic-properties draw:stroke="solid" svg:stroke-width="0.035cm" svg:stroke-color="#006699" draw:stroke-linejoin="miter" svg:stroke-linecap="square" draw:fill="none" fo:padding-top="0.017cm" fo:padding-bottom="0.017cm" fo:padding-left="0.017cm" fo:padding-right="0.017cm" loext:decorative="false"/>
    </style:style>
    <style:style style:name="gr26" style:family="graphic" style:parent-style-name="standard">
      <style:graphic-properties draw:stroke="solid" svg:stroke-width="0.035cm" svg:stroke-color="#006699" draw:stroke-linejoin="round" svg:stroke-linecap="round" draw:fill="none" fo:padding-top="0.017cm" fo:padding-bottom="0.017cm" fo:padding-left="0.017cm" fo:padding-right="0.017cm" loext:decorative="false"/>
    </style:style>
    <style:style style:name="gr27" style:family="graphic" style:parent-style-name="standard">
      <style:graphic-properties draw:stroke="solid" svg:stroke-width="0.035cm" svg:stroke-color="#999999" draw:stroke-linejoin="round" svg:stroke-linecap="round" draw:fill="none" fo:padding-top="0.017cm" fo:padding-bottom="0.017cm" fo:padding-left="0.017cm" fo:padding-right="0.017cm" loext:decorative="false"/>
    </style:style>
    <style:style style:name="gr28" style:family="graphic" style:parent-style-name="standard">
      <style:graphic-properties draw:stroke="solid" svg:stroke-width="0.035cm" svg:stroke-color="#33cc33" draw:stroke-linejoin="round" svg:stroke-linecap="round" draw:fill="none" fo:padding-top="0.017cm" fo:padding-bottom="0.017cm" fo:padding-left="0.017cm" fo:padding-right="0.017cm" loext:decorative="false"/>
    </style:style>
    <style:style style:name="gr29" style:family="graphic" style:parent-style-name="standard">
      <style:graphic-properties draw:stroke="solid" svg:stroke-width="0.035cm" svg:stroke-color="#000000" draw:stroke-linejoin="round" svg:stroke-linecap="round" draw:fill="none" fo:padding-top="0.017cm" fo:padding-bottom="0.017cm" fo:padding-left="0.017cm" fo:padding-right="0.017cm" loext:decorative="false"/>
    </style:style>
    <style:style style:name="gr30" style:family="graphic" style:parent-style-name="standard">
      <style:graphic-properties draw:stroke="solid" svg:stroke-width="0.035cm" svg:stroke-color="#ff0000" draw:stroke-linejoin="round" svg:stroke-linecap="round" draw:fill="none" fo:padding-top="0.017cm" fo:padding-bottom="0.017cm" fo:padding-left="0.017cm" fo:padding-right="0.017cm" loext:decorative="false"/>
    </style:style>
    <style:style style:name="gr31" style:family="graphic" style:parent-style-name="standard">
      <style:graphic-properties draw:stroke="solid" svg:stroke-width="0.035cm" svg:stroke-color="#ffcc33" draw:stroke-linejoin="round" svg:stroke-linecap="round" draw:fill="none" fo:padding-top="0.017cm" fo:padding-bottom="0.017cm" fo:padding-left="0.017cm" fo:padding-right="0.017cm" loext:decorative="false"/>
    </style:style>
    <style:style style:name="gr32" style:family="graphic" style:parent-style-name="standard">
      <style:graphic-properties draw:stroke="solid" svg:stroke-width="0.035cm" svg:stroke-color="#00cccc" draw:stroke-linejoin="round" svg:stroke-linecap="round" draw:fill="none" fo:padding-top="0.017cm" fo:padding-bottom="0.017cm" fo:padding-left="0.017cm" fo:padding-right="0.017cm" loext:decorative="false"/>
    </style:style>
    <style:style style:name="gr33" style:family="graphic" style:parent-style-name="standard">
      <style:graphic-properties draw:stroke="solid" svg:stroke-width="0.035cm" svg:stroke-color="#666666" draw:stroke-linejoin="miter" svg:stroke-linecap="square" draw:fill="none" fo:padding-top="0.017cm" fo:padding-bottom="0.017cm" fo:padding-left="0.017cm" fo:padding-right="0.017cm" loext:decorative="false"/>
    </style:style>
    <style:style style:name="gr34" style:family="graphic" style:parent-style-name="standard">
      <style:graphic-properties draw:stroke="solid" svg:stroke-width="0.035cm" svg:stroke-color="#008700" draw:stroke-linejoin="round" svg:stroke-linecap="round" draw:fill="none" fo:padding-top="0.017cm" fo:padding-bottom="0.017cm" fo:padding-left="0.017cm" fo:padding-right="0.017cm" loext:decorative="false"/>
    </style:style>
    <style:style style:name="gr35" style:family="graphic" style:parent-style-name="standard">
      <style:graphic-properties draw:stroke="solid" svg:stroke-width="0.035cm" svg:stroke-color="#0000ff" draw:stroke-linejoin="round" svg:stroke-linecap="round" draw:fill="none" fo:padding-top="0.017cm" fo:padding-bottom="0.017cm" fo:padding-left="0.017cm" fo:padding-right="0.017cm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7" style:family="graphic" style:parent-style-name="objectwithoutfill">
      <style:graphic-properties draw:fill="none" draw:textarea-horizontal-align="center" draw:textarea-vertical-align="middl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13pt" style:font-size-asian="13pt" style:font-size-complex="13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5pt" style:font-size-asian="5pt" style:font-size-complex="5pt"/>
    </style:style>
    <style:style style:name="P9" style:family="paragraph">
      <loext:graphic-properties draw:fill="solid" draw:fill-color="#3399ff"/>
    </style:style>
    <style:style style:name="P10" style:family="paragraph">
      <loext:graphic-properties draw:fill="solid" draw:fill-color="#666666"/>
    </style:style>
    <style:style style:name="P11" style:family="paragraph">
      <loext:graphic-properties draw:fill="solid" draw:fill-color="#ffcc00"/>
    </style:style>
    <style:style style:name="P12" style:family="paragraph">
      <loext:graphic-properties draw:fill="solid" draw:fill-color="#333333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006699"/>
    </style:style>
    <style:style style:name="P15" style:family="paragraph">
      <loext:graphic-properties draw:fill="solid" draw:fill-color="#999999"/>
    </style:style>
    <style:style style:name="P16" style:family="paragraph">
      <loext:graphic-properties draw:fill="solid" draw:fill-color="#6699ff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solid" draw:fill-color="#cccc99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880000" loext:opacity="100%" style:font-name="Verdana" fo:font-size="9pt" fo:font-weight="normal" style:font-name-asian="Verdana" style:font-size-asian="9pt" style:font-weight-asian="normal" style:font-name-complex="Verdana" style:font-size-complex="9pt" style:font-weight-complex="normal"/>
    </style:style>
    <style:style style:name="T2" style:family="text">
      <style:text-properties fo:color="#880000" loext:opacity="100%" style:font-name="Verdana" fo:font-size="11pt" fo:font-weight="normal" style:font-name-asian="Verdana" style:font-size-asian="11pt" style:font-weight-asian="normal" style:font-name-complex="Verdana" style:font-size-complex="11pt" style:font-weight-complex="normal"/>
    </style:style>
    <style:style style:name="T3" style:family="text">
      <style:text-properties fo:color="#0000ff" loext:opacity="100%" style:font-name="Verdana" fo:font-size="13pt" fo:font-weight="normal" style:font-name-asian="Verdana" style:font-size-asian="13pt" style:font-weight-asian="normal" style:font-name-complex="Verdana" style:font-size-complex="13pt" style:font-weight-complex="normal"/>
    </style:style>
    <style:style style:name="T4" style:family="text">
      <style:text-properties fo:color="#0000ff" loext:opacity="100%" style:font-name="Verdana" fo:font-size="12pt" fo:font-weight="normal" style:font-name-asian="Verdana" style:font-size-asian="12pt" style:font-weight-asian="normal" style:font-name-complex="Verdana" style:font-size-complex="12pt" style:font-weight-complex="normal"/>
    </style:style>
    <style:style style:name="T5" style:family="text">
      <style:text-properties fo:color="#00008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6" style:family="text">
      <style:text-properties fo:color="#0000ff" loext:opacity="100%" style:font-name="Times" fo:font-size="5pt" fo:font-weight="normal" style:font-name-asian="Times" style:font-size-asian="5pt" style:font-weight-asian="normal" style:font-name-complex="Times" style:font-size-complex="5pt" style:font-weight-complex="normal"/>
    </style:style>
    <style:style style:name="T7" style:family="text">
      <style:text-properties fo:color="#ffffff" loext:opacity="100%" style:font-name="Verdana" fo:font-size="5pt" fo:font-weight="normal" style:font-name-asian="Verdana" style:font-size-asian="5pt" style:font-weight-asian="normal" style:font-name-complex="Verdana" style:font-size-complex="5pt" style:font-weight-complex="normal"/>
    </style:style>
    <style:style style:name="T8" style:family="text">
      <style:text-properties fo:color="#ffffff" loext:opacity="100%"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9" style:family="text">
      <style:text-properties fo:color="#ffffff" loext:opacity="100%" style:font-name="Arial" fo:font-size="5pt" fo:font-weight="bold" style:font-name-asian="Arial" style:font-size-asian="5pt" style:font-weight-asian="bold" style:font-name-complex="Arial" style:font-size-complex="5pt" style:font-weight-complex="bold"/>
    </style:style>
    <style:style style:name="T10" style:family="text">
      <style:text-properties fo:color="#006699" loext:opacity="100%" style:font-name="Arial" fo:font-size="5pt" fo:font-weight="normal" style:font-name-asian="Arial" style:font-size-asian="5pt" style:font-weight-asian="normal" style:font-name-complex="Arial" style:font-size-complex="5pt" style:font-weight-complex="normal"/>
    </style:style>
    <style:style style:name="T11" style:family="text">
      <style:text-properties fo:color="#0099ff" loext:opacity="100%" style:font-name="Arial" fo:font-size="5pt" fo:font-weight="normal" style:font-name-asian="Arial" style:font-size-asian="5pt" style:font-weight-asian="normal" style:font-name-complex="Arial" style:font-size-complex="5pt" style:font-weight-complex="normal"/>
    </style:style>
    <style:style style:name="T12" style:family="text">
      <style:text-properties fo:color="#00cc99" loext:opacity="100%" style:font-name="Arial" fo:font-size="5pt" fo:font-weight="normal" style:font-name-asian="Arial" style:font-size-asian="5pt" style:font-weight-asian="normal" style:font-name-complex="Arial" style:font-size-complex="5pt" style:font-weight-complex="normal"/>
    </style:style>
    <style:style style:name="T13" style:family="text">
      <style:text-properties fo:color="#0000ff" loext:opacity="100%" style:font-name="Verdana" fo:font-size="9pt" fo:font-weight="normal" style:font-name-asian="Verdana" style:font-size-asian="9pt" style:font-weight-asian="normal" style:font-name-complex="Verdana" style:font-size-complex="9pt" style:font-weight-complex="normal"/>
    </style:style>
    <style:style style:name="T14" style:family="text">
      <style:text-properties fo:color="#000000" loext:opacity="100%" style:font-name="Verdana" fo:font-size="9pt" fo:font-weight="normal" style:font-name-asian="Verdana" style:font-size-asian="9pt" style:font-weight-asian="normal" style:font-name-complex="Verdana" style:font-size-complex="9pt" style:font-weight-complex="normal"/>
    </style:style>
    <style:style style:name="T15" style:family="text">
      <style:text-properties fo:color="#000000" loext:opacity="100%" style:font-name="Times" fo:font-size="12pt" fo:font-weight="normal" style:font-name-asian="Times" style:font-size-asian="12pt" style:font-weight-asian="normal" style:font-name-complex="Times" style:font-size-complex="12pt" style:font-weight-complex="normal"/>
    </style:style>
    <style:style style:name="T16" style:family="text">
      <style:text-properties fo:color="#0000ff" loext:opacity="100%" style:font-name="Times" fo:font-size="11pt" fo:font-weight="normal" style:font-name-asian="Times" style:font-size-asian="11pt" style:font-weight-asian="normal" style:font-name-complex="Times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1.239cm" svg:height="29.199cm" svg:x="0cm" svg:y="0cm" svg:viewBox="0 0 41240 29200" draw:points="0,0 41240,0 41240,29200 0,29200">
          <text:p/>
        </draw:polygon>
        <draw:path draw:style-name="gr2" draw:text-style-name="P2" draw:layer="layout" svg:width="40.534cm" svg:height="28.434cm" svg:x="0.352cm" svg:y="0.391cm" svg:viewBox="0 0 40535 28435" svg:d="M7267 353v-353M7267 28082v353M14182 353v-353M14182 28082v353M21097 353v-353M21097 28082v353M28012 353v-353M28012 28082v353M34926 353v-353M34926 28082v353M353 7267h-353M40183 7267h352M353 14183h-353M40183 14183h352M353 21097h-353M40183 21097h352M353 28012h-353M40183 28012h352">
          <text:p/>
        </draw:path>
        <draw:frame draw:style-name="gr3" draw:text-style-name="P4" draw:layer="layout" svg:width="0.317cm" svg:height="0.387cm" svg:x="0.406cm" svg:y="3.882cm">
          <draw:text-box>
            <text:p text:style-name="P3"><text:span text:style-name="T1">A</text:span></text:p>
          </draw:text-box>
        </draw:frame>
        <draw:frame draw:style-name="gr3" draw:text-style-name="P4" draw:layer="layout" svg:width="0.317cm" svg:height="0.387cm" svg:x="40.587cm" svg:y="3.882cm">
          <draw:text-box>
            <text:p text:style-name="P3"><text:span text:style-name="T1">A</text:span></text:p>
          </draw:text-box>
        </draw:frame>
        <draw:frame draw:style-name="gr3" draw:text-style-name="P4" draw:layer="layout" svg:width="0.317cm" svg:height="0.387cm" svg:x="0.406cm" svg:y="10.797cm">
          <draw:text-box>
            <text:p text:style-name="P3"><text:span text:style-name="T1">B</text:span></text:p>
          </draw:text-box>
        </draw:frame>
        <draw:frame draw:style-name="gr3" draw:text-style-name="P4" draw:layer="layout" svg:width="0.317cm" svg:height="0.387cm" svg:x="40.587cm" svg:y="10.797cm">
          <draw:text-box>
            <text:p text:style-name="P3"><text:span text:style-name="T1">B</text:span></text:p>
          </draw:text-box>
        </draw:frame>
        <draw:frame draw:style-name="gr3" draw:text-style-name="P4" draw:layer="layout" svg:width="0.317cm" svg:height="0.387cm" svg:x="0.406cm" svg:y="17.711cm">
          <draw:text-box>
            <text:p text:style-name="P3"><text:span text:style-name="T1">C</text:span></text:p>
          </draw:text-box>
        </draw:frame>
        <draw:frame draw:style-name="gr3" draw:text-style-name="P4" draw:layer="layout" svg:width="0.317cm" svg:height="0.387cm" svg:x="40.587cm" svg:y="17.711cm">
          <draw:text-box>
            <text:p text:style-name="P3"><text:span text:style-name="T1">C</text:span></text:p>
          </draw:text-box>
        </draw:frame>
        <draw:frame draw:style-name="gr3" draw:text-style-name="P4" draw:layer="layout" svg:width="0.317cm" svg:height="0.387cm" svg:x="0.406cm" svg:y="24.626cm">
          <draw:text-box>
            <text:p text:style-name="P3"><text:span text:style-name="T1">D</text:span></text:p>
          </draw:text-box>
        </draw:frame>
        <draw:frame draw:style-name="gr3" draw:text-style-name="P4" draw:layer="layout" svg:width="0.317cm" svg:height="0.387cm" svg:x="40.587cm" svg:y="24.626cm">
          <draw:text-box>
            <text:p text:style-name="P3"><text:span text:style-name="T1">D</text:span></text:p>
          </draw:text-box>
        </draw:frame>
        <draw:frame draw:style-name="gr3" draw:text-style-name="P4" draw:layer="layout" svg:width="0.317cm" svg:height="0.387cm" svg:x="4.163cm" svg:y="0.372cm">
          <draw:text-box>
            <text:p text:style-name="P3"><text:span text:style-name="T1">1</text:span></text:p>
          </draw:text-box>
        </draw:frame>
        <draw:frame draw:style-name="gr3" draw:text-style-name="P4" draw:layer="layout" svg:width="0.317cm" svg:height="0.387cm" svg:x="4.163cm" svg:y="28.453cm">
          <draw:text-box>
            <text:p text:style-name="P3"><text:span text:style-name="T1">1</text:span></text:p>
          </draw:text-box>
        </draw:frame>
        <draw:frame draw:style-name="gr3" draw:text-style-name="P4" draw:layer="layout" svg:width="0.317cm" svg:height="0.387cm" svg:x="11.077cm" svg:y="0.372cm">
          <draw:text-box>
            <text:p text:style-name="P3"><text:span text:style-name="T1">2</text:span></text:p>
          </draw:text-box>
        </draw:frame>
        <draw:frame draw:style-name="gr3" draw:text-style-name="P4" draw:layer="layout" svg:width="0.317cm" svg:height="0.387cm" svg:x="11.077cm" svg:y="28.453cm">
          <draw:text-box>
            <text:p text:style-name="P3"><text:span text:style-name="T1">2</text:span></text:p>
          </draw:text-box>
        </draw:frame>
        <draw:frame draw:style-name="gr3" draw:text-style-name="P4" draw:layer="layout" svg:width="0.317cm" svg:height="0.387cm" svg:x="17.992cm" svg:y="0.372cm">
          <draw:text-box>
            <text:p text:style-name="P3"><text:span text:style-name="T1">3</text:span></text:p>
          </draw:text-box>
        </draw:frame>
        <draw:frame draw:style-name="gr3" draw:text-style-name="P4" draw:layer="layout" svg:width="0.317cm" svg:height="0.387cm" svg:x="17.992cm" svg:y="28.453cm">
          <draw:text-box>
            <text:p text:style-name="P3"><text:span text:style-name="T1">3</text:span></text:p>
          </draw:text-box>
        </draw:frame>
        <draw:frame draw:style-name="gr3" draw:text-style-name="P4" draw:layer="layout" svg:width="0.317cm" svg:height="0.387cm" svg:x="24.906cm" svg:y="0.372cm">
          <draw:text-box>
            <text:p text:style-name="P3"><text:span text:style-name="T1">4</text:span></text:p>
          </draw:text-box>
        </draw:frame>
        <draw:frame draw:style-name="gr3" draw:text-style-name="P4" draw:layer="layout" svg:width="0.317cm" svg:height="0.387cm" svg:x="24.906cm" svg:y="28.453cm">
          <draw:text-box>
            <text:p text:style-name="P3"><text:span text:style-name="T1">4</text:span></text:p>
          </draw:text-box>
        </draw:frame>
        <draw:frame draw:style-name="gr3" draw:text-style-name="P4" draw:layer="layout" svg:width="0.317cm" svg:height="0.387cm" svg:x="31.821cm" svg:y="0.372cm">
          <draw:text-box>
            <text:p text:style-name="P3"><text:span text:style-name="T1">5</text:span></text:p>
          </draw:text-box>
        </draw:frame>
        <draw:polygon draw:style-name="gr4" draw:text-style-name="P2" draw:layer="layout" svg:width="39.829cm" svg:height="27.728cm" svg:x="0.705cm" svg:y="0.744cm" svg:viewBox="0 0 39830 27729" draw:points="0,0 39830,0 39830,27729 0,27729">
          <text:p/>
        </draw:polygon>
        <draw:polygon draw:style-name="gr4" draw:text-style-name="P2" draw:layer="layout" svg:width="40.534cm" svg:height="28.434cm" svg:x="0.352cm" svg:y="0.391cm" svg:viewBox="0 0 40535 28435" draw:points="0,0 40535,0 40535,28435 0,28435">
          <text:p/>
        </draw:polygon>
        <draw:polygon draw:style-name="gr4" draw:text-style-name="P2" draw:layer="layout" svg:width="15.664cm" svg:height="2.822cm" svg:x="24.87cm" svg:y="25.65cm" svg:viewBox="0 0 15665 2823" draw:points="0,0 15665,0 15665,2823 0,2823">
          <text:p/>
        </draw:polygon>
        <draw:line draw:style-name="gr2" draw:text-style-name="P2" draw:layer="layout" svg:x1="24.874cm" svg:y1="27.035cm" svg:x2="40.521cm" svg:y2="27.035cm">
          <text:p/>
        </draw:line>
        <draw:line draw:style-name="gr2" draw:text-style-name="P2" draw:layer="layout" svg:x1="28.561cm" svg:y1="27.74cm" svg:x2="40.521cm" svg:y2="27.74cm">
          <text:p/>
        </draw:line>
        <draw:line draw:style-name="gr2" draw:text-style-name="P2" draw:layer="layout" svg:x1="37.733cm" svg:y1="25.652cm" svg:x2="37.734cm" svg:y2="27.035cm">
          <text:p/>
        </draw:line>
        <draw:line draw:style-name="gr2" draw:text-style-name="P2" draw:layer="layout" svg:x1="37.734cm" svg:y1="27.035cm" svg:x2="37.734cm" svg:y2="27.74cm">
          <text:p/>
        </draw:line>
        <draw:frame draw:style-name="gr3" draw:text-style-name="P4" draw:layer="layout" svg:width="0.317cm" svg:height="0.387cm" svg:x="31.821cm" svg:y="28.453cm">
          <draw:text-box>
            <text:p text:style-name="P3"><text:span text:style-name="T1">5</text:span></text:p>
          </draw:text-box>
        </draw:frame>
        <draw:frame draw:style-name="gr5" draw:text-style-name="P5" draw:layer="layout" svg:width="1.286cm" svg:height="0.471cm" svg:x="25.047cm" svg:y="25.719cm">
          <draw:text-box>
            <text:p text:style-name="P3"><text:span text:style-name="T2">TITLE:</text:span></text:p>
          </draw:text-box>
        </draw:frame>
        <draw:frame draw:style-name="gr6" draw:text-style-name="P6" draw:layer="layout" svg:width="2.049cm" svg:height="0.56cm" svg:x="27.08cm" svg:y="26.092cm">
          <draw:text-box>
            <text:p text:style-name="P3"><text:span text:style-name="T3">unit3301</text:span></text:p>
          </draw:text-box>
        </draw:frame>
        <draw:frame draw:style-name="gr5" draw:text-style-name="P5" draw:layer="layout" svg:width="0.962cm" svg:height="0.471cm" svg:x="37.91cm" svg:y="26.187cm">
          <draw:text-box>
            <text:p text:style-name="P3"><text:span text:style-name="T2">REV:</text:span></text:p>
          </draw:text-box>
        </draw:frame>
        <draw:frame draw:style-name="gr7" draw:text-style-name="P7" draw:layer="layout" svg:width="0.694cm" svg:height="0.518cm" svg:x="39.251cm" svg:y="26.151cm">
          <draw:text-box>
            <text:p text:style-name="P3"><text:span text:style-name="T4">1.0</text:span></text:p>
          </draw:text-box>
        </draw:frame>
        <draw:frame draw:style-name="gr5" draw:text-style-name="P5" draw:layer="layout" svg:width="1.098cm" svg:height="0.471cm" svg:x="28.738cm" svg:y="27.906cm">
          <draw:text-box>
            <text:p text:style-name="P3"><text:span text:style-name="T2">Date:</text:span></text:p>
          </draw:text-box>
        </draw:frame>
        <draw:frame draw:style-name="gr7" draw:text-style-name="P7" draw:layer="layout" svg:width="2.54cm" svg:height="0.518cm" svg:x="30.396cm" svg:y="27.888cm">
          <draw:text-box>
            <text:p text:style-name="P3"><text:span text:style-name="T4">2025-02-25</text:span></text:p>
          </draw:text-box>
        </draw:frame>
        <draw:frame draw:style-name="gr5" draw:text-style-name="P5" draw:layer="layout" svg:width="1.309cm" svg:height="0.471cm" svg:x="37.875cm" svg:y="27.201cm">
          <draw:text-box>
            <text:p text:style-name="P3"><text:span text:style-name="T2">Sheet:</text:span></text:p>
          </draw:text-box>
        </draw:frame>
        <draw:frame draw:style-name="gr7" draw:text-style-name="P7" draw:layer="layout" svg:width="0.732cm" svg:height="0.518cm" svg:x="39.462cm" svg:y="27.182cm">
          <draw:text-box>
            <text:p text:style-name="P3"><text:span text:style-name="T4">1/1</text:span></text:p>
          </draw:text-box>
        </draw:frame>
        <draw:frame draw:style-name="gr5" draw:text-style-name="P5" draw:layer="layout" svg:width="2.079cm" svg:height="0.471cm" svg:x="33.642cm" svg:y="27.915cm">
          <draw:text-box>
            <text:p text:style-name="P3"><text:span text:style-name="T2">Drawn By:</text:span></text:p>
          </draw:text-box>
        </draw:frame>
        <draw:frame draw:style-name="gr7" draw:text-style-name="P7" draw:layer="layout" svg:width="2.394cm" svg:height="0.518cm" svg:x="35.935cm" svg:y="27.88cm">
          <draw:text-box>
            <text:p text:style-name="P3"><text:span text:style-name="T4">dima11711</text:span></text:p>
          </draw:text-box>
        </draw:frame>
        <draw:frame draw:style-name="gr5" draw:text-style-name="P5" draw:layer="layout" svg:width="2.02cm" svg:height="0.471cm" svg:x="28.738cm" svg:y="27.139cm">
          <draw:text-box>
            <text:p text:style-name="P3"><text:span text:style-name="T2">Company:</text:span></text:p>
          </draw:text-box>
        </draw:frame>
        <draw:line draw:style-name="gr2" draw:text-style-name="P2" draw:layer="layout" svg:x1="28.561cm" svg:y1="27.035cm" svg:x2="28.561cm" svg:y2="28.446cm">
          <text:p/>
        </draw:line>
        <draw:frame draw:style-name="gr7" draw:text-style-name="P7" draw:layer="layout" svg:width="0.78cm" svg:height="0.518cm" svg:x="31.089cm" svg:y="27.107cm">
          <draw:text-box>
            <text:p text:style-name="P3"><text:span text:style-name="T4">ddv</text:span></text:p>
          </draw:text-box>
        </draw:frame>
        <draw:frame draw:style-name="gr3" draw:text-style-name="P4" draw:layer="layout" svg:width="1.396cm" svg:height="0.357cm" svg:x="24.684cm" svg:y="6.207cm">
          <draw:text-box>
            <text:p text:style-name="P3"><text:span text:style-name="T5">1.3 OLED</text:span></text:p>
          </draw:text-box>
        </draw:frame>
        <draw:frame draw:style-name="gr3" draw:text-style-name="P4" draw:layer="layout" svg:width="1.043cm" svg:height="0.357cm" svg:x="24.684cm" svg:y="5.887cm">
          <draw:text-box>
            <text:p text:style-name="P3"><text:span text:style-name="T5">OLED1</text:span></text:p>
          </draw:text-box>
        </draw:frame>
        <draw:line draw:style-name="gr2" draw:text-style-name="P2" draw:layer="layout" svg:x1="25.752cm" svg:y1="8.893cm" svg:x2="25.752cm" svg:y2="8.364cm">
          <text:p/>
        </draw:line>
        <draw:frame draw:style-name="gr8" draw:text-style-name="P8" draw:layer="layout" svg:width="0.358cm" svg:height="0.196cm" draw:transform="rotate (1.5707963267949) translate (25.56cm 8.788cm)">
          <draw:text-box>
            <text:p text:style-name="P3"><text:span text:style-name="T6">SDA</text:span></text:p>
          </draw:text-box>
        </draw:frame>
        <draw:line draw:style-name="gr2" draw:text-style-name="P2" draw:layer="layout" svg:x1="25.4cm" svg:y1="8.893cm" svg:x2="25.4cm" svg:y2="8.364cm">
          <text:p/>
        </draw:line>
        <draw:frame draw:style-name="gr8" draw:text-style-name="P8" draw:layer="layout" svg:width="0.328cm" svg:height="0.196cm" draw:transform="rotate (1.5707963267949) translate (25.208cm 8.756cm)">
          <draw:text-box>
            <text:p text:style-name="P3"><text:span text:style-name="T6">SCL</text:span></text:p>
          </draw:text-box>
        </draw:frame>
        <draw:line draw:style-name="gr2" draw:text-style-name="P2" draw:layer="layout" svg:x1="25.047cm" svg:y1="8.893cm" svg:x2="25.047cm" svg:y2="8.364cm">
          <text:p/>
        </draw:line>
        <draw:frame draw:style-name="gr8" draw:text-style-name="P8" draw:layer="layout" svg:width="0.368cm" svg:height="0.196cm" draw:transform="rotate (1.5707963267949) translate (24.855cm 8.759cm)">
          <draw:text-box>
            <text:p text:style-name="P3"><text:span text:style-name="T6">VCC</text:span></text:p>
          </draw:text-box>
        </draw:frame>
        <draw:line draw:style-name="gr2" draw:text-style-name="P2" draw:layer="layout" svg:x1="24.694cm" svg:y1="8.893cm" svg:x2="24.694cm" svg:y2="8.364cm">
          <text:p/>
        </draw:line>
        <draw:polygon draw:style-name="gr9" draw:text-style-name="P9" draw:layer="layout" svg:width="2.116cm" svg:height="1.764cm" svg:x="24.165cm" svg:y="6.6cm" svg:viewBox="0 0 2117 1765" draw:points="0,0 2117,0 2117,1765 0,1765">
          <text:p/>
        </draw:polygon>
        <draw:path draw:style-name="gr10" draw:text-style-name="P10" draw:layer="layout" svg:width="0.162cm" svg:height="0.162cm" svg:x="24.274cm" svg:y="8.152cm" svg:viewBox="0 0 163 163" svg:d="M163 82c0-44-36-82-82-82-45 0-81 38-81 82 0 45 36 81 81 81 46 0 82-36 82-81z">
          <text:p/>
        </draw:path>
        <draw:path draw:style-name="gr11" draw:text-style-name="P2" draw:layer="layout" svg:width="0.162cm" svg:height="0.162cm" svg:x="24.274cm" svg:y="8.152cm" svg:viewBox="0 0 163 163" svg:d="M163 82c0-44-36-82-82-82-45 0-81 38-81 82 0 45 36 81 81 81 46 0 82-36 82-81z">
          <text:p/>
        </draw:path>
        <draw:path draw:style-name="gr10" draw:text-style-name="P10" draw:layer="layout" svg:width="0.162cm" svg:height="0.162cm" svg:x="26.024cm" svg:y="8.152cm" svg:viewBox="0 0 163 163" svg:d="M163 82c0-44-37-82-82-82s-81 38-81 82c0 45 36 81 81 81s82-36 82-81z">
          <text:p/>
        </draw:path>
        <draw:path draw:style-name="gr11" draw:text-style-name="P2" draw:layer="layout" svg:width="0.162cm" svg:height="0.162cm" svg:x="26.024cm" svg:y="8.152cm" svg:viewBox="0 0 163 163" svg:d="M163 82c0-44-37-82-82-82s-81 38-81 82c0 45 36 81 81 81s82-36 82-81z">
          <text:p/>
        </draw:path>
        <draw:path draw:style-name="gr10" draw:text-style-name="P10" draw:layer="layout" svg:width="0.162cm" svg:height="0.162cm" svg:x="24.274cm" svg:y="6.66cm" svg:viewBox="0 0 163 163" svg:d="M163 82c0-46-36-82-82-82-45 0-81 36-81 82 0 45 36 81 81 81 46 0 82-36 82-81z">
          <text:p/>
        </draw:path>
        <draw:path draw:style-name="gr11" draw:text-style-name="P2" draw:layer="layout" svg:width="0.162cm" svg:height="0.162cm" svg:x="24.274cm" svg:y="6.66cm" svg:viewBox="0 0 163 163" svg:d="M163 82c0-46-36-82-82-82-45 0-81 36-81 82 0 45 36 81 81 81 46 0 82-36 82-81z">
          <text:p/>
        </draw:path>
        <draw:path draw:style-name="gr10" draw:text-style-name="P10" draw:layer="layout" svg:width="0.162cm" svg:height="0.162cm" svg:x="26.024cm" svg:y="6.66cm" svg:viewBox="0 0 163 163" svg:d="M163 82c0-46-37-82-82-82s-81 36-81 82c0 45 36 81 81 81s82-36 82-81z">
          <text:p/>
        </draw:path>
        <draw:path draw:style-name="gr11" draw:text-style-name="P2" draw:layer="layout" svg:width="0.162cm" svg:height="0.162cm" svg:x="26.024cm" svg:y="6.66cm" svg:viewBox="0 0 163 163" svg:d="M163 82c0-46-37-82-82-82s-81 36-81 82c0 45 36 81 81 81s82-36 82-81z">
          <text:p/>
        </draw:path>
        <draw:polygon draw:style-name="gr1" draw:text-style-name="P1" draw:layer="layout" svg:width="0.952cm" svg:height="0.282cm" svg:x="24.747cm" svg:y="8.082cm" svg:viewBox="0 0 953 283" draw:points="0,0 953,0 953,283 0,283">
          <text:p/>
        </draw:polygon>
        <draw:polygon draw:style-name="gr12" draw:text-style-name="P11" draw:layer="layout" svg:width="0.046cm" svg:height="0.282cm" svg:x="24.754cm" svg:y="8.082cm" svg:viewBox="0 0 47 283" draw:points="0,0 47,0 47,283 0,283">
          <text:p/>
        </draw:polygon>
        <draw:polygon draw:style-name="gr12" draw:text-style-name="P11" draw:layer="layout" svg:width="0.046cm" svg:height="0.282cm" svg:x="25.646cm" svg:y="8.082cm" svg:viewBox="0 0 47 283" draw:points="0,0 47,0 47,283 0,283">
          <text:p/>
        </draw:polygon>
        <draw:polygon draw:style-name="gr13" draw:text-style-name="P12" draw:layer="layout" svg:width="0.829cm" svg:height="0.282cm" svg:x="24.809cm" svg:y="8.082cm" svg:viewBox="0 0 830 283" draw:points="0,0 830,0 830,283 0,283">
          <text:p/>
        </draw:polygon>
        <draw:polygon draw:style-name="gr14" draw:text-style-name="P13" draw:layer="layout" svg:width="1.976cm" svg:height="1.168cm" svg:x="24.235cm" svg:y="6.917cm" svg:viewBox="0 0 1977 1169" draw:points="0,0 1977,0 1977,1169 0,1169">
          <text:p/>
        </draw:polygon>
        <draw:frame draw:style-name="gr8" draw:text-style-name="P8" draw:layer="layout" svg:width="0.387cm" svg:height="0.196cm" draw:transform="rotate (1.5707963267949) translate (24.502cm 8.788cm)">
          <draw:text-box>
            <text:p text:style-name="P3"><text:span text:style-name="T6">GND</text:span></text:p>
          </draw:text-box>
        </draw:frame>
        <draw:frame draw:style-name="gr8" draw:text-style-name="P8" draw:layer="layout" svg:width="1.239cm" svg:height="0.217cm" svg:x="24.342cm" svg:y="7.023cm">
          <draw:text-box>
            <text:p text:style-name="P3"><text:span text:style-name="T7">Hello World!!!</text:span></text:p>
          </draw:text-box>
        </draw:frame>
        <draw:frame draw:style-name="gr3" draw:text-style-name="P4" draw:layer="layout" svg:width="2.508cm" svg:height="0.357cm" svg:x="17.781cm" svg:y="6.913cm">
          <draw:text-box>
            <text:p text:style-name="P3"><text:span text:style-name="T5">ESP8266 D1 Mini</text:span></text:p>
          </draw:text-box>
        </draw:frame>
        <draw:path draw:style-name="gr14" draw:text-style-name="P13" draw:layer="layout" svg:width="0.212cm" svg:height="0.353cm" svg:x="16.368cm" svg:y="11.398cm" svg:viewBox="0 0 213 354" svg:d="M36 0h141c20 0 36 16 36 35v283c0 20-20 36-36 36h-141c-20 0-36-20-36-36v-283c0-19 20-35 36-35z">
          <text:p/>
        </draw:path>
        <draw:path draw:style-name="gr15" draw:text-style-name="P2" draw:layer="layout" svg:width="0.212cm" svg:height="0.353cm" svg:x="16.368cm" svg:y="11.398cm" svg:viewBox="0 0 213 354" svg:d="M36 0h141c20 0 36 16 36 35v283c0 20-20 36-36 36h-141c-20 0-36-20-36-36v-283c0-19 20-35 36-35z">
          <text:p/>
        </draw:path>
        <draw:polygon draw:style-name="gr16" draw:text-style-name="P14" draw:layer="layout" svg:width="3.528cm" svg:height="4.727cm" svg:x="16.227cm" svg:y="7.376cm" svg:viewBox="0 0 3529 4728" draw:points="353,4728 283,4658 283,3810 0,3669 0,318 318,0 3212,0 3529,318 3529,4658 3459,4728 2258,4728 2258,4517 1059,4517 1059,4728">
          <text:p/>
        </draw:polygon>
        <draw:polygon draw:style-name="gr17" draw:text-style-name="P13" draw:layer="layout" svg:width="2.117cm" svg:height="3.386cm" svg:x="16.933cm" svg:y="7.306cm" svg:viewBox="0 0 2118 3387" draw:points="0,0 2118,0 2118,3387 0,3387">
          <text:p/>
        </draw:polygon>
        <draw:polygon draw:style-name="gr18" draw:text-style-name="P15" draw:layer="layout" svg:width="1.693cm" svg:height="2.117cm" svg:x="17.145cm" svg:y="8.434cm" svg:viewBox="0 0 1694 2118" draw:points="0,0 1694,0 1694,2118 0,2118">
          <text:p/>
        </draw:polygon>
        <draw:polyline draw:style-name="gr19" draw:text-style-name="P2" draw:layer="layout" svg:width="1.869cm" svg:height="0.6cm" svg:x="17.039cm" svg:y="7.517cm" svg:viewBox="0 0 1870 601" draw:points="1870,529 1870,0 1588,0 1588,353 1235,353 1235,0 953,0 953,353 599,353 599,0 0,0 0,601">
          <text:p/>
        </draw:polyline>
        <draw:line draw:style-name="gr19" draw:text-style-name="P2" draw:layer="layout" svg:x1="17.321cm" svg:y1="7.517cm" svg:x2="17.321cm" svg:y2="8.117cm">
          <text:p/>
        </draw:line>
        <draw:path draw:style-name="gr19" draw:text-style-name="P2" draw:layer="layout" svg:width="0.211cm" svg:height="0.212cm" svg:x="19.438cm" svg:y="8.258cm" svg:viewBox="0 0 212 213" svg:d="M212 107c0-60-47-107-106-107s-106 47-106 107c0 58 47 106 106 106s106-48 106-106z">
          <text:p/>
        </draw:path>
        <draw:path draw:style-name="gr19" draw:text-style-name="P2" draw:layer="layout" svg:width="0.211cm" svg:height="0.211cm" svg:x="19.438cm" svg:y="8.611cm" svg:viewBox="0 0 212 212" svg:d="M212 106c0-59-47-106-106-106s-106 47-106 106 47 106 106 106 106-47 106-106z">
          <text:p/>
        </draw:path>
        <draw:path draw:style-name="gr19" draw:text-style-name="P2" draw:layer="layout" svg:width="0.211cm" svg:height="0.212cm" svg:x="19.438cm" svg:y="8.946cm" svg:viewBox="0 0 212 213" svg:d="M212 107c0-59-47-107-106-107s-106 48-106 107c0 58 47 106 106 106s106-48 106-106z">
          <text:p/>
        </draw:path>
        <draw:path draw:style-name="gr19" draw:text-style-name="P2" draw:layer="layout" svg:width="0.211cm" svg:height="0.211cm" svg:x="19.438cm" svg:y="9.299cm" svg:viewBox="0 0 212 212" svg:d="M212 107c0-60-47-107-106-107s-106 47-106 107c0 58 47 105 106 105s106-47 106-105z">
          <text:p/>
        </draw:path>
        <draw:path draw:style-name="gr19" draw:text-style-name="P2" draw:layer="layout" svg:width="0.211cm" svg:height="0.211cm" svg:x="19.438cm" svg:y="9.652cm" svg:viewBox="0 0 212 212" svg:d="M212 105c0-58-47-105-106-105s-106 47-106 105c0 60 47 107 106 107s106-47 106-107z">
          <text:p/>
        </draw:path>
        <draw:path draw:style-name="gr19" draw:text-style-name="P2" draw:layer="layout" svg:width="0.211cm" svg:height="0.212cm" svg:x="19.438cm" svg:y="10.004cm" svg:viewBox="0 0 212 213" svg:d="M212 107c0-58-47-107-106-107s-106 49-106 107c0 59 47 106 106 106s106-47 106-106z">
          <text:p/>
        </draw:path>
        <draw:path draw:style-name="gr19" draw:text-style-name="P2" draw:layer="layout" svg:width="0.211cm" svg:height="0.212cm" svg:x="19.438cm" svg:y="10.339cm" svg:viewBox="0 0 212 213" svg:d="M212 107c0-59-47-107-106-107s-106 48-106 107 47 106 106 106 106-47 106-106z">
          <text:p/>
        </draw:path>
        <draw:path draw:style-name="gr19" draw:text-style-name="P2" draw:layer="layout" svg:width="0.211cm" svg:height="0.212cm" svg:x="19.438cm" svg:y="10.692cm" svg:viewBox="0 0 212 213" svg:d="M212 106c0-59-47-106-106-106s-106 47-106 106 47 107 106 107 106-48 106-107z">
          <text:p/>
        </draw:path>
        <draw:path draw:style-name="gr19" draw:text-style-name="P2" draw:layer="layout" svg:width="0.212cm" svg:height="0.212cm" svg:x="16.333cm" svg:y="8.258cm" svg:viewBox="0 0 213 213" svg:d="M213 107c0-60-47-107-106-107s-107 47-107 107c0 58 48 106 107 106s106-48 106-106z">
          <text:p/>
        </draw:path>
        <draw:path draw:style-name="gr19" draw:text-style-name="P2" draw:layer="layout" svg:width="0.212cm" svg:height="0.211cm" svg:x="16.333cm" svg:y="8.611cm" svg:viewBox="0 0 213 212" svg:d="M213 106c0-59-47-106-106-106s-107 47-107 106 48 106 107 106 106-47 106-106z">
          <text:p/>
        </draw:path>
        <draw:path draw:style-name="gr19" draw:text-style-name="P2" draw:layer="layout" svg:width="0.212cm" svg:height="0.212cm" svg:x="16.333cm" svg:y="8.946cm" svg:viewBox="0 0 213 213" svg:d="M213 107c0-59-47-107-106-107s-107 48-107 107c0 58 48 106 107 106s106-48 106-106z">
          <text:p/>
        </draw:path>
        <draw:path draw:style-name="gr19" draw:text-style-name="P2" draw:layer="layout" svg:width="0.212cm" svg:height="0.211cm" svg:x="16.333cm" svg:y="9.299cm" svg:viewBox="0 0 213 212" svg:d="M213 107c0-60-47-107-106-107s-107 47-107 107c0 58 48 105 107 105s106-47 106-105z">
          <text:p/>
        </draw:path>
        <draw:path draw:style-name="gr19" draw:text-style-name="P2" draw:layer="layout" svg:width="0.212cm" svg:height="0.211cm" svg:x="16.333cm" svg:y="9.652cm" svg:viewBox="0 0 213 212" svg:d="M213 105c0-58-47-105-106-105s-107 47-107 105c0 60 48 107 107 107s106-47 106-107z">
          <text:p/>
        </draw:path>
        <draw:path draw:style-name="gr19" draw:text-style-name="P2" draw:layer="layout" svg:width="0.212cm" svg:height="0.212cm" svg:x="16.333cm" svg:y="10.004cm" svg:viewBox="0 0 213 213" svg:d="M213 107c0-58-47-107-106-107s-107 49-107 107c0 59 48 106 107 106s106-47 106-106z">
          <text:p/>
        </draw:path>
        <draw:path draw:style-name="gr19" draw:text-style-name="P2" draw:layer="layout" svg:width="0.212cm" svg:height="0.212cm" svg:x="16.333cm" svg:y="10.339cm" svg:viewBox="0 0 213 213" svg:d="M213 107c0-59-47-107-106-107s-107 48-107 107 48 106 107 106 106-47 106-106z">
          <text:p/>
        </draw:path>
        <draw:path draw:style-name="gr19" draw:text-style-name="P2" draw:layer="layout" svg:width="0.212cm" svg:height="0.212cm" svg:x="16.333cm" svg:y="10.692cm" svg:viewBox="0 0 213 213" svg:d="M213 106c0-59-47-106-106-106s-107 47-107 106 48 107 107 107 106-48 106-107z">
          <text:p/>
        </draw:path>
        <draw:polygon draw:style-name="gr20" draw:text-style-name="P16" draw:layer="layout" svg:width="0.247cm" svg:height="0.142cm" svg:x="18.697cm" svg:y="8.187cm" svg:viewBox="0 0 248 143" draw:points="0,0 248,0 248,143 0,143">
          <text:p/>
        </draw:polygon>
        <draw:frame draw:style-name="gr3" draw:text-style-name="P4" draw:layer="layout" svg:width="0.408cm" svg:height="0.357cm" svg:x="17.781cm" svg:y="6.593cm">
          <draw:text-box>
            <text:p text:style-name="P3"><text:span text:style-name="T5">U1</text:span></text:p>
          </draw:text-box>
        </draw:frame>
        <draw:frame draw:style-name="gr21" draw:text-style-name="P17" draw:layer="layout" svg:width="0.875cm" svg:height="0.276cm" svg:x="18.714cm" svg:y="11.557cm">
          <draw:text-box>
            <text:p text:style-name="P3"><text:span text:style-name="T8">Wemos</text:span></text:p>
          </draw:text-box>
        </draw:frame>
        <draw:frame draw:style-name="gr8" draw:text-style-name="P8" draw:layer="layout" svg:width="0.229cm" svg:height="0.2cm" draw:transform="rotate (1.5707963267949) translate (19.17cm 8.486cm)">
          <draw:text-box>
            <text:p text:style-name="P3"><text:span text:style-name="T9">TX</text:span></text:p>
          </draw:text-box>
        </draw:frame>
        <draw:frame draw:style-name="gr8" draw:text-style-name="P8" draw:layer="layout" svg:width="0.249cm" svg:height="0.2cm" draw:transform="rotate (1.5707963267949) translate (19.172cm 8.858cm)">
          <draw:text-box>
            <text:p text:style-name="P3"><text:span text:style-name="T9">RX</text:span></text:p>
          </draw:text-box>
        </draw:frame>
        <draw:frame draw:style-name="gr8" draw:text-style-name="P8" draw:layer="layout" svg:width="0.229cm" svg:height="0.2cm" draw:transform="rotate (1.5707963267949) translate (19.173cm 9.175cm)">
          <draw:text-box>
            <text:p text:style-name="P3"><text:span text:style-name="T9">D1</text:span></text:p>
          </draw:text-box>
        </draw:frame>
        <draw:frame draw:style-name="gr8" draw:text-style-name="P8" draw:layer="layout" svg:width="0.229cm" svg:height="0.2cm" draw:transform="rotate (1.5707963267949) translate (19.173cm 9.527cm)">
          <draw:text-box>
            <text:p text:style-name="P3"><text:span text:style-name="T9">D2</text:span></text:p>
          </draw:text-box>
        </draw:frame>
        <draw:frame draw:style-name="gr8" draw:text-style-name="P8" draw:layer="layout" svg:width="0.229cm" svg:height="0.2cm" draw:transform="rotate (1.5707963267949) translate (19.173cm 9.88cm)">
          <draw:text-box>
            <text:p text:style-name="P3"><text:span text:style-name="T9">D3</text:span></text:p>
          </draw:text-box>
        </draw:frame>
        <draw:frame draw:style-name="gr8" draw:text-style-name="P8" draw:layer="layout" svg:width="0.229cm" svg:height="0.2cm" draw:transform="rotate (1.5707963267949) translate (19.173cm 10.215cm)">
          <draw:text-box>
            <text:p text:style-name="P3"><text:span text:style-name="T9">D4</text:span></text:p>
          </draw:text-box>
        </draw:frame>
        <draw:frame draw:style-name="gr8" draw:text-style-name="P8" draw:layer="layout" svg:width="0.175cm" svg:height="0.2cm" draw:transform="rotate (1.5707963267949) translate (19.172cm 10.474cm)">
          <draw:text-box>
            <text:p text:style-name="P3"><text:span text:style-name="T9">G</text:span></text:p>
          </draw:text-box>
        </draw:frame>
        <draw:frame draw:style-name="gr8" draw:text-style-name="P8" draw:layer="layout" svg:width="0.219cm" svg:height="0.2cm" draw:transform="rotate (1.5707963267949) translate (19.172cm 10.892cm)">
          <draw:text-box>
            <text:p text:style-name="P3"><text:span text:style-name="T9">5V</text:span></text:p>
          </draw:text-box>
        </draw:frame>
        <draw:path draw:style-name="gr13" draw:text-style-name="P12" draw:layer="layout" svg:width="0.07cm" svg:height="0.106cm" svg:x="17.427cm" svg:y="11.68cm" svg:viewBox="0 0 71 107" svg:d="M71 54c0-30-16-54-36-54-19 0-35 24-35 54 0 29 16 53 35 53 20 0 36-24 36-53z">
          <text:p/>
        </draw:path>
        <draw:path draw:style-name="gr22" draw:text-style-name="P2" draw:layer="layout" svg:width="0.07cm" svg:height="0.106cm" svg:x="17.427cm" svg:y="11.68cm" svg:viewBox="0 0 71 107" svg:d="M71 54c0-30-16-54-36-54-19 0-35 24-35 54 0 29 16 53 35 53 20 0 36-24 36-53z">
          <text:p/>
        </draw:path>
        <draw:path draw:style-name="gr13" draw:text-style-name="P12" draw:layer="layout" svg:width="0.071cm" svg:height="0.106cm" svg:x="18.273cm" svg:y="11.68cm" svg:viewBox="0 0 72 107" svg:d="M72 54c0-30-16-54-35-54-21 0-37 24-37 54 0 29 16 53 37 53 19 0 35-24 35-53z">
          <text:p/>
        </draw:path>
        <draw:path draw:style-name="gr22" draw:text-style-name="P2" draw:layer="layout" svg:width="0.071cm" svg:height="0.106cm" svg:x="18.273cm" svg:y="11.68cm" svg:viewBox="0 0 72 107" svg:d="M72 54c0-30-16-54-35-54-21 0-37 24-37 54 0 29 16 53 37 53 19 0 35-24 35-53z">
          <text:p/>
        </draw:path>
        <draw:path draw:style-name="gr13" draw:text-style-name="P12" draw:layer="layout" svg:width="0.097cm" svg:height="0.053cm" svg:x="17.568cm" svg:y="11.204cm" svg:viewBox="0 0 98 54" svg:d="M98 27c0-14-22-27-48-27-28 0-50 13-50 27 0 15 22 27 50 27 26 0 48-12 48-27z">
          <text:p/>
        </draw:path>
        <draw:path draw:style-name="gr22" draw:text-style-name="P2" draw:layer="layout" svg:width="0.097cm" svg:height="0.053cm" svg:x="17.568cm" svg:y="11.204cm" svg:viewBox="0 0 98 54" svg:d="M98 27c0-14-22-27-48-27-28 0-50 13-50 27 0 15 22 27 50 27 26 0 48-12 48-27z">
          <text:p/>
        </draw:path>
        <draw:path draw:style-name="gr13" draw:text-style-name="P12" draw:layer="layout" svg:width="0.106cm" svg:height="0.053cm" svg:x="18.097cm" svg:y="11.204cm" svg:viewBox="0 0 107 54" svg:d="M107 27c0-14-24-27-53-27s-54 13-54 27c0 15 25 27 54 27s53-12 53-27z">
          <text:p/>
        </draw:path>
        <draw:path draw:style-name="gr22" draw:text-style-name="P2" draw:layer="layout" svg:width="0.106cm" svg:height="0.053cm" svg:x="18.097cm" svg:y="11.204cm" svg:viewBox="0 0 107 54" svg:d="M107 27c0-14-24-27-53-27s-54 13-54 27c0 15 25 27 54 27s53-12 53-27z">
          <text:p/>
        </draw:path>
        <draw:path draw:style-name="gr13" draw:text-style-name="P12" draw:layer="layout" svg:width="0.088cm" svg:height="0.088cm" svg:x="16.607cm" svg:y="11.389cm" svg:viewBox="0 0 89 89" svg:d="M89 45c0-24-21-45-45-45-25 0-44 21-44 45s19 44 44 44c24 0 45-20 45-44z">
          <text:p/>
        </draw:path>
        <draw:path draw:style-name="gr22" draw:text-style-name="P2" draw:layer="layout" svg:width="0.088cm" svg:height="0.088cm" svg:x="16.607cm" svg:y="11.389cm" svg:viewBox="0 0 89 89" svg:d="M89 45c0-24-21-45-45-45-25 0-44 21-44 45s19 44 44 44c24 0 45-20 45-44z">
          <text:p/>
        </draw:path>
        <draw:path draw:style-name="gr13" draw:text-style-name="P12" draw:layer="layout" svg:width="0.088cm" svg:height="0.088cm" svg:x="16.607cm" svg:y="11.671cm" svg:viewBox="0 0 89 89" svg:d="M89 44c0-24-21-44-45-44-25 0-44 20-44 44 0 25 19 45 44 45 24 0 45-20 45-45z">
          <text:p/>
        </draw:path>
        <draw:path draw:style-name="gr22" draw:text-style-name="P2" draw:layer="layout" svg:width="0.088cm" svg:height="0.088cm" svg:x="16.607cm" svg:y="11.671cm" svg:viewBox="0 0 89 89" svg:d="M89 44c0-24-21-44-45-44-25 0-44 20-44 44 0 25 19 45 44 45 24 0 45-20 45-45z">
          <text:p/>
        </draw:path>
        <draw:frame draw:style-name="gr21" draw:text-style-name="P17" draw:layer="layout" svg:width="0.889cm" svg:height="0.276cm" svg:x="18.697cm" svg:y="11.288cm">
          <draw:text-box>
            <text:p text:style-name="P3"><text:span text:style-name="T8">D1 mini</text:span></text:p>
          </draw:text-box>
        </draw:frame>
        <draw:polygon draw:style-name="gr23" draw:text-style-name="P18" draw:layer="layout" svg:width="0.177cm" svg:height="0.141cm" svg:x="18.908cm" svg:y="8.47cm" svg:viewBox="0 0 178 142" draw:points="0,0 178,0 178,142 0,142">
          <text:p/>
        </draw:polygon>
        <draw:path draw:style-name="gr24" draw:text-style-name="P14" draw:layer="layout" svg:width="0.053cm" svg:height="0.053cm" svg:x="19.094cm" svg:y="8.514cm" svg:viewBox="0 0 54 54" svg:d="M54 26c0-14-12-26-27-26s-27 12-27 26c0 16 12 28 27 28s27-12 27-28z">
          <text:p/>
        </draw:path>
        <draw:path draw:style-name="gr25" draw:text-style-name="P2" draw:layer="layout" svg:width="0.053cm" svg:height="0.053cm" svg:x="19.094cm" svg:y="8.514cm" svg:viewBox="0 0 54 54" svg:d="M54 26c0-14-12-26-27-26s-27 12-27 26c0 16 12 28 27 28s27-12 27-28z">
          <text:p/>
        </draw:path>
        <draw:path draw:style-name="gr24" draw:text-style-name="P14" draw:layer="layout" svg:width="0.053cm" svg:height="0.053cm" svg:x="18.952cm" svg:y="8.514cm" svg:viewBox="0 0 54 54" svg:d="M54 26c0-14-12-26-26-26-15 0-28 12-28 26 0 16 13 28 28 28 14 0 26-12 26-28z">
          <text:p/>
        </draw:path>
        <draw:path draw:style-name="gr25" draw:text-style-name="P2" draw:layer="layout" svg:width="0.053cm" svg:height="0.053cm" svg:x="18.952cm" svg:y="8.514cm" svg:viewBox="0 0 54 54" svg:d="M54 26c0-14-12-26-26-26-15 0-28 12-28 26 0 16 13 28 28 28 14 0 26-12 26-28z">
          <text:p/>
        </draw:path>
        <draw:polygon draw:style-name="gr23" draw:text-style-name="P18" draw:layer="layout" svg:width="0.177cm" svg:height="0.141cm" svg:x="18.908cm" svg:y="8.752cm" svg:viewBox="0 0 178 142" draw:points="0,0 178,0 178,142 0,142">
          <text:p/>
        </draw:polygon>
        <draw:path draw:style-name="gr24" draw:text-style-name="P14" draw:layer="layout" svg:width="0.053cm" svg:height="0.053cm" svg:x="19.094cm" svg:y="8.796cm" svg:viewBox="0 0 54 54" svg:d="M54 27c0-15-12-27-27-27s-27 12-27 27 12 27 27 27 27-12 27-27z">
          <text:p/>
        </draw:path>
        <draw:path draw:style-name="gr25" draw:text-style-name="P2" draw:layer="layout" svg:width="0.053cm" svg:height="0.053cm" svg:x="19.094cm" svg:y="8.796cm" svg:viewBox="0 0 54 54" svg:d="M54 27c0-15-12-27-27-27s-27 12-27 27 12 27 27 27 27-12 27-27z">
          <text:p/>
        </draw:path>
        <draw:path draw:style-name="gr24" draw:text-style-name="P14" draw:layer="layout" svg:width="0.053cm" svg:height="0.053cm" svg:x="18.952cm" svg:y="8.796cm" svg:viewBox="0 0 54 54" svg:d="M54 27c0-15-12-27-26-27-15 0-28 12-28 27s13 27 28 27c14 0 26-12 26-27z">
          <text:p/>
        </draw:path>
        <draw:path draw:style-name="gr25" draw:text-style-name="P2" draw:layer="layout" svg:width="0.053cm" svg:height="0.053cm" svg:x="18.952cm" svg:y="8.796cm" svg:viewBox="0 0 54 54" svg:d="M54 27c0-15-12-27-26-27-15 0-28 12-28 27s13 27 28 27c14 0 26-12 26-27z">
          <text:p/>
        </draw:path>
        <draw:polygon draw:style-name="gr23" draw:text-style-name="P18" draw:layer="layout" svg:width="0.177cm" svg:height="0.141cm" svg:x="18.908cm" svg:y="9.034cm" svg:viewBox="0 0 178 142" draw:points="0,0 178,0 178,142 0,142">
          <text:p/>
        </draw:polygon>
        <draw:path draw:style-name="gr24" draw:text-style-name="P14" draw:layer="layout" svg:width="0.053cm" svg:height="0.053cm" svg:x="19.094cm" svg:y="9.078cm" svg:viewBox="0 0 54 54" svg:d="M54 27c0-15-12-27-27-27s-27 12-27 27c0 14 12 27 27 27s27-13 27-27z">
          <text:p/>
        </draw:path>
        <draw:path draw:style-name="gr25" draw:text-style-name="P2" draw:layer="layout" svg:width="0.053cm" svg:height="0.053cm" svg:x="19.094cm" svg:y="9.078cm" svg:viewBox="0 0 54 54" svg:d="M54 27c0-15-12-27-27-27s-27 12-27 27c0 14 12 27 27 27s27-13 27-27z">
          <text:p/>
        </draw:path>
        <draw:path draw:style-name="gr24" draw:text-style-name="P14" draw:layer="layout" svg:width="0.053cm" svg:height="0.053cm" svg:x="18.952cm" svg:y="9.078cm" svg:viewBox="0 0 54 54" svg:d="M54 27c0-15-12-27-26-27-15 0-28 12-28 27 0 14 13 27 28 27 14 0 26-13 26-27z">
          <text:p/>
        </draw:path>
        <draw:path draw:style-name="gr25" draw:text-style-name="P2" draw:layer="layout" svg:width="0.053cm" svg:height="0.053cm" svg:x="18.952cm" svg:y="9.078cm" svg:viewBox="0 0 54 54" svg:d="M54 27c0-15-12-27-26-27-15 0-28 12-28 27 0 14 13 27 28 27 14 0 26-13 26-27z">
          <text:p/>
        </draw:path>
        <draw:polygon draw:style-name="gr23" draw:text-style-name="P18" draw:layer="layout" svg:width="0.177cm" svg:height="0.141cm" svg:x="18.908cm" svg:y="9.316cm" svg:viewBox="0 0 178 142" draw:points="0,0 178,0 178,142 0,142">
          <text:p/>
        </draw:polygon>
        <draw:path draw:style-name="gr24" draw:text-style-name="P14" draw:layer="layout" svg:width="0.053cm" svg:height="0.053cm" svg:x="19.094cm" svg:y="9.36cm" svg:viewBox="0 0 54 54" svg:d="M54 28c0-16-12-28-27-28s-27 12-27 28c0 14 12 26 27 26s27-12 27-26z">
          <text:p/>
        </draw:path>
        <draw:path draw:style-name="gr25" draw:text-style-name="P2" draw:layer="layout" svg:width="0.053cm" svg:height="0.053cm" svg:x="19.094cm" svg:y="9.36cm" svg:viewBox="0 0 54 54" svg:d="M54 28c0-16-12-28-27-28s-27 12-27 28c0 14 12 26 27 26s27-12 27-26z">
          <text:p/>
        </draw:path>
        <draw:path draw:style-name="gr24" draw:text-style-name="P14" draw:layer="layout" svg:width="0.053cm" svg:height="0.053cm" svg:x="18.952cm" svg:y="9.36cm" svg:viewBox="0 0 54 54" svg:d="M54 28c0-16-12-28-26-28-15 0-28 12-28 28 0 14 13 26 28 26 14 0 26-12 26-26z">
          <text:p/>
        </draw:path>
        <draw:path draw:style-name="gr25" draw:text-style-name="P2" draw:layer="layout" svg:width="0.053cm" svg:height="0.053cm" svg:x="18.952cm" svg:y="9.36cm" svg:viewBox="0 0 54 54" svg:d="M54 28c0-16-12-28-26-28-15 0-28 12-28 28 0 14 13 26 28 26 14 0 26-12 26-26z">
          <text:p/>
        </draw:path>
        <draw:polygon draw:style-name="gr23" draw:text-style-name="P18" draw:layer="layout" svg:width="0.177cm" svg:height="0.141cm" svg:x="18.908cm" svg:y="9.599cm" svg:viewBox="0 0 178 142" draw:points="0,0 178,0 178,142 0,142">
          <text:p/>
        </draw:polygon>
        <draw:path draw:style-name="gr24" draw:text-style-name="P14" draw:layer="layout" svg:width="0.053cm" svg:height="0.053cm" svg:x="19.094cm" svg:y="9.643cm" svg:viewBox="0 0 54 54" svg:d="M54 27c0-14-12-27-27-27s-27 13-27 27c0 15 12 27 27 27s27-12 27-27z">
          <text:p/>
        </draw:path>
        <draw:path draw:style-name="gr25" draw:text-style-name="P2" draw:layer="layout" svg:width="0.053cm" svg:height="0.053cm" svg:x="19.094cm" svg:y="9.643cm" svg:viewBox="0 0 54 54" svg:d="M54 27c0-14-12-27-27-27s-27 13-27 27c0 15 12 27 27 27s27-12 27-27z">
          <text:p/>
        </draw:path>
        <draw:path draw:style-name="gr24" draw:text-style-name="P14" draw:layer="layout" svg:width="0.053cm" svg:height="0.053cm" svg:x="18.952cm" svg:y="9.643cm" svg:viewBox="0 0 54 54" svg:d="M54 27c0-14-12-27-26-27-15 0-28 13-28 27 0 15 13 27 28 27 14 0 26-12 26-27z">
          <text:p/>
        </draw:path>
        <draw:path draw:style-name="gr25" draw:text-style-name="P2" draw:layer="layout" svg:width="0.053cm" svg:height="0.053cm" svg:x="18.952cm" svg:y="9.643cm" svg:viewBox="0 0 54 54" svg:d="M54 27c0-14-12-27-26-27-15 0-28 13-28 27 0 15 13 27 28 27 14 0 26-12 26-27z">
          <text:p/>
        </draw:path>
        <draw:polygon draw:style-name="gr23" draw:text-style-name="P18" draw:layer="layout" svg:width="0.177cm" svg:height="0.141cm" svg:x="18.908cm" svg:y="9.881cm" svg:viewBox="0 0 178 142" draw:points="0,0 178,0 178,142 0,142">
          <text:p/>
        </draw:polygon>
        <draw:path draw:style-name="gr24" draw:text-style-name="P14" draw:layer="layout" svg:width="0.053cm" svg:height="0.053cm" svg:x="19.094cm" svg:y="9.925cm" svg:viewBox="0 0 54 54" svg:d="M54 26c0-14-12-26-27-26s-27 12-27 26c0 16 12 28 27 28s27-12 27-28z">
          <text:p/>
        </draw:path>
        <draw:path draw:style-name="gr25" draw:text-style-name="P2" draw:layer="layout" svg:width="0.053cm" svg:height="0.053cm" svg:x="19.094cm" svg:y="9.925cm" svg:viewBox="0 0 54 54" svg:d="M54 26c0-14-12-26-27-26s-27 12-27 26c0 16 12 28 27 28s27-12 27-28z">
          <text:p/>
        </draw:path>
        <draw:path draw:style-name="gr24" draw:text-style-name="P14" draw:layer="layout" svg:width="0.053cm" svg:height="0.053cm" svg:x="18.952cm" svg:y="9.925cm" svg:viewBox="0 0 54 54" svg:d="M54 26c0-14-12-26-26-26-15 0-28 12-28 26 0 16 13 28 28 28 14 0 26-12 26-28z">
          <text:p/>
        </draw:path>
        <draw:path draw:style-name="gr25" draw:text-style-name="P2" draw:layer="layout" svg:width="0.053cm" svg:height="0.053cm" svg:x="18.952cm" svg:y="9.925cm" svg:viewBox="0 0 54 54" svg:d="M54 26c0-14-12-26-26-26-15 0-28 12-28 26 0 16 13 28 28 28 14 0 26-12 26-28z">
          <text:p/>
        </draw:path>
        <draw:polygon draw:style-name="gr23" draw:text-style-name="P18" draw:layer="layout" svg:width="0.177cm" svg:height="0.141cm" svg:x="18.908cm" svg:y="10.163cm" svg:viewBox="0 0 178 142" draw:points="0,0 178,0 178,142 0,142">
          <text:p/>
        </draw:polygon>
        <draw:path draw:style-name="gr24" draw:text-style-name="P14" draw:layer="layout" svg:width="0.053cm" svg:height="0.053cm" svg:x="19.094cm" svg:y="10.207cm" svg:viewBox="0 0 54 54" svg:d="M54 28c0-15-12-28-27-28s-27 13-27 28c0 14 12 26 27 26s27-12 27-26z">
          <text:p/>
        </draw:path>
        <draw:path draw:style-name="gr25" draw:text-style-name="P2" draw:layer="layout" svg:width="0.053cm" svg:height="0.053cm" svg:x="19.094cm" svg:y="10.207cm" svg:viewBox="0 0 54 54" svg:d="M54 28c0-15-12-28-27-28s-27 13-27 28c0 14 12 26 27 26s27-12 27-26z">
          <text:p/>
        </draw:path>
        <draw:path draw:style-name="gr24" draw:text-style-name="P14" draw:layer="layout" svg:width="0.053cm" svg:height="0.053cm" svg:x="18.952cm" svg:y="10.207cm" svg:viewBox="0 0 54 54" svg:d="M54 28c0-15-12-28-26-28-15 0-28 13-28 28 0 14 13 26 28 26 14 0 26-12 26-26z">
          <text:p/>
        </draw:path>
        <draw:path draw:style-name="gr25" draw:text-style-name="P2" draw:layer="layout" svg:width="0.053cm" svg:height="0.053cm" svg:x="18.952cm" svg:y="10.207cm" svg:viewBox="0 0 54 54" svg:d="M54 28c0-15-12-28-26-28-15 0-28 13-28 28 0 14 13 26 28 26 14 0 26-12 26-26z">
          <text:p/>
        </draw:path>
        <draw:polygon draw:style-name="gr23" draw:text-style-name="P18" draw:layer="layout" svg:width="0.177cm" svg:height="0.141cm" svg:x="18.908cm" svg:y="10.445cm" svg:viewBox="0 0 178 142" draw:points="0,0 178,0 178,142 0,142">
          <text:p/>
        </draw:polygon>
        <draw:path draw:style-name="gr24" draw:text-style-name="P14" draw:layer="layout" svg:width="0.053cm" svg:height="0.053cm" svg:x="19.094cm" svg:y="10.489cm" svg:viewBox="0 0 54 54" svg:d="M54 27c0-15-12-27-27-27s-27 12-27 27c0 14 12 27 27 27s27-13 27-27z">
          <text:p/>
        </draw:path>
        <draw:path draw:style-name="gr25" draw:text-style-name="P2" draw:layer="layout" svg:width="0.053cm" svg:height="0.053cm" svg:x="19.094cm" svg:y="10.489cm" svg:viewBox="0 0 54 54" svg:d="M54 27c0-15-12-27-27-27s-27 12-27 27c0 14 12 27 27 27s27-13 27-27z">
          <text:p/>
        </draw:path>
        <draw:path draw:style-name="gr24" draw:text-style-name="P14" draw:layer="layout" svg:width="0.053cm" svg:height="0.053cm" svg:x="18.952cm" svg:y="10.489cm" svg:viewBox="0 0 54 54" svg:d="M54 27c0-15-12-27-26-27-15 0-28 12-28 27 0 14 13 27 28 27 14 0 26-13 26-27z">
          <text:p/>
        </draw:path>
        <draw:path draw:style-name="gr25" draw:text-style-name="P2" draw:layer="layout" svg:width="0.053cm" svg:height="0.053cm" svg:x="18.952cm" svg:y="10.489cm" svg:viewBox="0 0 54 54" svg:d="M54 27c0-15-12-27-26-27-15 0-28 12-28 27 0 14 13 27 28 27 14 0 26-13 26-27z">
          <text:p/>
        </draw:path>
        <draw:polygon draw:style-name="gr23" draw:text-style-name="P18" draw:layer="layout" svg:width="0.176cm" svg:height="0.141cm" svg:x="16.898cm" svg:y="8.47cm" svg:viewBox="0 0 177 142" draw:points="0,0 177,0 177,142 0,142">
          <text:p/>
        </draw:polygon>
        <draw:path draw:style-name="gr24" draw:text-style-name="P14" draw:layer="layout" svg:width="0.053cm" svg:height="0.053cm" svg:x="16.836cm" svg:y="8.514cm" svg:viewBox="0 0 54 54" svg:d="M54 26c0-14-12-26-28-26-14 0-26 12-26 26 0 16 12 28 26 28 16 0 28-12 28-28z">
          <text:p/>
        </draw:path>
        <draw:path draw:style-name="gr25" draw:text-style-name="P2" draw:layer="layout" svg:width="0.053cm" svg:height="0.053cm" svg:x="16.836cm" svg:y="8.514cm" svg:viewBox="0 0 54 54" svg:d="M54 26c0-14-12-26-28-26-14 0-26 12-26 26 0 16 12 28 26 28 16 0 28-12 28-28z">
          <text:p/>
        </draw:path>
        <draw:path draw:style-name="gr24" draw:text-style-name="P14" draw:layer="layout" svg:width="0.054cm" svg:height="0.053cm" svg:x="16.977cm" svg:y="8.514cm" svg:viewBox="0 0 55 54" svg:d="M55 26c0-14-13-26-28-26-14 0-27 12-27 26 0 16 13 28 27 28 15 0 28-12 28-28z">
          <text:p/>
        </draw:path>
        <draw:path draw:style-name="gr25" draw:text-style-name="P2" draw:layer="layout" svg:width="0.054cm" svg:height="0.053cm" svg:x="16.977cm" svg:y="8.514cm" svg:viewBox="0 0 55 54" svg:d="M55 26c0-14-13-26-28-26-14 0-27 12-27 26 0 16 13 28 27 28 15 0 28-12 28-28z">
          <text:p/>
        </draw:path>
        <draw:polygon draw:style-name="gr23" draw:text-style-name="P18" draw:layer="layout" svg:width="0.176cm" svg:height="0.141cm" svg:x="16.898cm" svg:y="8.752cm" svg:viewBox="0 0 177 142" draw:points="0,0 177,0 177,142 0,142">
          <text:p/>
        </draw:polygon>
        <draw:path draw:style-name="gr24" draw:text-style-name="P14" draw:layer="layout" svg:width="0.053cm" svg:height="0.053cm" svg:x="16.836cm" svg:y="8.796cm" svg:viewBox="0 0 54 54" svg:d="M54 27c0-15-12-27-28-27-14 0-26 12-26 27s12 27 26 27c16 0 28-12 28-27z">
          <text:p/>
        </draw:path>
        <draw:path draw:style-name="gr25" draw:text-style-name="P2" draw:layer="layout" svg:width="0.053cm" svg:height="0.053cm" svg:x="16.836cm" svg:y="8.796cm" svg:viewBox="0 0 54 54" svg:d="M54 27c0-15-12-27-28-27-14 0-26 12-26 27s12 27 26 27c16 0 28-12 28-27z">
          <text:p/>
        </draw:path>
        <draw:path draw:style-name="gr24" draw:text-style-name="P14" draw:layer="layout" svg:width="0.054cm" svg:height="0.053cm" svg:x="16.977cm" svg:y="8.796cm" svg:viewBox="0 0 55 54" svg:d="M55 27c0-15-13-27-28-27-14 0-27 12-27 27s13 27 27 27c15 0 28-12 28-27z">
          <text:p/>
        </draw:path>
        <draw:path draw:style-name="gr25" draw:text-style-name="P2" draw:layer="layout" svg:width="0.054cm" svg:height="0.053cm" svg:x="16.977cm" svg:y="8.796cm" svg:viewBox="0 0 55 54" svg:d="M55 27c0-15-13-27-28-27-14 0-27 12-27 27s13 27 27 27c15 0 28-12 28-27z">
          <text:p/>
        </draw:path>
        <draw:polygon draw:style-name="gr23" draw:text-style-name="P18" draw:layer="layout" svg:width="0.176cm" svg:height="0.141cm" svg:x="16.898cm" svg:y="9.034cm" svg:viewBox="0 0 177 142" draw:points="0,0 177,0 177,142 0,142">
          <text:p/>
        </draw:polygon>
        <draw:path draw:style-name="gr24" draw:text-style-name="P14" draw:layer="layout" svg:width="0.053cm" svg:height="0.053cm" svg:x="16.836cm" svg:y="9.078cm" svg:viewBox="0 0 54 54" svg:d="M54 27c0-15-12-27-28-27-14 0-26 12-26 27 0 14 12 27 26 27 16 0 28-13 28-27z">
          <text:p/>
        </draw:path>
        <draw:path draw:style-name="gr25" draw:text-style-name="P2" draw:layer="layout" svg:width="0.053cm" svg:height="0.053cm" svg:x="16.836cm" svg:y="9.078cm" svg:viewBox="0 0 54 54" svg:d="M54 27c0-15-12-27-28-27-14 0-26 12-26 27 0 14 12 27 26 27 16 0 28-13 28-27z">
          <text:p/>
        </draw:path>
        <draw:path draw:style-name="gr24" draw:text-style-name="P14" draw:layer="layout" svg:width="0.054cm" svg:height="0.053cm" svg:x="16.977cm" svg:y="9.078cm" svg:viewBox="0 0 55 54" svg:d="M55 27c0-15-13-27-28-27-14 0-27 12-27 27 0 14 13 27 27 27 15 0 28-13 28-27z">
          <text:p/>
        </draw:path>
        <draw:path draw:style-name="gr25" draw:text-style-name="P2" draw:layer="layout" svg:width="0.054cm" svg:height="0.053cm" svg:x="16.977cm" svg:y="9.078cm" svg:viewBox="0 0 55 54" svg:d="M55 27c0-15-13-27-28-27-14 0-27 12-27 27 0 14 13 27 27 27 15 0 28-13 28-27z">
          <text:p/>
        </draw:path>
        <draw:polygon draw:style-name="gr23" draw:text-style-name="P18" draw:layer="layout" svg:width="0.176cm" svg:height="0.141cm" svg:x="16.898cm" svg:y="9.316cm" svg:viewBox="0 0 177 142" draw:points="0,0 177,0 177,142 0,142">
          <text:p/>
        </draw:polygon>
        <draw:path draw:style-name="gr24" draw:text-style-name="P14" draw:layer="layout" svg:width="0.053cm" svg:height="0.053cm" svg:x="16.836cm" svg:y="9.36cm" svg:viewBox="0 0 54 54" svg:d="M54 28c0-16-12-28-28-28-14 0-26 12-26 28 0 14 12 26 26 26 16 0 28-12 28-26z">
          <text:p/>
        </draw:path>
        <draw:path draw:style-name="gr25" draw:text-style-name="P2" draw:layer="layout" svg:width="0.053cm" svg:height="0.053cm" svg:x="16.836cm" svg:y="9.36cm" svg:viewBox="0 0 54 54" svg:d="M54 28c0-16-12-28-28-28-14 0-26 12-26 28 0 14 12 26 26 26 16 0 28-12 28-26z">
          <text:p/>
        </draw:path>
        <draw:path draw:style-name="gr24" draw:text-style-name="P14" draw:layer="layout" svg:width="0.054cm" svg:height="0.053cm" svg:x="16.977cm" svg:y="9.36cm" svg:viewBox="0 0 55 54" svg:d="M55 28c0-16-13-28-28-28-14 0-27 12-27 28 0 14 13 26 27 26 15 0 28-12 28-26z">
          <text:p/>
        </draw:path>
        <draw:path draw:style-name="gr25" draw:text-style-name="P2" draw:layer="layout" svg:width="0.054cm" svg:height="0.053cm" svg:x="16.977cm" svg:y="9.36cm" svg:viewBox="0 0 55 54" svg:d="M55 28c0-16-13-28-28-28-14 0-27 12-27 28 0 14 13 26 27 26 15 0 28-12 28-26z">
          <text:p/>
        </draw:path>
        <draw:polygon draw:style-name="gr23" draw:text-style-name="P18" draw:layer="layout" svg:width="0.177cm" svg:height="0.141cm" svg:x="16.897cm" svg:y="9.599cm" svg:viewBox="0 0 178 142" draw:points="0,0 178,0 178,142 0,142">
          <text:p/>
        </draw:polygon>
        <draw:path draw:style-name="gr24" draw:text-style-name="P14" draw:layer="layout" svg:width="0.053cm" svg:height="0.053cm" svg:x="16.835cm" svg:y="9.643cm" svg:viewBox="0 0 54 54" svg:d="M54 27c0-14-12-27-27-27s-27 13-27 27c0 15 12 27 27 27s27-12 27-27z">
          <text:p/>
        </draw:path>
        <draw:path draw:style-name="gr25" draw:text-style-name="P2" draw:layer="layout" svg:width="0.053cm" svg:height="0.053cm" svg:x="16.835cm" svg:y="9.643cm" svg:viewBox="0 0 54 54" svg:d="M54 27c0-14-12-27-27-27s-27 13-27 27c0 15 12 27 27 27s27-12 27-27z">
          <text:p/>
        </draw:path>
        <draw:path draw:style-name="gr24" draw:text-style-name="P14" draw:layer="layout" svg:width="0.052cm" svg:height="0.053cm" svg:x="16.977cm" svg:y="9.643cm" svg:viewBox="0 0 53 54" svg:d="M53 27c0-14-11-27-26-27-14 0-27 13-27 27 0 15 13 27 27 27 15 0 26-12 26-27z">
          <text:p/>
        </draw:path>
        <draw:path draw:style-name="gr25" draw:text-style-name="P2" draw:layer="layout" svg:width="0.052cm" svg:height="0.053cm" svg:x="16.977cm" svg:y="9.643cm" svg:viewBox="0 0 53 54" svg:d="M53 27c0-14-11-27-26-27-14 0-27 13-27 27 0 15 13 27 27 27 15 0 26-12 26-27z">
          <text:p/>
        </draw:path>
        <draw:polygon draw:style-name="gr23" draw:text-style-name="P18" draw:layer="layout" svg:width="0.177cm" svg:height="0.141cm" svg:x="16.897cm" svg:y="9.881cm" svg:viewBox="0 0 178 142" draw:points="0,0 178,0 178,142 0,142">
          <text:p/>
        </draw:polygon>
        <draw:path draw:style-name="gr24" draw:text-style-name="P14" draw:layer="layout" svg:width="0.053cm" svg:height="0.053cm" svg:x="16.835cm" svg:y="9.925cm" svg:viewBox="0 0 54 54" svg:d="M54 26c0-14-12-26-27-26s-27 12-27 26c0 16 12 28 27 28s27-12 27-28z">
          <text:p/>
        </draw:path>
        <draw:path draw:style-name="gr25" draw:text-style-name="P2" draw:layer="layout" svg:width="0.053cm" svg:height="0.053cm" svg:x="16.835cm" svg:y="9.925cm" svg:viewBox="0 0 54 54" svg:d="M54 26c0-14-12-26-27-26s-27 12-27 26c0 16 12 28 27 28s27-12 27-28z">
          <text:p/>
        </draw:path>
        <draw:path draw:style-name="gr24" draw:text-style-name="P14" draw:layer="layout" svg:width="0.052cm" svg:height="0.053cm" svg:x="16.977cm" svg:y="9.925cm" svg:viewBox="0 0 53 54" svg:d="M53 26c0-14-11-26-26-26-14 0-27 12-27 26 0 16 13 28 27 28 15 0 26-12 26-28z">
          <text:p/>
        </draw:path>
        <draw:path draw:style-name="gr25" draw:text-style-name="P2" draw:layer="layout" svg:width="0.052cm" svg:height="0.053cm" svg:x="16.977cm" svg:y="9.925cm" svg:viewBox="0 0 53 54" svg:d="M53 26c0-14-11-26-26-26-14 0-27 12-27 26 0 16 13 28 27 28 15 0 26-12 26-28z">
          <text:p/>
        </draw:path>
        <draw:polygon draw:style-name="gr23" draw:text-style-name="P18" draw:layer="layout" svg:width="0.177cm" svg:height="0.141cm" svg:x="16.897cm" svg:y="10.163cm" svg:viewBox="0 0 178 142" draw:points="0,0 178,0 178,142 0,142">
          <text:p/>
        </draw:polygon>
        <draw:path draw:style-name="gr24" draw:text-style-name="P14" draw:layer="layout" svg:width="0.053cm" svg:height="0.053cm" svg:x="16.835cm" svg:y="10.207cm" svg:viewBox="0 0 54 54" svg:d="M54 28c0-15-12-28-27-28s-27 13-27 28c0 14 12 26 27 26s27-12 27-26z">
          <text:p/>
        </draw:path>
        <draw:path draw:style-name="gr25" draw:text-style-name="P2" draw:layer="layout" svg:width="0.053cm" svg:height="0.053cm" svg:x="16.835cm" svg:y="10.207cm" svg:viewBox="0 0 54 54" svg:d="M54 28c0-15-12-28-27-28s-27 13-27 28c0 14 12 26 27 26s27-12 27-26z">
          <text:p/>
        </draw:path>
        <draw:path draw:style-name="gr24" draw:text-style-name="P14" draw:layer="layout" svg:width="0.052cm" svg:height="0.053cm" svg:x="16.977cm" svg:y="10.207cm" svg:viewBox="0 0 53 54" svg:d="M53 28c0-15-11-28-26-28-14 0-27 13-27 28 0 14 13 26 27 26 15 0 26-12 26-26z">
          <text:p/>
        </draw:path>
        <draw:path draw:style-name="gr25" draw:text-style-name="P2" draw:layer="layout" svg:width="0.052cm" svg:height="0.053cm" svg:x="16.977cm" svg:y="10.207cm" svg:viewBox="0 0 53 54" svg:d="M53 28c0-15-11-28-26-28-14 0-27 13-27 28 0 14 13 26 27 26 15 0 26-12 26-26z">
          <text:p/>
        </draw:path>
        <draw:polygon draw:style-name="gr23" draw:text-style-name="P18" draw:layer="layout" svg:width="0.177cm" svg:height="0.141cm" svg:x="16.897cm" svg:y="10.445cm" svg:viewBox="0 0 178 142" draw:points="0,0 178,0 178,142 0,142">
          <text:p/>
        </draw:polygon>
        <draw:path draw:style-name="gr24" draw:text-style-name="P14" draw:layer="layout" svg:width="0.053cm" svg:height="0.053cm" svg:x="16.835cm" svg:y="10.489cm" svg:viewBox="0 0 54 54" svg:d="M54 27c0-15-12-27-27-27s-27 12-27 27c0 14 12 27 27 27s27-13 27-27z">
          <text:p/>
        </draw:path>
        <draw:path draw:style-name="gr25" draw:text-style-name="P2" draw:layer="layout" svg:width="0.053cm" svg:height="0.053cm" svg:x="16.835cm" svg:y="10.489cm" svg:viewBox="0 0 54 54" svg:d="M54 27c0-15-12-27-27-27s-27 12-27 27c0 14 12 27 27 27s27-13 27-27z">
          <text:p/>
        </draw:path>
        <draw:path draw:style-name="gr24" draw:text-style-name="P14" draw:layer="layout" svg:width="0.052cm" svg:height="0.053cm" svg:x="16.977cm" svg:y="10.489cm" svg:viewBox="0 0 53 54" svg:d="M53 27c0-15-11-27-26-27-14 0-27 12-27 27 0 14 13 27 27 27 15 0 26-13 26-27z">
          <text:p/>
        </draw:path>
        <draw:path draw:style-name="gr25" draw:text-style-name="P2" draw:layer="layout" svg:width="0.052cm" svg:height="0.053cm" svg:x="16.977cm" svg:y="10.489cm" svg:viewBox="0 0 53 54" svg:d="M53 27c0-15-11-27-26-27-14 0-27 12-27 27 0 14 13 27 27 27 15 0 26-13 26-27z">
          <text:p/>
        </draw:path>
        <draw:frame draw:style-name="gr21" draw:text-style-name="P17" draw:layer="layout" svg:width="1.04cm" svg:height="0.276cm" svg:x="17.425cm" svg:y="8.735cm">
          <draw:text-box>
            <text:p text:style-name="P3"><text:span text:style-name="T8">ESP8266</text:span></text:p>
          </draw:text-box>
        </draw:frame>
        <draw:frame draw:style-name="gr8" draw:text-style-name="P8" draw:layer="layout" svg:width="0.318cm" svg:height="0.2cm" draw:transform="rotate (1.5707963267949) translate (16.632cm 10.959cm)">
          <draw:text-box>
            <text:p text:style-name="P3"><text:span text:style-name="T9">3V3</text:span></text:p>
          </draw:text-box>
        </draw:frame>
        <draw:frame draw:style-name="gr8" draw:text-style-name="P8" draw:layer="layout" svg:width="0.783cm" svg:height="0.2cm" draw:transform="rotate (1.5707963267949) translate (16.633cm 10.55cm)">
          <draw:text-box>
            <text:p text:style-name="P3"><text:span text:style-name="T9">D8 D7 D6</text:span></text:p>
          </draw:text-box>
        </draw:frame>
        <draw:frame draw:style-name="gr8" draw:text-style-name="P8" draw:layer="layout" svg:width="0.506cm" svg:height="0.2cm" draw:transform="rotate (1.5707963267949) translate (16.633cm 9.509cm)">
          <draw:text-box>
            <text:p text:style-name="P3"><text:span text:style-name="T9">D5 D0</text:span></text:p>
          </draw:text-box>
        </draw:frame>
        <draw:frame draw:style-name="gr8" draw:text-style-name="P8" draw:layer="layout" svg:width="0.229cm" svg:height="0.2cm" draw:transform="rotate (1.5707963267949) translate (16.633cm 8.803cm)">
          <draw:text-box>
            <text:p text:style-name="P3"><text:span text:style-name="T9">A0</text:span></text:p>
          </draw:text-box>
        </draw:frame>
        <draw:polygon draw:style-name="gr23" draw:text-style-name="P18" draw:layer="layout" svg:width="0.141cm" svg:height="0.035cm" svg:x="17.215cm" svg:y="10.657cm" svg:viewBox="0 0 142 36" draw:points="0,0 142,0 142,36 0,36">
          <text:p/>
        </draw:polygon>
        <draw:path draw:style-name="gr24" draw:text-style-name="P14" draw:layer="layout" svg:width="0.067cm" svg:height="0.084cm" svg:x="17.252cm" svg:y="10.685cm" svg:viewBox="0 0 68 85" svg:d="M68 42c0-23-15-42-33-42-19 0-35 19-35 42 0 25 16 43 35 43 18 0 33-18 33-43z">
          <text:p/>
        </draw:path>
        <draw:path draw:style-name="gr25" draw:text-style-name="P2" draw:layer="layout" svg:width="0.067cm" svg:height="0.084cm" svg:x="17.252cm" svg:y="10.685cm" svg:viewBox="0 0 68 85" svg:d="M68 42c0-23-15-42-33-42-19 0-35 19-35 42 0 25 16 43 35 43 18 0 33-18 33-43z">
          <text:p/>
        </draw:path>
        <draw:polygon draw:style-name="gr23" draw:text-style-name="P18" draw:layer="layout" svg:width="0.141cm" svg:height="0.035cm" svg:x="17.497cm" svg:y="10.657cm" svg:viewBox="0 0 142 36" draw:points="0,0 142,0 142,36 0,36">
          <text:p/>
        </draw:polygon>
        <draw:path draw:style-name="gr24" draw:text-style-name="P14" draw:layer="layout" svg:width="0.066cm" svg:height="0.084cm" svg:x="17.535cm" svg:y="10.685cm" svg:viewBox="0 0 67 85" svg:d="M67 42c0-23-16-42-34-42-19 0-33 19-33 42 0 25 14 43 33 43 18 0 34-18 34-43z">
          <text:p/>
        </draw:path>
        <draw:path draw:style-name="gr25" draw:text-style-name="P2" draw:layer="layout" svg:width="0.066cm" svg:height="0.084cm" svg:x="17.535cm" svg:y="10.685cm" svg:viewBox="0 0 67 85" svg:d="M67 42c0-23-16-42-34-42-19 0-33 19-33 42 0 25 14 43 33 43 18 0 34-18 34-43z">
          <text:p/>
        </draw:path>
        <draw:polygon draw:style-name="gr23" draw:text-style-name="P18" draw:layer="layout" svg:width="0.141cm" svg:height="0.035cm" svg:x="17.78cm" svg:y="10.657cm" svg:viewBox="0 0 142 36" draw:points="0,0 142,0 142,36 0,36">
          <text:p/>
        </draw:polygon>
        <draw:path draw:style-name="gr24" draw:text-style-name="P14" draw:layer="layout" svg:width="0.066cm" svg:height="0.084cm" svg:x="17.817cm" svg:y="10.685cm" svg:viewBox="0 0 67 85" svg:d="M67 42c0-23-15-42-34-42-18 0-33 19-33 42 0 25 15 43 33 43 19 0 34-18 34-43z">
          <text:p/>
        </draw:path>
        <draw:path draw:style-name="gr25" draw:text-style-name="P2" draw:layer="layout" svg:width="0.066cm" svg:height="0.084cm" svg:x="17.817cm" svg:y="10.685cm" svg:viewBox="0 0 67 85" svg:d="M67 42c0-23-15-42-34-42-18 0-33 19-33 42 0 25 15 43 33 43 19 0 34-18 34-43z">
          <text:p/>
        </draw:path>
        <draw:polygon draw:style-name="gr23" draw:text-style-name="P18" draw:layer="layout" svg:width="0.141cm" svg:height="0.035cm" svg:x="18.062cm" svg:y="10.657cm" svg:viewBox="0 0 142 36" draw:points="0,0 142,0 142,36 0,36">
          <text:p/>
        </draw:polygon>
        <draw:path draw:style-name="gr24" draw:text-style-name="P14" draw:layer="layout" svg:width="0.066cm" svg:height="0.084cm" svg:x="18.099cm" svg:y="10.685cm" svg:viewBox="0 0 67 85" svg:d="M67 42c0-23-14-42-33-42s-34 19-34 42c0 25 15 43 34 43s33-18 33-43z">
          <text:p/>
        </draw:path>
        <draw:path draw:style-name="gr25" draw:text-style-name="P2" draw:layer="layout" svg:width="0.066cm" svg:height="0.084cm" svg:x="18.099cm" svg:y="10.685cm" svg:viewBox="0 0 67 85" svg:d="M67 42c0-23-14-42-33-42s-34 19-34 42c0 25 15 43 34 43s33-18 33-43z">
          <text:p/>
        </draw:path>
        <draw:polygon draw:style-name="gr23" draw:text-style-name="P18" draw:layer="layout" svg:width="0.141cm" svg:height="0.035cm" svg:x="18.344cm" svg:y="10.657cm" svg:viewBox="0 0 142 36" draw:points="0,0 142,0 142,36 0,36">
          <text:p/>
        </draw:polygon>
        <draw:path draw:style-name="gr24" draw:text-style-name="P14" draw:layer="layout" svg:width="0.067cm" svg:height="0.084cm" svg:x="18.381cm" svg:y="10.685cm" svg:viewBox="0 0 68 85" svg:d="M68 42c0-23-16-42-34-42-19 0-34 19-34 42 0 25 15 43 34 43 18 0 34-18 34-43z">
          <text:p/>
        </draw:path>
        <draw:path draw:style-name="gr25" draw:text-style-name="P2" draw:layer="layout" svg:width="0.067cm" svg:height="0.084cm" svg:x="18.381cm" svg:y="10.685cm" svg:viewBox="0 0 68 85" svg:d="M68 42c0-23-16-42-34-42-19 0-34 19-34 42 0 25 15 43 34 43 18 0 34-18 34-43z">
          <text:p/>
        </draw:path>
        <draw:polygon draw:style-name="gr23" draw:text-style-name="P18" draw:layer="layout" svg:width="0.141cm" svg:height="0.035cm" svg:x="18.626cm" svg:y="10.657cm" svg:viewBox="0 0 142 36" draw:points="0,0 142,0 142,36 0,36">
          <text:p/>
        </draw:polygon>
        <draw:path draw:style-name="gr24" draw:text-style-name="P14" draw:layer="layout" svg:width="0.066cm" svg:height="0.084cm" svg:x="18.664cm" svg:y="10.685cm" svg:viewBox="0 0 67 85" svg:d="M67 42c0-23-15-42-34-42s-33 19-33 42c0 25 14 43 33 43s34-18 34-43z">
          <text:p/>
        </draw:path>
        <draw:path draw:style-name="gr25" draw:text-style-name="P2" draw:layer="layout" svg:width="0.066cm" svg:height="0.084cm" svg:x="18.664cm" svg:y="10.685cm" svg:viewBox="0 0 67 85" svg:d="M67 42c0-23-15-42-34-42s-33 19-33 42c0 25 14 43 33 43s34-18 34-43z">
          <text:p/>
        </draw:path>
        <draw:frame draw:style-name="gr8" draw:text-style-name="P8" draw:layer="layout" svg:width="0.358cm" svg:height="0.2cm" draw:transform="rotate (1.5707963267949) translate (16.634cm 8.516cm)">
          <draw:text-box>
            <text:p text:style-name="P3"><text:span text:style-name="T9">RST</text:span></text:p>
          </draw:text-box>
        </draw:frame>
        <draw:frame draw:style-name="gr8" draw:text-style-name="P8" draw:layer="layout" svg:width="0.595cm" svg:height="0.2cm" svg:x="16.733cm" svg:y="11.31cm">
          <draw:text-box>
            <text:p text:style-name="P3"><text:span text:style-name="T9">RESET</text:span></text:p>
          </draw:text-box>
        </draw:frame>
        <draw:line draw:style-name="gr26" draw:text-style-name="P2" draw:layer="layout" svg:x1="20.813cm" svg:y1="8.364cm" svg:x2="19.755cm" svg:y2="8.364cm">
          <text:p/>
        </draw:line>
        <draw:frame draw:style-name="gr8" draw:text-style-name="P8" draw:layer="layout" svg:width="0.545cm" svg:height="0.2cm" svg:x="20.028cm" svg:y="8.169cm">
          <draw:text-box>
            <text:p text:style-name="P3"><text:span text:style-name="T10">GPIO1</text:span></text:p>
          </draw:text-box>
        </draw:frame>
        <draw:line draw:style-name="gr26" draw:text-style-name="P2" draw:layer="layout" svg:x1="20.813cm" svg:y1="8.717cm" svg:x2="19.755cm" svg:y2="8.717cm">
          <text:p/>
        </draw:line>
        <draw:frame draw:style-name="gr8" draw:text-style-name="P8" draw:layer="layout" svg:width="0.545cm" svg:height="0.2cm" svg:x="20.028cm" svg:y="8.522cm">
          <draw:text-box>
            <text:p text:style-name="P3"><text:span text:style-name="T10">GPIO3</text:span></text:p>
          </draw:text-box>
        </draw:frame>
        <draw:line draw:style-name="gr27" draw:text-style-name="P2" draw:layer="layout" svg:x1="20.813cm" svg:y1="9.069cm" svg:x2="19.755cm" svg:y2="9.069cm">
          <text:p/>
        </draw:line>
        <draw:frame draw:style-name="gr8" draw:text-style-name="P8" draw:layer="layout" svg:width="0.545cm" svg:height="0.2cm" svg:x="20.028cm" svg:y="8.875cm">
          <draw:text-box>
            <text:p text:style-name="P3"><text:span text:style-name="T11">GPIO5</text:span></text:p>
          </draw:text-box>
        </draw:frame>
        <draw:line draw:style-name="gr28" draw:text-style-name="P2" draw:layer="layout" svg:x1="20.813cm" svg:y1="9.422cm" svg:x2="19.755cm" svg:y2="9.422cm">
          <text:p/>
        </draw:line>
        <draw:frame draw:style-name="gr8" draw:text-style-name="P8" draw:layer="layout" svg:width="0.545cm" svg:height="0.2cm" svg:x="20.028cm" svg:y="9.228cm">
          <draw:text-box>
            <text:p text:style-name="P3"><text:span text:style-name="T11">GPIO4</text:span></text:p>
          </draw:text-box>
        </draw:frame>
        <draw:line draw:style-name="gr26" draw:text-style-name="P2" draw:layer="layout" svg:x1="20.813cm" svg:y1="9.775cm" svg:x2="19.755cm" svg:y2="9.775cm">
          <text:p/>
        </draw:line>
        <draw:frame draw:style-name="gr8" draw:text-style-name="P8" draw:layer="layout" svg:width="0.545cm" svg:height="0.2cm" svg:x="20.028cm" svg:y="9.581cm">
          <draw:text-box>
            <text:p text:style-name="P3"><text:span text:style-name="T10">GPIO0</text:span></text:p>
          </draw:text-box>
        </draw:frame>
        <draw:line draw:style-name="gr26" draw:text-style-name="P2" draw:layer="layout" svg:x1="20.813cm" svg:y1="10.128cm" svg:x2="19.755cm" svg:y2="10.128cm">
          <text:p/>
        </draw:line>
        <draw:frame draw:style-name="gr8" draw:text-style-name="P8" draw:layer="layout" svg:width="0.545cm" svg:height="0.2cm" svg:x="20.028cm" svg:y="9.933cm">
          <draw:text-box>
            <text:p text:style-name="P3"><text:span text:style-name="T10">GPIO2</text:span></text:p>
          </draw:text-box>
        </draw:frame>
        <draw:line draw:style-name="gr29" draw:text-style-name="P2" draw:layer="layout" svg:x1="20.813cm" svg:y1="10.481cm" svg:x2="19.755cm" svg:y2="10.481cm">
          <text:p/>
        </draw:line>
        <draw:frame draw:style-name="gr8" draw:text-style-name="P8" draw:layer="layout" svg:width="0.397cm" svg:height="0.2cm" svg:x="20.069cm" svg:y="10.286cm">
          <draw:text-box>
            <text:p text:style-name="P3"><text:span text:style-name="T10">GND</text:span></text:p>
          </draw:text-box>
        </draw:frame>
        <draw:line draw:style-name="gr30" draw:text-style-name="P2" draw:layer="layout" svg:x1="20.813cm" svg:y1="10.833cm" svg:x2="19.755cm" svg:y2="10.833cm">
          <text:p/>
        </draw:line>
        <draw:frame draw:style-name="gr8" draw:text-style-name="P8" draw:layer="layout" svg:width="0.219cm" svg:height="0.2cm" svg:x="20.175cm" svg:y="10.639cm">
          <draw:text-box>
            <text:p text:style-name="P3"><text:span text:style-name="T10">5V</text:span></text:p>
          </draw:text-box>
        </draw:frame>
        <draw:line draw:style-name="gr31" draw:text-style-name="P2" draw:layer="layout" svg:x1="15.169cm" svg:y1="8.364cm" svg:x2="16.227cm" svg:y2="8.364cm">
          <text:p/>
        </draw:line>
        <draw:frame draw:style-name="gr8" draw:text-style-name="P8" draw:layer="layout" svg:width="0.358cm" svg:height="0.2cm" svg:x="15.522cm" svg:y="8.169cm">
          <draw:text-box>
            <text:p text:style-name="P3"><text:span text:style-name="T10">RST</text:span></text:p>
          </draw:text-box>
        </draw:frame>
        <draw:line draw:style-name="gr32" draw:text-style-name="P2" draw:layer="layout" svg:x1="15.169cm" svg:y1="8.717cm" svg:x2="16.227cm" svg:y2="8.717cm">
          <text:p/>
        </draw:line>
        <draw:frame draw:style-name="gr8" draw:text-style-name="P8" draw:layer="layout" svg:width="0.476cm" svg:height="0.2cm" svg:x="15.452cm" svg:y="8.522cm">
          <draw:text-box>
            <text:p text:style-name="P3"><text:span text:style-name="T10">ADC0</text:span></text:p>
          </draw:text-box>
        </draw:frame>
        <draw:line draw:style-name="gr26" draw:text-style-name="P2" draw:layer="layout" svg:x1="15.169cm" svg:y1="9.069cm" svg:x2="16.227cm" svg:y2="9.069cm">
          <text:p/>
        </draw:line>
        <draw:frame draw:style-name="gr8" draw:text-style-name="P8" draw:layer="layout" svg:width="0.644cm" svg:height="0.2cm" svg:x="15.346cm" svg:y="8.875cm">
          <draw:text-box>
            <text:p text:style-name="P3"><text:span text:style-name="T10">GPIO16</text:span></text:p>
          </draw:text-box>
        </draw:frame>
        <draw:line draw:style-name="gr26" draw:text-style-name="P2" draw:layer="layout" svg:x1="15.169cm" svg:y1="9.422cm" svg:x2="16.227cm" svg:y2="9.422cm">
          <text:p/>
        </draw:line>
        <draw:frame draw:style-name="gr8" draw:text-style-name="P8" draw:layer="layout" svg:width="0.644cm" svg:height="0.2cm" svg:x="15.346cm" svg:y="9.228cm">
          <draw:text-box>
            <text:p text:style-name="P3"><text:span text:style-name="T12">GPIO14</text:span></text:p>
          </draw:text-box>
        </draw:frame>
        <draw:line draw:style-name="gr26" draw:text-style-name="P2" draw:layer="layout" svg:x1="15.169cm" svg:y1="9.775cm" svg:x2="16.227cm" svg:y2="9.775cm">
          <text:p/>
        </draw:line>
        <draw:frame draw:style-name="gr8" draw:text-style-name="P8" draw:layer="layout" svg:width="0.644cm" svg:height="0.2cm" svg:x="15.346cm" svg:y="9.581cm">
          <draw:text-box>
            <text:p text:style-name="P3"><text:span text:style-name="T12">GPIO12</text:span></text:p>
          </draw:text-box>
        </draw:frame>
        <draw:line draw:style-name="gr26" draw:text-style-name="P2" draw:layer="layout" svg:x1="15.169cm" svg:y1="10.128cm" svg:x2="16.227cm" svg:y2="10.128cm">
          <text:p/>
        </draw:line>
        <draw:frame draw:style-name="gr8" draw:text-style-name="P8" draw:layer="layout" svg:width="0.644cm" svg:height="0.2cm" svg:x="15.346cm" svg:y="9.933cm">
          <draw:text-box>
            <text:p text:style-name="P3"><text:span text:style-name="T12">GPIO13</text:span></text:p>
          </draw:text-box>
        </draw:frame>
        <draw:line draw:style-name="gr26" draw:text-style-name="P2" draw:layer="layout" svg:x1="15.169cm" svg:y1="10.481cm" svg:x2="16.227cm" svg:y2="10.481cm">
          <text:p/>
        </draw:line>
        <draw:frame draw:style-name="gr8" draw:text-style-name="P8" draw:layer="layout" svg:width="0.644cm" svg:height="0.2cm" svg:x="15.346cm" svg:y="10.286cm">
          <draw:text-box>
            <text:p text:style-name="P3"><text:span text:style-name="T12">GPIO15</text:span></text:p>
          </draw:text-box>
        </draw:frame>
        <draw:line draw:style-name="gr30" draw:text-style-name="P2" draw:layer="layout" svg:x1="15.169cm" svg:y1="10.833cm" svg:x2="16.227cm" svg:y2="10.833cm">
          <text:p/>
        </draw:line>
        <draw:frame draw:style-name="gr8" draw:text-style-name="P8" draw:layer="layout" svg:width="0.318cm" svg:height="0.2cm" svg:x="15.558cm" svg:y="10.639cm">
          <draw:text-box>
            <text:p text:style-name="P3"><text:span text:style-name="T10">3V3</text:span></text:p>
          </draw:text-box>
        </draw:frame>
        <draw:frame draw:style-name="gr3" draw:text-style-name="P4" draw:layer="layout" svg:width="2.508cm" svg:height="0.357cm" svg:x="9.314cm" svg:y="6.913cm">
          <draw:text-box>
            <text:p text:style-name="P3"><text:span text:style-name="T5">ESP8266 D1 Mini</text:span></text:p>
          </draw:text-box>
        </draw:frame>
        <draw:path draw:style-name="gr14" draw:text-style-name="P13" draw:layer="layout" svg:width="0.211cm" svg:height="0.353cm" svg:x="7.902cm" svg:y="11.398cm" svg:viewBox="0 0 212 354" svg:d="M36 0h141c20 0 35 16 35 35v283c0 20-19 36-35 36h-141c-19 0-36-20-36-36v-283c0-19 20-35 36-35z">
          <text:p/>
        </draw:path>
        <draw:path draw:style-name="gr15" draw:text-style-name="P2" draw:layer="layout" svg:width="0.211cm" svg:height="0.353cm" svg:x="7.902cm" svg:y="11.398cm" svg:viewBox="0 0 212 354" svg:d="M36 0h141c20 0 35 16 35 35v283c0 20-19 36-35 36h-141c-19 0-36-20-36-36v-283c0-19 20-35 36-35z">
          <text:p/>
        </draw:path>
        <draw:polygon draw:style-name="gr16" draw:text-style-name="P14" draw:layer="layout" svg:width="3.527cm" svg:height="4.727cm" svg:x="7.761cm" svg:y="7.376cm" svg:viewBox="0 0 3528 4728" draw:points="352,4728 282,4658 282,3810 0,3669 0,318 317,0 3211,0 3528,318 3528,4658 3458,4728 2258,4728 2258,4517 1059,4517 1059,4728">
          <text:p/>
        </draw:polygon>
        <draw:polygon draw:style-name="gr17" draw:text-style-name="P13" draw:layer="layout" svg:width="2.117cm" svg:height="3.386cm" svg:x="8.466cm" svg:y="7.306cm" svg:viewBox="0 0 2118 3387" draw:points="0,0 2118,0 2118,3387 0,3387">
          <text:p/>
        </draw:polygon>
        <draw:polygon draw:style-name="gr18" draw:text-style-name="P15" draw:layer="layout" svg:width="1.693cm" svg:height="2.117cm" svg:x="8.678cm" svg:y="8.434cm" svg:viewBox="0 0 1694 2118" draw:points="0,0 1694,0 1694,2118 0,2118">
          <text:p/>
        </draw:polygon>
        <draw:polyline draw:style-name="gr19" draw:text-style-name="P2" draw:layer="layout" svg:width="1.87cm" svg:height="0.6cm" svg:x="8.572cm" svg:y="7.517cm" svg:viewBox="0 0 1871 601" draw:points="1871,529 1871,0 1587,0 1587,353 1235,353 1235,0 953,0 953,353 600,353 600,0 0,0 0,601">
          <text:p/>
        </draw:polyline>
        <draw:line draw:style-name="gr19" draw:text-style-name="P2" draw:layer="layout" svg:x1="8.854cm" svg:y1="7.517cm" svg:x2="8.854cm" svg:y2="8.117cm">
          <text:p/>
        </draw:line>
        <draw:path draw:style-name="gr19" draw:text-style-name="P2" draw:layer="layout" svg:width="0.212cm" svg:height="0.212cm" svg:x="10.971cm" svg:y="8.258cm" svg:viewBox="0 0 213 213" svg:d="M213 107c0-60-48-107-107-107s-106 47-106 107c0 58 47 106 106 106s107-48 107-106z">
          <text:p/>
        </draw:path>
        <draw:path draw:style-name="gr19" draw:text-style-name="P2" draw:layer="layout" svg:width="0.212cm" svg:height="0.211cm" svg:x="10.971cm" svg:y="8.611cm" svg:viewBox="0 0 213 212" svg:d="M213 106c0-59-48-106-107-106s-106 47-106 106 47 106 106 106 107-47 107-106z">
          <text:p/>
        </draw:path>
        <draw:path draw:style-name="gr19" draw:text-style-name="P2" draw:layer="layout" svg:width="0.212cm" svg:height="0.212cm" svg:x="10.971cm" svg:y="8.946cm" svg:viewBox="0 0 213 213" svg:d="M213 107c0-59-48-107-107-107s-106 48-106 107c0 58 47 106 106 106s107-48 107-106z">
          <text:p/>
        </draw:path>
        <draw:path draw:style-name="gr19" draw:text-style-name="P2" draw:layer="layout" svg:width="0.212cm" svg:height="0.211cm" svg:x="10.971cm" svg:y="9.299cm" svg:viewBox="0 0 213 212" svg:d="M213 107c0-60-48-107-107-107s-106 47-106 107c0 58 47 105 106 105s107-47 107-105z">
          <text:p/>
        </draw:path>
        <draw:path draw:style-name="gr19" draw:text-style-name="P2" draw:layer="layout" svg:width="0.212cm" svg:height="0.211cm" svg:x="10.971cm" svg:y="9.652cm" svg:viewBox="0 0 213 212" svg:d="M213 105c0-58-48-105-107-105s-106 47-106 105c0 60 47 107 106 107s107-47 107-107z">
          <text:p/>
        </draw:path>
        <draw:path draw:style-name="gr19" draw:text-style-name="P2" draw:layer="layout" svg:width="0.212cm" svg:height="0.212cm" svg:x="10.971cm" svg:y="10.004cm" svg:viewBox="0 0 213 213" svg:d="M213 107c0-58-48-107-107-107s-106 49-106 107c0 59 47 106 106 106s107-47 107-106z">
          <text:p/>
        </draw:path>
        <draw:path draw:style-name="gr19" draw:text-style-name="P2" draw:layer="layout" svg:width="0.212cm" svg:height="0.212cm" svg:x="10.971cm" svg:y="10.339cm" svg:viewBox="0 0 213 213" svg:d="M213 107c0-59-48-107-107-107s-106 48-106 107 47 106 106 106 107-47 107-106z">
          <text:p/>
        </draw:path>
        <draw:path draw:style-name="gr19" draw:text-style-name="P2" draw:layer="layout" svg:width="0.212cm" svg:height="0.212cm" svg:x="10.971cm" svg:y="10.692cm" svg:viewBox="0 0 213 213" svg:d="M213 106c0-59-48-106-107-106s-106 47-106 106 47 107 106 107 107-48 107-107z">
          <text:p/>
        </draw:path>
        <draw:path draw:style-name="gr19" draw:text-style-name="P2" draw:layer="layout" svg:width="0.212cm" svg:height="0.212cm" svg:x="7.866cm" svg:y="8.258cm" svg:viewBox="0 0 213 213" svg:d="M213 107c0-60-47-107-106-107-58 0-107 47-107 107 0 58 49 106 107 106 59 0 106-48 106-106z">
          <text:p/>
        </draw:path>
        <draw:path draw:style-name="gr19" draw:text-style-name="P2" draw:layer="layout" svg:width="0.212cm" svg:height="0.211cm" svg:x="7.866cm" svg:y="8.611cm" svg:viewBox="0 0 213 212" svg:d="M213 106c0-59-47-106-106-106-58 0-107 47-107 106s49 106 107 106c59 0 106-47 106-106z">
          <text:p/>
        </draw:path>
        <draw:path draw:style-name="gr19" draw:text-style-name="P2" draw:layer="layout" svg:width="0.212cm" svg:height="0.212cm" svg:x="7.866cm" svg:y="8.946cm" svg:viewBox="0 0 213 213" svg:d="M213 107c0-59-47-107-106-107-58 0-107 48-107 107 0 58 49 106 107 106 59 0 106-48 106-106z">
          <text:p/>
        </draw:path>
        <draw:path draw:style-name="gr19" draw:text-style-name="P2" draw:layer="layout" svg:width="0.212cm" svg:height="0.211cm" svg:x="7.866cm" svg:y="9.299cm" svg:viewBox="0 0 213 212" svg:d="M213 107c0-60-47-107-106-107-58 0-107 47-107 107 0 58 49 105 107 105 59 0 106-47 106-105z">
          <text:p/>
        </draw:path>
        <draw:path draw:style-name="gr19" draw:text-style-name="P2" draw:layer="layout" svg:width="0.212cm" svg:height="0.211cm" svg:x="7.866cm" svg:y="9.652cm" svg:viewBox="0 0 213 212" svg:d="M213 105c0-58-47-105-106-105-58 0-107 47-107 105 0 60 49 107 107 107 59 0 106-47 106-107z">
          <text:p/>
        </draw:path>
        <draw:path draw:style-name="gr19" draw:text-style-name="P2" draw:layer="layout" svg:width="0.212cm" svg:height="0.212cm" svg:x="7.866cm" svg:y="10.004cm" svg:viewBox="0 0 213 213" svg:d="M213 107c0-58-47-107-106-107-58 0-107 49-107 107 0 59 49 106 107 106 59 0 106-47 106-106z">
          <text:p/>
        </draw:path>
        <draw:path draw:style-name="gr19" draw:text-style-name="P2" draw:layer="layout" svg:width="0.212cm" svg:height="0.212cm" svg:x="7.866cm" svg:y="10.339cm" svg:viewBox="0 0 213 213" svg:d="M213 107c0-59-47-107-106-107-58 0-107 48-107 107s49 106 107 106c59 0 106-47 106-106z">
          <text:p/>
        </draw:path>
        <draw:path draw:style-name="gr19" draw:text-style-name="P2" draw:layer="layout" svg:width="0.212cm" svg:height="0.212cm" svg:x="7.866cm" svg:y="10.692cm" svg:viewBox="0 0 213 213" svg:d="M213 106c0-59-47-106-106-106-58 0-107 47-107 106s49 107 107 107c59 0 106-48 106-107z">
          <text:p/>
        </draw:path>
        <draw:polygon draw:style-name="gr20" draw:text-style-name="P16" draw:layer="layout" svg:width="0.247cm" svg:height="0.142cm" svg:x="10.23cm" svg:y="8.187cm" svg:viewBox="0 0 248 143" draw:points="0,0 248,0 248,143 0,143">
          <text:p/>
        </draw:polygon>
        <draw:frame draw:style-name="gr3" draw:text-style-name="P4" draw:layer="layout" svg:width="0.408cm" svg:height="0.357cm" svg:x="9.314cm" svg:y="6.593cm">
          <draw:text-box>
            <text:p text:style-name="P3"><text:span text:style-name="T5">U2</text:span></text:p>
          </draw:text-box>
        </draw:frame>
        <draw:frame draw:style-name="gr21" draw:text-style-name="P17" draw:layer="layout" svg:width="0.875cm" svg:height="0.276cm" svg:x="10.247cm" svg:y="11.557cm">
          <draw:text-box>
            <text:p text:style-name="P3"><text:span text:style-name="T8">Wemos</text:span></text:p>
          </draw:text-box>
        </draw:frame>
        <draw:frame draw:style-name="gr8" draw:text-style-name="P8" draw:layer="layout" svg:width="0.229cm" svg:height="0.2cm" draw:transform="rotate (1.5707963267949) translate (10.704cm 8.486cm)">
          <draw:text-box>
            <text:p text:style-name="P3"><text:span text:style-name="T9">TX</text:span></text:p>
          </draw:text-box>
        </draw:frame>
        <draw:frame draw:style-name="gr8" draw:text-style-name="P8" draw:layer="layout" svg:width="0.249cm" svg:height="0.2cm" draw:transform="rotate (1.5707963267949) translate (10.705cm 8.858cm)">
          <draw:text-box>
            <text:p text:style-name="P3"><text:span text:style-name="T9">RX</text:span></text:p>
          </draw:text-box>
        </draw:frame>
        <draw:frame draw:style-name="gr8" draw:text-style-name="P8" draw:layer="layout" svg:width="0.229cm" svg:height="0.2cm" draw:transform="rotate (1.5707963267949) translate (10.706cm 9.175cm)">
          <draw:text-box>
            <text:p text:style-name="P3"><text:span text:style-name="T9">D1</text:span></text:p>
          </draw:text-box>
        </draw:frame>
        <draw:frame draw:style-name="gr8" draw:text-style-name="P8" draw:layer="layout" svg:width="0.229cm" svg:height="0.2cm" draw:transform="rotate (1.5707963267949) translate (10.706cm 9.527cm)">
          <draw:text-box>
            <text:p text:style-name="P3"><text:span text:style-name="T9">D2</text:span></text:p>
          </draw:text-box>
        </draw:frame>
        <draw:frame draw:style-name="gr8" draw:text-style-name="P8" draw:layer="layout" svg:width="0.229cm" svg:height="0.2cm" draw:transform="rotate (1.5707963267949) translate (10.706cm 9.88cm)">
          <draw:text-box>
            <text:p text:style-name="P3"><text:span text:style-name="T9">D3</text:span></text:p>
          </draw:text-box>
        </draw:frame>
        <draw:frame draw:style-name="gr8" draw:text-style-name="P8" draw:layer="layout" svg:width="0.229cm" svg:height="0.2cm" svg:x="10.669cm" svg:y="10.006cm">
          <draw:text-box>
            <text:p text:style-name="P3"><text:span text:style-name="T9">D4</text:span></text:p>
          </draw:text-box>
        </draw:frame>
        <draw:frame draw:style-name="gr8" draw:text-style-name="P8" draw:layer="layout" svg:width="0.175cm" svg:height="0.2cm" draw:transform="rotate (1.5707963267949) translate (10.705cm 10.474cm)">
          <draw:text-box>
            <text:p text:style-name="P3"><text:span text:style-name="T9">G</text:span></text:p>
          </draw:text-box>
        </draw:frame>
        <draw:frame draw:style-name="gr8" draw:text-style-name="P8" draw:layer="layout" svg:width="0.219cm" svg:height="0.2cm" draw:transform="rotate (1.5707963267949) translate (10.705cm 10.892cm)">
          <draw:text-box>
            <text:p text:style-name="P3"><text:span text:style-name="T9">5V</text:span></text:p>
          </draw:text-box>
        </draw:frame>
        <draw:path draw:style-name="gr13" draw:text-style-name="P12" draw:layer="layout" svg:width="0.071cm" svg:height="0.106cm" svg:x="8.96cm" svg:y="11.68cm" svg:viewBox="0 0 72 107" svg:d="M72 54c0-30-16-54-36-54s-36 24-36 54c0 29 16 53 36 53s36-24 36-53z">
          <text:p/>
        </draw:path>
        <draw:path draw:style-name="gr22" draw:text-style-name="P2" draw:layer="layout" svg:width="0.071cm" svg:height="0.106cm" svg:x="8.96cm" svg:y="11.68cm" svg:viewBox="0 0 72 107" svg:d="M72 54c0-30-16-54-36-54s-36 24-36 54c0 29 16 53 36 53s36-24 36-53z">
          <text:p/>
        </draw:path>
        <draw:path draw:style-name="gr13" draw:text-style-name="P12" draw:layer="layout" svg:width="0.07cm" svg:height="0.106cm" svg:x="9.807cm" svg:y="11.68cm" svg:viewBox="0 0 71 107" svg:d="M71 54c0-30-16-54-35-54-20 0-36 24-36 54 0 29 16 53 36 53 19 0 35-24 35-53z">
          <text:p/>
        </draw:path>
        <draw:path draw:style-name="gr22" draw:text-style-name="P2" draw:layer="layout" svg:width="0.07cm" svg:height="0.106cm" svg:x="9.807cm" svg:y="11.68cm" svg:viewBox="0 0 71 107" svg:d="M71 54c0-30-16-54-35-54-20 0-36 24-36 54 0 29 16 53 36 53 19 0 35-24 35-53z">
          <text:p/>
        </draw:path>
        <draw:path draw:style-name="gr13" draw:text-style-name="P12" draw:layer="layout" svg:width="0.097cm" svg:height="0.053cm" svg:x="9.101cm" svg:y="11.204cm" svg:viewBox="0 0 98 54" svg:d="M98 27c0-14-22-27-49-27s-49 13-49 27c0 15 22 27 49 27s49-12 49-27z">
          <text:p/>
        </draw:path>
        <draw:path draw:style-name="gr22" draw:text-style-name="P2" draw:layer="layout" svg:width="0.097cm" svg:height="0.053cm" svg:x="9.101cm" svg:y="11.204cm" svg:viewBox="0 0 98 54" svg:d="M98 27c0-14-22-27-49-27s-49 13-49 27c0 15 22 27 49 27s49-12 49-27z">
          <text:p/>
        </draw:path>
        <draw:path draw:style-name="gr13" draw:text-style-name="P12" draw:layer="layout" svg:width="0.106cm" svg:height="0.053cm" svg:x="9.63cm" svg:y="11.204cm" svg:viewBox="0 0 107 54" svg:d="M107 27c0-14-23-27-54-27-29 0-53 13-53 27 0 15 24 27 53 27 31 0 54-12 54-27z">
          <text:p/>
        </draw:path>
        <draw:path draw:style-name="gr22" draw:text-style-name="P2" draw:layer="layout" svg:width="0.106cm" svg:height="0.053cm" svg:x="9.63cm" svg:y="11.204cm" svg:viewBox="0 0 107 54" svg:d="M107 27c0-14-23-27-54-27-29 0-53 13-53 27 0 15 24 27 53 27 31 0 54-12 54-27z">
          <text:p/>
        </draw:path>
        <draw:path draw:style-name="gr13" draw:text-style-name="P12" draw:layer="layout" svg:width="0.088cm" svg:height="0.088cm" svg:x="8.14cm" svg:y="11.389cm" svg:viewBox="0 0 89 89" svg:d="M89 45c0-24-21-45-45-45s-44 21-44 45 20 44 44 44 45-20 45-44z">
          <text:p/>
        </draw:path>
        <draw:path draw:style-name="gr22" draw:text-style-name="P2" draw:layer="layout" svg:width="0.088cm" svg:height="0.088cm" svg:x="8.14cm" svg:y="11.389cm" svg:viewBox="0 0 89 89" svg:d="M89 45c0-24-21-45-45-45s-44 21-44 45 20 44 44 44 45-20 45-44z">
          <text:p/>
        </draw:path>
        <draw:path draw:style-name="gr13" draw:text-style-name="P12" draw:layer="layout" svg:width="0.088cm" svg:height="0.088cm" svg:x="8.14cm" svg:y="11.671cm" svg:viewBox="0 0 89 89" svg:d="M89 44c0-24-21-44-45-44s-44 20-44 44c0 25 20 45 44 45s45-20 45-45z">
          <text:p/>
        </draw:path>
        <draw:path draw:style-name="gr22" draw:text-style-name="P2" draw:layer="layout" svg:width="0.088cm" svg:height="0.088cm" svg:x="8.14cm" svg:y="11.671cm" svg:viewBox="0 0 89 89" svg:d="M89 44c0-24-21-44-45-44s-44 20-44 44c0 25 20 45 44 45s45-20 45-45z">
          <text:p/>
        </draw:path>
        <draw:frame draw:style-name="gr21" draw:text-style-name="P17" draw:layer="layout" svg:width="0.889cm" svg:height="0.276cm" svg:x="10.23cm" svg:y="11.288cm">
          <draw:text-box>
            <text:p text:style-name="P3"><text:span text:style-name="T8">D1 mini</text:span></text:p>
          </draw:text-box>
        </draw:frame>
        <draw:polygon draw:style-name="gr23" draw:text-style-name="P18" draw:layer="layout" svg:width="0.176cm" svg:height="0.141cm" svg:x="10.442cm" svg:y="8.47cm" svg:viewBox="0 0 177 142" draw:points="0,0 177,0 177,142 0,142">
          <text:p/>
        </draw:polygon>
        <draw:path draw:style-name="gr24" draw:text-style-name="P14" draw:layer="layout" svg:width="0.053cm" svg:height="0.053cm" svg:x="10.627cm" svg:y="8.514cm" svg:viewBox="0 0 54 54" svg:d="M54 26c0-14-12-26-27-26-14 0-27 12-27 26 0 16 13 28 27 28 15 0 27-12 27-28z">
          <text:p/>
        </draw:path>
        <draw:path draw:style-name="gr25" draw:text-style-name="P2" draw:layer="layout" svg:width="0.053cm" svg:height="0.053cm" svg:x="10.627cm" svg:y="8.514cm" svg:viewBox="0 0 54 54" svg:d="M54 26c0-14-12-26-27-26-14 0-27 12-27 26 0 16 13 28 27 28 15 0 27-12 27-28z">
          <text:p/>
        </draw:path>
        <draw:path draw:style-name="gr24" draw:text-style-name="P14" draw:layer="layout" svg:width="0.053cm" svg:height="0.053cm" svg:x="10.486cm" svg:y="8.514cm" svg:viewBox="0 0 54 54" svg:d="M54 26c0-14-13-26-28-26-14 0-26 12-26 26 0 16 12 28 26 28 15 0 28-12 28-28z">
          <text:p/>
        </draw:path>
        <draw:path draw:style-name="gr25" draw:text-style-name="P2" draw:layer="layout" svg:width="0.053cm" svg:height="0.053cm" svg:x="10.486cm" svg:y="8.514cm" svg:viewBox="0 0 54 54" svg:d="M54 26c0-14-13-26-28-26-14 0-26 12-26 26 0 16 12 28 26 28 15 0 28-12 28-28z">
          <text:p/>
        </draw:path>
        <draw:polygon draw:style-name="gr23" draw:text-style-name="P18" draw:layer="layout" svg:width="0.176cm" svg:height="0.141cm" svg:x="10.442cm" svg:y="8.752cm" svg:viewBox="0 0 177 142" draw:points="0,0 177,0 177,142 0,142">
          <text:p/>
        </draw:polygon>
        <draw:path draw:style-name="gr24" draw:text-style-name="P14" draw:layer="layout" svg:width="0.053cm" svg:height="0.053cm" svg:x="10.627cm" svg:y="8.796cm" svg:viewBox="0 0 54 54" svg:d="M54 27c0-15-12-27-27-27-14 0-27 12-27 27s13 27 27 27c15 0 27-12 27-27z">
          <text:p/>
        </draw:path>
        <draw:path draw:style-name="gr25" draw:text-style-name="P2" draw:layer="layout" svg:width="0.053cm" svg:height="0.053cm" svg:x="10.627cm" svg:y="8.796cm" svg:viewBox="0 0 54 54" svg:d="M54 27c0-15-12-27-27-27-14 0-27 12-27 27s13 27 27 27c15 0 27-12 27-27z">
          <text:p/>
        </draw:path>
        <draw:path draw:style-name="gr24" draw:text-style-name="P14" draw:layer="layout" svg:width="0.053cm" svg:height="0.053cm" svg:x="10.486cm" svg:y="8.796cm" svg:viewBox="0 0 54 54" svg:d="M54 27c0-15-13-27-28-27-14 0-26 12-26 27s12 27 26 27c15 0 28-12 28-27z">
          <text:p/>
        </draw:path>
        <draw:path draw:style-name="gr25" draw:text-style-name="P2" draw:layer="layout" svg:width="0.053cm" svg:height="0.053cm" svg:x="10.486cm" svg:y="8.796cm" svg:viewBox="0 0 54 54" svg:d="M54 27c0-15-13-27-28-27-14 0-26 12-26 27s12 27 26 27c15 0 28-12 28-27z">
          <text:p/>
        </draw:path>
        <draw:polygon draw:style-name="gr23" draw:text-style-name="P18" draw:layer="layout" svg:width="0.176cm" svg:height="0.141cm" svg:x="10.442cm" svg:y="9.034cm" svg:viewBox="0 0 177 142" draw:points="0,0 177,0 177,142 0,142">
          <text:p/>
        </draw:polygon>
        <draw:path draw:style-name="gr24" draw:text-style-name="P14" draw:layer="layout" svg:width="0.053cm" svg:height="0.053cm" svg:x="10.627cm" svg:y="9.078cm" svg:viewBox="0 0 54 54" svg:d="M54 27c0-15-12-27-27-27-14 0-27 12-27 27 0 14 13 27 27 27 15 0 27-13 27-27z">
          <text:p/>
        </draw:path>
        <draw:path draw:style-name="gr25" draw:text-style-name="P2" draw:layer="layout" svg:width="0.053cm" svg:height="0.053cm" svg:x="10.627cm" svg:y="9.078cm" svg:viewBox="0 0 54 54" svg:d="M54 27c0-15-12-27-27-27-14 0-27 12-27 27 0 14 13 27 27 27 15 0 27-13 27-27z">
          <text:p/>
        </draw:path>
        <draw:path draw:style-name="gr24" draw:text-style-name="P14" draw:layer="layout" svg:width="0.053cm" svg:height="0.053cm" svg:x="10.486cm" svg:y="9.078cm" svg:viewBox="0 0 54 54" svg:d="M54 27c0-15-13-27-28-27-14 0-26 12-26 27 0 14 12 27 26 27 15 0 28-13 28-27z">
          <text:p/>
        </draw:path>
        <draw:path draw:style-name="gr25" draw:text-style-name="P2" draw:layer="layout" svg:width="0.053cm" svg:height="0.053cm" svg:x="10.486cm" svg:y="9.078cm" svg:viewBox="0 0 54 54" svg:d="M54 27c0-15-13-27-28-27-14 0-26 12-26 27 0 14 12 27 26 27 15 0 28-13 28-27z">
          <text:p/>
        </draw:path>
        <draw:polygon draw:style-name="gr23" draw:text-style-name="P18" draw:layer="layout" svg:width="0.176cm" svg:height="0.141cm" svg:x="10.442cm" svg:y="9.316cm" svg:viewBox="0 0 177 142" draw:points="0,0 177,0 177,142 0,142">
          <text:p/>
        </draw:polygon>
        <draw:path draw:style-name="gr24" draw:text-style-name="P14" draw:layer="layout" svg:width="0.053cm" svg:height="0.053cm" svg:x="10.627cm" svg:y="9.36cm" svg:viewBox="0 0 54 54" svg:d="M54 28c0-16-12-28-27-28-14 0-27 12-27 28 0 14 13 26 27 26 15 0 27-12 27-26z">
          <text:p/>
        </draw:path>
        <draw:path draw:style-name="gr25" draw:text-style-name="P2" draw:layer="layout" svg:width="0.053cm" svg:height="0.053cm" svg:x="10.627cm" svg:y="9.36cm" svg:viewBox="0 0 54 54" svg:d="M54 28c0-16-12-28-27-28-14 0-27 12-27 28 0 14 13 26 27 26 15 0 27-12 27-26z">
          <text:p/>
        </draw:path>
        <draw:path draw:style-name="gr24" draw:text-style-name="P14" draw:layer="layout" svg:width="0.053cm" svg:height="0.053cm" svg:x="10.486cm" svg:y="9.36cm" svg:viewBox="0 0 54 54" svg:d="M54 28c0-16-13-28-28-28-14 0-26 12-26 28 0 14 12 26 26 26 15 0 28-12 28-26z">
          <text:p/>
        </draw:path>
        <draw:path draw:style-name="gr25" draw:text-style-name="P2" draw:layer="layout" svg:width="0.053cm" svg:height="0.053cm" svg:x="10.486cm" svg:y="9.36cm" svg:viewBox="0 0 54 54" svg:d="M54 28c0-16-13-28-28-28-14 0-26 12-26 28 0 14 12 26 26 26 15 0 28-12 28-26z">
          <text:p/>
        </draw:path>
        <draw:polygon draw:style-name="gr23" draw:text-style-name="P18" draw:layer="layout" svg:width="0.176cm" svg:height="0.141cm" svg:x="10.442cm" svg:y="9.599cm" svg:viewBox="0 0 177 142" draw:points="0,0 177,0 177,142 0,142">
          <text:p/>
        </draw:polygon>
        <draw:path draw:style-name="gr24" draw:text-style-name="P14" draw:layer="layout" svg:width="0.053cm" svg:height="0.053cm" svg:x="10.627cm" svg:y="9.643cm" svg:viewBox="0 0 54 54" svg:d="M54 27c0-14-12-27-27-27-14 0-27 13-27 27 0 15 13 27 27 27 15 0 27-12 27-27z">
          <text:p/>
        </draw:path>
        <draw:path draw:style-name="gr25" draw:text-style-name="P2" draw:layer="layout" svg:width="0.053cm" svg:height="0.053cm" svg:x="10.627cm" svg:y="9.643cm" svg:viewBox="0 0 54 54" svg:d="M54 27c0-14-12-27-27-27-14 0-27 13-27 27 0 15 13 27 27 27 15 0 27-12 27-27z">
          <text:p/>
        </draw:path>
        <draw:path draw:style-name="gr24" draw:text-style-name="P14" draw:layer="layout" svg:width="0.053cm" svg:height="0.053cm" svg:x="10.486cm" svg:y="9.643cm" svg:viewBox="0 0 54 54" svg:d="M54 27c0-14-13-27-28-27-14 0-26 13-26 27 0 15 12 27 26 27 15 0 28-12 28-27z">
          <text:p/>
        </draw:path>
        <draw:path draw:style-name="gr25" draw:text-style-name="P2" draw:layer="layout" svg:width="0.053cm" svg:height="0.053cm" svg:x="10.486cm" svg:y="9.643cm" svg:viewBox="0 0 54 54" svg:d="M54 27c0-14-13-27-28-27-14 0-26 13-26 27 0 15 12 27 26 27 15 0 28-12 28-27z">
          <text:p/>
        </draw:path>
        <draw:polygon draw:style-name="gr23" draw:text-style-name="P18" draw:layer="layout" svg:width="0.176cm" svg:height="0.141cm" svg:x="10.442cm" svg:y="9.881cm" svg:viewBox="0 0 177 142" draw:points="0,0 177,0 177,142 0,142">
          <text:p/>
        </draw:polygon>
        <draw:path draw:style-name="gr24" draw:text-style-name="P14" draw:layer="layout" svg:width="0.053cm" svg:height="0.053cm" svg:x="10.627cm" svg:y="9.925cm" svg:viewBox="0 0 54 54" svg:d="M54 26c0-14-12-26-27-26-14 0-27 12-27 26 0 16 13 28 27 28 15 0 27-12 27-28z">
          <text:p/>
        </draw:path>
        <draw:path draw:style-name="gr25" draw:text-style-name="P2" draw:layer="layout" svg:width="0.053cm" svg:height="0.053cm" svg:x="10.627cm" svg:y="9.925cm" svg:viewBox="0 0 54 54" svg:d="M54 26c0-14-12-26-27-26-14 0-27 12-27 26 0 16 13 28 27 28 15 0 27-12 27-28z">
          <text:p/>
        </draw:path>
        <draw:path draw:style-name="gr24" draw:text-style-name="P14" draw:layer="layout" svg:width="0.053cm" svg:height="0.053cm" svg:x="10.486cm" svg:y="9.925cm" svg:viewBox="0 0 54 54" svg:d="M54 26c0-14-13-26-28-26-14 0-26 12-26 26 0 16 12 28 26 28 15 0 28-12 28-28z">
          <text:p/>
        </draw:path>
        <draw:path draw:style-name="gr25" draw:text-style-name="P2" draw:layer="layout" svg:width="0.053cm" svg:height="0.053cm" svg:x="10.486cm" svg:y="9.925cm" svg:viewBox="0 0 54 54" svg:d="M54 26c0-14-13-26-28-26-14 0-26 12-26 26 0 16 12 28 26 28 15 0 28-12 28-28z">
          <text:p/>
        </draw:path>
        <draw:polygon draw:style-name="gr23" draw:text-style-name="P18" draw:layer="layout" svg:width="0.176cm" svg:height="0.141cm" svg:x="10.442cm" svg:y="10.163cm" svg:viewBox="0 0 177 142" draw:points="0,0 177,0 177,142 0,142">
          <text:p/>
        </draw:polygon>
        <draw:path draw:style-name="gr24" draw:text-style-name="P14" draw:layer="layout" svg:width="0.053cm" svg:height="0.053cm" svg:x="10.627cm" svg:y="10.207cm" svg:viewBox="0 0 54 54" svg:d="M54 28c0-15-12-28-27-28-14 0-27 13-27 28 0 14 13 26 27 26 15 0 27-12 27-26z">
          <text:p/>
        </draw:path>
        <draw:path draw:style-name="gr25" draw:text-style-name="P2" draw:layer="layout" svg:width="0.053cm" svg:height="0.053cm" svg:x="10.627cm" svg:y="10.207cm" svg:viewBox="0 0 54 54" svg:d="M54 28c0-15-12-28-27-28-14 0-27 13-27 28 0 14 13 26 27 26 15 0 27-12 27-26z">
          <text:p/>
        </draw:path>
        <draw:path draw:style-name="gr24" draw:text-style-name="P14" draw:layer="layout" svg:width="0.053cm" svg:height="0.053cm" svg:x="10.486cm" svg:y="10.207cm" svg:viewBox="0 0 54 54" svg:d="M54 28c0-15-13-28-28-28-14 0-26 13-26 28 0 14 12 26 26 26 15 0 28-12 28-26z">
          <text:p/>
        </draw:path>
        <draw:path draw:style-name="gr25" draw:text-style-name="P2" draw:layer="layout" svg:width="0.053cm" svg:height="0.053cm" svg:x="10.486cm" svg:y="10.207cm" svg:viewBox="0 0 54 54" svg:d="M54 28c0-15-13-28-28-28-14 0-26 13-26 28 0 14 12 26 26 26 15 0 28-12 28-26z">
          <text:p/>
        </draw:path>
        <draw:polygon draw:style-name="gr23" draw:text-style-name="P18" draw:layer="layout" svg:width="0.176cm" svg:height="0.141cm" svg:x="10.442cm" svg:y="10.445cm" svg:viewBox="0 0 177 142" draw:points="0,0 177,0 177,142 0,142">
          <text:p/>
        </draw:polygon>
        <draw:path draw:style-name="gr24" draw:text-style-name="P14" draw:layer="layout" svg:width="0.053cm" svg:height="0.053cm" svg:x="10.627cm" svg:y="10.489cm" svg:viewBox="0 0 54 54" svg:d="M54 27c0-15-12-27-27-27-14 0-27 12-27 27 0 14 13 27 27 27 15 0 27-13 27-27z">
          <text:p/>
        </draw:path>
        <draw:path draw:style-name="gr25" draw:text-style-name="P2" draw:layer="layout" svg:width="0.053cm" svg:height="0.053cm" svg:x="10.627cm" svg:y="10.489cm" svg:viewBox="0 0 54 54" svg:d="M54 27c0-15-12-27-27-27-14 0-27 12-27 27 0 14 13 27 27 27 15 0 27-13 27-27z">
          <text:p/>
        </draw:path>
        <draw:path draw:style-name="gr24" draw:text-style-name="P14" draw:layer="layout" svg:width="0.053cm" svg:height="0.053cm" svg:x="10.486cm" svg:y="10.489cm" svg:viewBox="0 0 54 54" svg:d="M54 27c0-15-13-27-28-27-14 0-26 12-26 27 0 14 12 27 26 27 15 0 28-13 28-27z">
          <text:p/>
        </draw:path>
        <draw:path draw:style-name="gr25" draw:text-style-name="P2" draw:layer="layout" svg:width="0.053cm" svg:height="0.053cm" svg:x="10.486cm" svg:y="10.489cm" svg:viewBox="0 0 54 54" svg:d="M54 27c0-15-13-27-28-27-14 0-26 12-26 27 0 14 12 27 26 27 15 0 28-13 28-27z">
          <text:p/>
        </draw:path>
        <draw:polygon draw:style-name="gr23" draw:text-style-name="P18" draw:layer="layout" svg:width="0.176cm" svg:height="0.141cm" svg:x="8.431cm" svg:y="8.47cm" svg:viewBox="0 0 177 142" draw:points="0,0 177,0 177,142 0,142">
          <text:p/>
        </draw:polygon>
        <draw:path draw:style-name="gr24" draw:text-style-name="P14" draw:layer="layout" svg:width="0.053cm" svg:height="0.053cm" svg:x="8.369cm" svg:y="8.514cm" svg:viewBox="0 0 54 54" svg:d="M54 26c0-14-12-26-27-26s-27 12-27 26c0 16 12 28 27 28s27-12 27-28z">
          <text:p/>
        </draw:path>
        <draw:path draw:style-name="gr25" draw:text-style-name="P2" draw:layer="layout" svg:width="0.053cm" svg:height="0.053cm" svg:x="8.369cm" svg:y="8.514cm" svg:viewBox="0 0 54 54" svg:d="M54 26c0-14-12-26-27-26s-27 12-27 26c0 16 12 28 27 28s27-12 27-28z">
          <text:p/>
        </draw:path>
        <draw:path draw:style-name="gr24" draw:text-style-name="P14" draw:layer="layout" svg:width="0.053cm" svg:height="0.053cm" svg:x="8.51cm" svg:y="8.514cm" svg:viewBox="0 0 54 54" svg:d="M54 26c0-14-13-26-27-26-15 0-27 12-27 26 0 16 12 28 27 28 14 0 27-12 27-28z">
          <text:p/>
        </draw:path>
        <draw:path draw:style-name="gr25" draw:text-style-name="P2" draw:layer="layout" svg:width="0.053cm" svg:height="0.053cm" svg:x="8.51cm" svg:y="8.514cm" svg:viewBox="0 0 54 54" svg:d="M54 26c0-14-13-26-27-26-15 0-27 12-27 26 0 16 12 28 27 28 14 0 27-12 27-28z">
          <text:p/>
        </draw:path>
        <draw:polygon draw:style-name="gr23" draw:text-style-name="P18" draw:layer="layout" svg:width="0.176cm" svg:height="0.141cm" svg:x="8.431cm" svg:y="8.752cm" svg:viewBox="0 0 177 142" draw:points="0,0 177,0 177,142 0,142">
          <text:p/>
        </draw:polygon>
        <draw:path draw:style-name="gr24" draw:text-style-name="P14" draw:layer="layout" svg:width="0.053cm" svg:height="0.053cm" svg:x="8.369cm" svg:y="8.796cm" svg:viewBox="0 0 54 54" svg:d="M54 27c0-15-12-27-27-27s-27 12-27 27 12 27 27 27 27-12 27-27z">
          <text:p/>
        </draw:path>
        <draw:path draw:style-name="gr25" draw:text-style-name="P2" draw:layer="layout" svg:width="0.053cm" svg:height="0.053cm" svg:x="8.369cm" svg:y="8.796cm" svg:viewBox="0 0 54 54" svg:d="M54 27c0-15-12-27-27-27s-27 12-27 27 12 27 27 27 27-12 27-27z">
          <text:p/>
        </draw:path>
        <draw:path draw:style-name="gr24" draw:text-style-name="P14" draw:layer="layout" svg:width="0.053cm" svg:height="0.053cm" svg:x="8.51cm" svg:y="8.796cm" svg:viewBox="0 0 54 54" svg:d="M54 27c0-15-13-27-27-27-15 0-27 12-27 27s12 27 27 27c14 0 27-12 27-27z">
          <text:p/>
        </draw:path>
        <draw:path draw:style-name="gr25" draw:text-style-name="P2" draw:layer="layout" svg:width="0.053cm" svg:height="0.053cm" svg:x="8.51cm" svg:y="8.796cm" svg:viewBox="0 0 54 54" svg:d="M54 27c0-15-13-27-27-27-15 0-27 12-27 27s12 27 27 27c14 0 27-12 27-27z">
          <text:p/>
        </draw:path>
        <draw:polygon draw:style-name="gr23" draw:text-style-name="P18" draw:layer="layout" svg:width="0.176cm" svg:height="0.141cm" svg:x="8.431cm" svg:y="9.034cm" svg:viewBox="0 0 177 142" draw:points="0,0 177,0 177,142 0,142">
          <text:p/>
        </draw:polygon>
        <draw:path draw:style-name="gr24" draw:text-style-name="P14" draw:layer="layout" svg:width="0.053cm" svg:height="0.053cm" svg:x="8.369cm" svg:y="9.078cm" svg:viewBox="0 0 54 54" svg:d="M54 27c0-15-12-27-27-27s-27 12-27 27c0 14 12 27 27 27s27-13 27-27z">
          <text:p/>
        </draw:path>
        <draw:path draw:style-name="gr25" draw:text-style-name="P2" draw:layer="layout" svg:width="0.053cm" svg:height="0.053cm" svg:x="8.369cm" svg:y="9.078cm" svg:viewBox="0 0 54 54" svg:d="M54 27c0-15-12-27-27-27s-27 12-27 27c0 14 12 27 27 27s27-13 27-27z">
          <text:p/>
        </draw:path>
        <draw:path draw:style-name="gr24" draw:text-style-name="P14" draw:layer="layout" svg:width="0.053cm" svg:height="0.053cm" svg:x="8.51cm" svg:y="9.078cm" svg:viewBox="0 0 54 54" svg:d="M54 27c0-15-13-27-27-27-15 0-27 12-27 27 0 14 12 27 27 27 14 0 27-13 27-27z">
          <text:p/>
        </draw:path>
        <draw:path draw:style-name="gr25" draw:text-style-name="P2" draw:layer="layout" svg:width="0.053cm" svg:height="0.053cm" svg:x="8.51cm" svg:y="9.078cm" svg:viewBox="0 0 54 54" svg:d="M54 27c0-15-13-27-27-27-15 0-27 12-27 27 0 14 12 27 27 27 14 0 27-13 27-27z">
          <text:p/>
        </draw:path>
        <draw:polygon draw:style-name="gr23" draw:text-style-name="P18" draw:layer="layout" svg:width="0.176cm" svg:height="0.141cm" svg:x="8.431cm" svg:y="9.316cm" svg:viewBox="0 0 177 142" draw:points="0,0 177,0 177,142 0,142">
          <text:p/>
        </draw:polygon>
        <draw:path draw:style-name="gr24" draw:text-style-name="P14" draw:layer="layout" svg:width="0.053cm" svg:height="0.053cm" svg:x="8.369cm" svg:y="9.36cm" svg:viewBox="0 0 54 54" svg:d="M54 28c0-16-12-28-27-28s-27 12-27 28c0 14 12 26 27 26s27-12 27-26z">
          <text:p/>
        </draw:path>
        <draw:path draw:style-name="gr25" draw:text-style-name="P2" draw:layer="layout" svg:width="0.053cm" svg:height="0.053cm" svg:x="8.369cm" svg:y="9.36cm" svg:viewBox="0 0 54 54" svg:d="M54 28c0-16-12-28-27-28s-27 12-27 28c0 14 12 26 27 26s27-12 27-26z">
          <text:p/>
        </draw:path>
        <draw:path draw:style-name="gr24" draw:text-style-name="P14" draw:layer="layout" svg:width="0.053cm" svg:height="0.053cm" svg:x="8.51cm" svg:y="9.36cm" svg:viewBox="0 0 54 54" svg:d="M54 28c0-16-13-28-27-28-15 0-27 12-27 28 0 14 12 26 27 26 14 0 27-12 27-26z">
          <text:p/>
        </draw:path>
        <draw:path draw:style-name="gr25" draw:text-style-name="P2" draw:layer="layout" svg:width="0.053cm" svg:height="0.053cm" svg:x="8.51cm" svg:y="9.36cm" svg:viewBox="0 0 54 54" svg:d="M54 28c0-16-13-28-27-28-15 0-27 12-27 28 0 14 12 26 27 26 14 0 27-12 27-26z">
          <text:p/>
        </draw:path>
        <draw:polygon draw:style-name="gr23" draw:text-style-name="P18" draw:layer="layout" svg:width="0.176cm" svg:height="0.141cm" svg:x="8.431cm" svg:y="9.599cm" svg:viewBox="0 0 177 142" draw:points="0,0 177,0 177,142 0,142">
          <text:p/>
        </draw:polygon>
        <draw:path draw:style-name="gr24" draw:text-style-name="P14" draw:layer="layout" svg:width="0.053cm" svg:height="0.053cm" svg:x="8.369cm" svg:y="9.643cm" svg:viewBox="0 0 54 54" svg:d="M54 27c0-14-12-27-28-27-14 0-26 13-26 27 0 15 12 27 26 27 16 0 28-12 28-27z">
          <text:p/>
        </draw:path>
        <draw:path draw:style-name="gr25" draw:text-style-name="P2" draw:layer="layout" svg:width="0.053cm" svg:height="0.053cm" svg:x="8.369cm" svg:y="9.643cm" svg:viewBox="0 0 54 54" svg:d="M54 27c0-14-12-27-28-27-14 0-26 13-26 27 0 15 12 27 26 27 16 0 28-12 28-27z">
          <text:p/>
        </draw:path>
        <draw:path draw:style-name="gr24" draw:text-style-name="P14" draw:layer="layout" svg:width="0.053cm" svg:height="0.053cm" svg:x="8.51cm" svg:y="9.643cm" svg:viewBox="0 0 54 54" svg:d="M54 27c0-14-13-27-28-27-14 0-26 13-26 27 0 15 12 27 26 27 15 0 28-12 28-27z">
          <text:p/>
        </draw:path>
        <draw:path draw:style-name="gr25" draw:text-style-name="P2" draw:layer="layout" svg:width="0.053cm" svg:height="0.053cm" svg:x="8.51cm" svg:y="9.643cm" svg:viewBox="0 0 54 54" svg:d="M54 27c0-14-13-27-28-27-14 0-26 13-26 27 0 15 12 27 26 27 15 0 28-12 28-27z">
          <text:p/>
        </draw:path>
        <draw:polygon draw:style-name="gr23" draw:text-style-name="P18" draw:layer="layout" svg:width="0.176cm" svg:height="0.141cm" svg:x="8.431cm" svg:y="9.881cm" svg:viewBox="0 0 177 142" draw:points="0,0 177,0 177,142 0,142">
          <text:p/>
        </draw:polygon>
        <draw:path draw:style-name="gr24" draw:text-style-name="P14" draw:layer="layout" svg:width="0.053cm" svg:height="0.053cm" svg:x="8.369cm" svg:y="9.925cm" svg:viewBox="0 0 54 54" svg:d="M54 26c0-14-12-26-28-26-14 0-26 12-26 26 0 16 12 28 26 28 16 0 28-12 28-28z">
          <text:p/>
        </draw:path>
        <draw:path draw:style-name="gr25" draw:text-style-name="P2" draw:layer="layout" svg:width="0.053cm" svg:height="0.053cm" svg:x="8.369cm" svg:y="9.925cm" svg:viewBox="0 0 54 54" svg:d="M54 26c0-14-12-26-28-26-14 0-26 12-26 26 0 16 12 28 26 28 16 0 28-12 28-28z">
          <text:p/>
        </draw:path>
        <draw:path draw:style-name="gr24" draw:text-style-name="P14" draw:layer="layout" svg:width="0.053cm" svg:height="0.053cm" svg:x="8.51cm" svg:y="9.925cm" svg:viewBox="0 0 54 54" svg:d="M54 26c0-14-13-26-28-26-14 0-26 12-26 26 0 16 12 28 26 28 15 0 28-12 28-28z">
          <text:p/>
        </draw:path>
        <draw:path draw:style-name="gr25" draw:text-style-name="P2" draw:layer="layout" svg:width="0.053cm" svg:height="0.053cm" svg:x="8.51cm" svg:y="9.925cm" svg:viewBox="0 0 54 54" svg:d="M54 26c0-14-13-26-28-26-14 0-26 12-26 26 0 16 12 28 26 28 15 0 28-12 28-28z">
          <text:p/>
        </draw:path>
        <draw:polygon draw:style-name="gr23" draw:text-style-name="P18" draw:layer="layout" svg:width="0.176cm" svg:height="0.141cm" svg:x="8.431cm" svg:y="10.163cm" svg:viewBox="0 0 177 142" draw:points="0,0 177,0 177,142 0,142">
          <text:p/>
        </draw:polygon>
        <draw:path draw:style-name="gr24" draw:text-style-name="P14" draw:layer="layout" svg:width="0.053cm" svg:height="0.053cm" svg:x="8.369cm" svg:y="10.207cm" svg:viewBox="0 0 54 54" svg:d="M54 28c0-15-12-28-28-28-14 0-26 13-26 28 0 14 12 26 26 26 16 0 28-12 28-26z">
          <text:p/>
        </draw:path>
        <draw:path draw:style-name="gr25" draw:text-style-name="P2" draw:layer="layout" svg:width="0.053cm" svg:height="0.053cm" svg:x="8.369cm" svg:y="10.207cm" svg:viewBox="0 0 54 54" svg:d="M54 28c0-15-12-28-28-28-14 0-26 13-26 28 0 14 12 26 26 26 16 0 28-12 28-26z">
          <text:p/>
        </draw:path>
        <draw:path draw:style-name="gr24" draw:text-style-name="P14" draw:layer="layout" svg:width="0.053cm" svg:height="0.053cm" svg:x="8.51cm" svg:y="10.207cm" svg:viewBox="0 0 54 54" svg:d="M54 28c0-15-13-28-28-28-14 0-26 13-26 28 0 14 12 26 26 26 15 0 28-12 28-26z">
          <text:p/>
        </draw:path>
        <draw:path draw:style-name="gr25" draw:text-style-name="P2" draw:layer="layout" svg:width="0.053cm" svg:height="0.053cm" svg:x="8.51cm" svg:y="10.207cm" svg:viewBox="0 0 54 54" svg:d="M54 28c0-15-13-28-28-28-14 0-26 13-26 28 0 14 12 26 26 26 15 0 28-12 28-26z">
          <text:p/>
        </draw:path>
        <draw:polygon draw:style-name="gr23" draw:text-style-name="P18" draw:layer="layout" svg:width="0.176cm" svg:height="0.141cm" svg:x="8.431cm" svg:y="10.445cm" svg:viewBox="0 0 177 142" draw:points="0,0 177,0 177,142 0,142">
          <text:p/>
        </draw:polygon>
        <draw:path draw:style-name="gr24" draw:text-style-name="P14" draw:layer="layout" svg:width="0.053cm" svg:height="0.053cm" svg:x="8.369cm" svg:y="10.489cm" svg:viewBox="0 0 54 54" svg:d="M54 27c0-15-12-27-28-27-14 0-26 12-26 27 0 14 12 27 26 27 16 0 28-13 28-27z">
          <text:p/>
        </draw:path>
        <draw:path draw:style-name="gr25" draw:text-style-name="P2" draw:layer="layout" svg:width="0.053cm" svg:height="0.053cm" svg:x="8.369cm" svg:y="10.489cm" svg:viewBox="0 0 54 54" svg:d="M54 27c0-15-12-27-28-27-14 0-26 12-26 27 0 14 12 27 26 27 16 0 28-13 28-27z">
          <text:p/>
        </draw:path>
        <draw:path draw:style-name="gr24" draw:text-style-name="P14" draw:layer="layout" svg:width="0.053cm" svg:height="0.053cm" svg:x="8.51cm" svg:y="10.489cm" svg:viewBox="0 0 54 54" svg:d="M54 27c0-15-13-27-28-27-14 0-26 12-26 27 0 14 12 27 26 27 15 0 28-13 28-27z">
          <text:p/>
        </draw:path>
        <draw:path draw:style-name="gr25" draw:text-style-name="P2" draw:layer="layout" svg:width="0.053cm" svg:height="0.053cm" svg:x="8.51cm" svg:y="10.489cm" svg:viewBox="0 0 54 54" svg:d="M54 27c0-15-13-27-28-27-14 0-26 12-26 27 0 14 12 27 26 27 15 0 28-13 28-27z">
          <text:p/>
        </draw:path>
        <draw:frame draw:style-name="gr21" draw:text-style-name="P17" draw:layer="layout" svg:width="1.04cm" svg:height="0.276cm" svg:x="8.959cm" svg:y="8.735cm">
          <draw:text-box>
            <text:p text:style-name="P3"><text:span text:style-name="T8">ESP8266</text:span></text:p>
          </draw:text-box>
        </draw:frame>
        <draw:frame draw:style-name="gr8" draw:text-style-name="P8" draw:layer="layout" svg:width="0.318cm" svg:height="0.2cm" draw:transform="rotate (1.5707963267949) translate (8.165cm 10.959cm)">
          <draw:text-box>
            <text:p text:style-name="P3"><text:span text:style-name="T9">3V3</text:span></text:p>
          </draw:text-box>
        </draw:frame>
        <draw:frame draw:style-name="gr8" draw:text-style-name="P8" draw:layer="layout" svg:width="0.783cm" svg:height="0.2cm" draw:transform="rotate (1.5707963267949) translate (8.166cm 10.55cm)">
          <draw:text-box>
            <text:p text:style-name="P3"><text:span text:style-name="T9">D8 D7 D6</text:span></text:p>
          </draw:text-box>
        </draw:frame>
        <draw:frame draw:style-name="gr8" draw:text-style-name="P8" draw:layer="layout" svg:width="0.506cm" svg:height="0.2cm" draw:transform="rotate (1.5707963267949) translate (8.166cm 9.509cm)">
          <draw:text-box>
            <text:p text:style-name="P3"><text:span text:style-name="T9">D5 D0</text:span></text:p>
          </draw:text-box>
        </draw:frame>
        <draw:frame draw:style-name="gr8" draw:text-style-name="P8" draw:layer="layout" svg:width="0.229cm" svg:height="0.2cm" draw:transform="rotate (1.5707963267949) translate (8.166cm 8.803cm)">
          <draw:text-box>
            <text:p text:style-name="P3"><text:span text:style-name="T9">A0</text:span></text:p>
          </draw:text-box>
        </draw:frame>
        <draw:polygon draw:style-name="gr23" draw:text-style-name="P18" draw:layer="layout" svg:width="0.142cm" svg:height="0.035cm" svg:x="8.748cm" svg:y="10.657cm" svg:viewBox="0 0 143 36" draw:points="0,0 143,0 143,36 0,36">
          <text:p/>
        </draw:polygon>
        <draw:path draw:style-name="gr24" draw:text-style-name="P14" draw:layer="layout" svg:width="0.066cm" svg:height="0.084cm" svg:x="8.786cm" svg:y="10.685cm" svg:viewBox="0 0 67 85" svg:d="M67 42c0-23-15-42-33-42-19 0-34 19-34 42 0 25 15 43 34 43 18 0 33-18 33-43z">
          <text:p/>
        </draw:path>
        <draw:path draw:style-name="gr25" draw:text-style-name="P2" draw:layer="layout" svg:width="0.066cm" svg:height="0.084cm" svg:x="8.786cm" svg:y="10.685cm" svg:viewBox="0 0 67 85" svg:d="M67 42c0-23-15-42-33-42-19 0-34 19-34 42 0 25 15 43 34 43 18 0 33-18 33-43z">
          <text:p/>
        </draw:path>
        <draw:polygon draw:style-name="gr23" draw:text-style-name="P18" draw:layer="layout" svg:width="0.141cm" svg:height="0.035cm" svg:x="9.031cm" svg:y="10.657cm" svg:viewBox="0 0 142 36" draw:points="0,0 142,0 142,36 0,36">
          <text:p/>
        </draw:polygon>
        <draw:path draw:style-name="gr24" draw:text-style-name="P14" draw:layer="layout" svg:width="0.066cm" svg:height="0.084cm" svg:x="9.068cm" svg:y="10.685cm" svg:viewBox="0 0 67 85" svg:d="M67 42c0-23-14-42-33-42-18 0-34 19-34 42 0 25 16 43 34 43 19 0 33-18 33-43z">
          <text:p/>
        </draw:path>
        <draw:path draw:style-name="gr25" draw:text-style-name="P2" draw:layer="layout" svg:width="0.066cm" svg:height="0.084cm" svg:x="9.068cm" svg:y="10.685cm" svg:viewBox="0 0 67 85" svg:d="M67 42c0-23-14-42-33-42-18 0-34 19-34 42 0 25 16 43 34 43 19 0 33-18 33-43z">
          <text:p/>
        </draw:path>
        <draw:polygon draw:style-name="gr23" draw:text-style-name="P18" draw:layer="layout" svg:width="0.141cm" svg:height="0.035cm" svg:x="9.313cm" svg:y="10.657cm" svg:viewBox="0 0 142 36" draw:points="0,0 142,0 142,36 0,36">
          <text:p/>
        </draw:polygon>
        <draw:path draw:style-name="gr24" draw:text-style-name="P14" draw:layer="layout" svg:width="0.067cm" svg:height="0.084cm" svg:x="9.35cm" svg:y="10.685cm" svg:viewBox="0 0 68 85" svg:d="M68 42c0-23-16-42-35-42-18 0-33 19-33 42 0 25 15 43 33 43 19 0 35-18 35-43z">
          <text:p/>
        </draw:path>
        <draw:path draw:style-name="gr25" draw:text-style-name="P2" draw:layer="layout" svg:width="0.067cm" svg:height="0.084cm" svg:x="9.35cm" svg:y="10.685cm" svg:viewBox="0 0 68 85" svg:d="M68 42c0-23-16-42-35-42-18 0-33 19-33 42 0 25 15 43 33 43 19 0 35-18 35-43z">
          <text:p/>
        </draw:path>
        <draw:polygon draw:style-name="gr23" draw:text-style-name="P18" draw:layer="layout" svg:width="0.141cm" svg:height="0.035cm" svg:x="9.595cm" svg:y="10.657cm" svg:viewBox="0 0 142 36" draw:points="0,0 142,0 142,36 0,36">
          <text:p/>
        </draw:polygon>
        <draw:path draw:style-name="gr24" draw:text-style-name="P14" draw:layer="layout" svg:width="0.067cm" svg:height="0.084cm" svg:x="9.632cm" svg:y="10.685cm" svg:viewBox="0 0 68 85" svg:d="M68 42c0-23-15-42-34-42s-34 19-34 42c0 25 15 43 34 43s34-18 34-43z">
          <text:p/>
        </draw:path>
        <draw:path draw:style-name="gr25" draw:text-style-name="P2" draw:layer="layout" svg:width="0.067cm" svg:height="0.084cm" svg:x="9.632cm" svg:y="10.685cm" svg:viewBox="0 0 68 85" svg:d="M68 42c0-23-15-42-34-42s-34 19-34 42c0 25 15 43 34 43s34-18 34-43z">
          <text:p/>
        </draw:path>
        <draw:polygon draw:style-name="gr23" draw:text-style-name="P18" draw:layer="layout" svg:width="0.141cm" svg:height="0.035cm" svg:x="9.877cm" svg:y="10.657cm" svg:viewBox="0 0 142 36" draw:points="0,0 142,0 142,36 0,36">
          <text:p/>
        </draw:polygon>
        <draw:path draw:style-name="gr24" draw:text-style-name="P14" draw:layer="layout" svg:width="0.066cm" svg:height="0.084cm" svg:x="9.915cm" svg:y="10.685cm" svg:viewBox="0 0 67 85" svg:d="M67 42c0-23-15-42-33-42-20 0-34 19-34 42 0 25 14 43 34 43 18 0 33-18 33-43z">
          <text:p/>
        </draw:path>
        <draw:path draw:style-name="gr25" draw:text-style-name="P2" draw:layer="layout" svg:width="0.066cm" svg:height="0.084cm" svg:x="9.915cm" svg:y="10.685cm" svg:viewBox="0 0 67 85" svg:d="M67 42c0-23-15-42-33-42-20 0-34 19-34 42 0 25 14 43 34 43 18 0 33-18 33-43z">
          <text:p/>
        </draw:path>
        <draw:polygon draw:style-name="gr23" draw:text-style-name="P18" draw:layer="layout" svg:width="0.142cm" svg:height="0.035cm" svg:x="10.16cm" svg:y="10.657cm" svg:viewBox="0 0 143 36" draw:points="0,0 143,0 143,36 0,36">
          <text:p/>
        </draw:polygon>
        <draw:path draw:style-name="gr24" draw:text-style-name="P14" draw:layer="layout" svg:width="0.066cm" svg:height="0.084cm" svg:x="10.197cm" svg:y="10.685cm" svg:viewBox="0 0 67 85" svg:d="M67 42c0-23-16-42-34-42s-33 19-33 42c0 25 15 43 33 43s34-18 34-43z">
          <text:p/>
        </draw:path>
        <draw:path draw:style-name="gr25" draw:text-style-name="P2" draw:layer="layout" svg:width="0.066cm" svg:height="0.084cm" svg:x="10.197cm" svg:y="10.685cm" svg:viewBox="0 0 67 85" svg:d="M67 42c0-23-16-42-34-42s-33 19-33 42c0 25 15 43 33 43s34-18 34-43z">
          <text:p/>
        </draw:path>
        <draw:frame draw:style-name="gr8" draw:text-style-name="P8" draw:layer="layout" svg:width="0.358cm" svg:height="0.2cm" draw:transform="rotate (1.5707963267949) translate (8.167cm 8.516cm)">
          <draw:text-box>
            <text:p text:style-name="P3"><text:span text:style-name="T9">RST</text:span></text:p>
          </draw:text-box>
        </draw:frame>
        <draw:frame draw:style-name="gr8" draw:text-style-name="P8" draw:layer="layout" svg:width="0.595cm" svg:height="0.2cm" svg:x="8.267cm" svg:y="11.31cm">
          <draw:text-box>
            <text:p text:style-name="P3"><text:span text:style-name="T9">RESET</text:span></text:p>
          </draw:text-box>
        </draw:frame>
        <draw:line draw:style-name="gr26" draw:text-style-name="P2" draw:layer="layout" svg:x1="12.347cm" svg:y1="8.364cm" svg:x2="11.288cm" svg:y2="8.364cm">
          <text:p/>
        </draw:line>
        <draw:frame draw:style-name="gr8" draw:text-style-name="P8" draw:layer="layout" svg:width="0.545cm" svg:height="0.2cm" svg:x="11.561cm" svg:y="8.169cm">
          <draw:text-box>
            <text:p text:style-name="P3"><text:span text:style-name="T10">GPIO1</text:span></text:p>
          </draw:text-box>
        </draw:frame>
        <draw:line draw:style-name="gr26" draw:text-style-name="P2" draw:layer="layout" svg:x1="12.347cm" svg:y1="8.717cm" svg:x2="11.288cm" svg:y2="8.717cm">
          <text:p/>
        </draw:line>
        <draw:frame draw:style-name="gr8" draw:text-style-name="P8" draw:layer="layout" svg:width="0.545cm" svg:height="0.2cm" svg:x="11.561cm" svg:y="8.522cm">
          <draw:text-box>
            <text:p text:style-name="P3"><text:span text:style-name="T10">GPIO3</text:span></text:p>
          </draw:text-box>
        </draw:frame>
        <draw:line draw:style-name="gr27" draw:text-style-name="P2" draw:layer="layout" svg:x1="12.347cm" svg:y1="9.069cm" svg:x2="11.288cm" svg:y2="9.069cm">
          <text:p/>
        </draw:line>
        <draw:frame draw:style-name="gr8" draw:text-style-name="P8" draw:layer="layout" svg:width="0.545cm" svg:height="0.2cm" svg:x="11.561cm" svg:y="8.875cm">
          <draw:text-box>
            <text:p text:style-name="P3"><text:span text:style-name="T11">GPIO5</text:span></text:p>
          </draw:text-box>
        </draw:frame>
        <draw:line draw:style-name="gr28" draw:text-style-name="P2" draw:layer="layout" svg:x1="12.347cm" svg:y1="9.422cm" svg:x2="11.288cm" svg:y2="9.422cm">
          <text:p/>
        </draw:line>
        <draw:frame draw:style-name="gr8" draw:text-style-name="P8" draw:layer="layout" svg:width="0.545cm" svg:height="0.2cm" svg:x="11.561cm" svg:y="9.228cm">
          <draw:text-box>
            <text:p text:style-name="P3"><text:span text:style-name="T11">GPIO4</text:span></text:p>
          </draw:text-box>
        </draw:frame>
        <draw:line draw:style-name="gr26" draw:text-style-name="P2" draw:layer="layout" svg:x1="12.347cm" svg:y1="9.775cm" svg:x2="11.288cm" svg:y2="9.775cm">
          <text:p/>
        </draw:line>
        <draw:frame draw:style-name="gr8" draw:text-style-name="P8" draw:layer="layout" svg:width="0.545cm" svg:height="0.2cm" svg:x="11.561cm" svg:y="9.581cm">
          <draw:text-box>
            <text:p text:style-name="P3"><text:span text:style-name="T10">GPIO0</text:span></text:p>
          </draw:text-box>
        </draw:frame>
        <draw:line draw:style-name="gr26" draw:text-style-name="P2" draw:layer="layout" svg:x1="12.347cm" svg:y1="10.128cm" svg:x2="11.288cm" svg:y2="10.128cm">
          <text:p/>
        </draw:line>
        <draw:frame draw:style-name="gr8" draw:text-style-name="P8" draw:layer="layout" svg:width="0.545cm" svg:height="0.2cm" svg:x="11.561cm" svg:y="9.933cm">
          <draw:text-box>
            <text:p text:style-name="P3"><text:span text:style-name="T10">GPIO2</text:span></text:p>
          </draw:text-box>
        </draw:frame>
        <draw:line draw:style-name="gr29" draw:text-style-name="P2" draw:layer="layout" svg:x1="12.347cm" svg:y1="10.481cm" svg:x2="11.288cm" svg:y2="10.481cm">
          <text:p/>
        </draw:line>
        <draw:frame draw:style-name="gr8" draw:text-style-name="P8" draw:layer="layout" svg:width="0.397cm" svg:height="0.2cm" svg:x="11.603cm" svg:y="10.286cm">
          <draw:text-box>
            <text:p text:style-name="P3"><text:span text:style-name="T10">GND</text:span></text:p>
          </draw:text-box>
        </draw:frame>
        <draw:line draw:style-name="gr30" draw:text-style-name="P2" draw:layer="layout" svg:x1="12.347cm" svg:y1="10.833cm" svg:x2="11.288cm" svg:y2="10.833cm">
          <text:p/>
        </draw:line>
        <draw:frame draw:style-name="gr8" draw:text-style-name="P8" draw:layer="layout" svg:width="0.219cm" svg:height="0.2cm" svg:x="11.708cm" svg:y="10.639cm">
          <draw:text-box>
            <text:p text:style-name="P3"><text:span text:style-name="T10">5V</text:span></text:p>
          </draw:text-box>
        </draw:frame>
        <draw:line draw:style-name="gr31" draw:text-style-name="P2" draw:layer="layout" svg:x1="6.702cm" svg:y1="8.364cm" svg:x2="7.761cm" svg:y2="8.364cm">
          <text:p/>
        </draw:line>
        <draw:frame draw:style-name="gr8" draw:text-style-name="P8" draw:layer="layout" svg:width="0.358cm" svg:height="0.2cm" svg:x="7.056cm" svg:y="8.169cm">
          <draw:text-box>
            <text:p text:style-name="P3"><text:span text:style-name="T10">RST</text:span></text:p>
          </draw:text-box>
        </draw:frame>
        <draw:line draw:style-name="gr32" draw:text-style-name="P2" draw:layer="layout" svg:x1="6.702cm" svg:y1="8.717cm" svg:x2="7.761cm" svg:y2="8.717cm">
          <text:p/>
        </draw:line>
        <draw:frame draw:style-name="gr8" draw:text-style-name="P8" draw:layer="layout" svg:width="0.476cm" svg:height="0.2cm" svg:x="6.985cm" svg:y="8.522cm">
          <draw:text-box>
            <text:p text:style-name="P3"><text:span text:style-name="T10">ADC0</text:span></text:p>
          </draw:text-box>
        </draw:frame>
        <draw:line draw:style-name="gr26" draw:text-style-name="P2" draw:layer="layout" svg:x1="6.702cm" svg:y1="9.069cm" svg:x2="7.761cm" svg:y2="9.069cm">
          <text:p/>
        </draw:line>
        <draw:frame draw:style-name="gr8" draw:text-style-name="P8" draw:layer="layout" svg:width="0.644cm" svg:height="0.2cm" svg:x="6.879cm" svg:y="8.875cm">
          <draw:text-box>
            <text:p text:style-name="P3"><text:span text:style-name="T10">GPIO16</text:span></text:p>
          </draw:text-box>
        </draw:frame>
        <draw:line draw:style-name="gr26" draw:text-style-name="P2" draw:layer="layout" svg:x1="6.702cm" svg:y1="9.422cm" svg:x2="7.761cm" svg:y2="9.422cm">
          <text:p/>
        </draw:line>
        <draw:frame draw:style-name="gr8" draw:text-style-name="P8" draw:layer="layout" svg:width="0.644cm" svg:height="0.2cm" svg:x="6.879cm" svg:y="9.228cm">
          <draw:text-box>
            <text:p text:style-name="P3"><text:span text:style-name="T12">GPIO14</text:span></text:p>
          </draw:text-box>
        </draw:frame>
        <draw:line draw:style-name="gr26" draw:text-style-name="P2" draw:layer="layout" svg:x1="6.702cm" svg:y1="9.775cm" svg:x2="7.761cm" svg:y2="9.775cm">
          <text:p/>
        </draw:line>
        <draw:frame draw:style-name="gr8" draw:text-style-name="P8" draw:layer="layout" svg:width="0.644cm" svg:height="0.2cm" svg:x="6.879cm" svg:y="9.581cm">
          <draw:text-box>
            <text:p text:style-name="P3"><text:span text:style-name="T12">GPIO12</text:span></text:p>
          </draw:text-box>
        </draw:frame>
        <draw:line draw:style-name="gr26" draw:text-style-name="P2" draw:layer="layout" svg:x1="6.702cm" svg:y1="10.128cm" svg:x2="7.761cm" svg:y2="10.128cm">
          <text:p/>
        </draw:line>
        <draw:frame draw:style-name="gr8" draw:text-style-name="P8" draw:layer="layout" svg:width="0.644cm" svg:height="0.2cm" svg:x="6.879cm" svg:y="9.933cm">
          <draw:text-box>
            <text:p text:style-name="P3"><text:span text:style-name="T12">GPIO13</text:span></text:p>
          </draw:text-box>
        </draw:frame>
        <draw:line draw:style-name="gr26" draw:text-style-name="P2" draw:layer="layout" svg:x1="6.702cm" svg:y1="10.481cm" svg:x2="7.761cm" svg:y2="10.481cm">
          <text:p/>
        </draw:line>
        <draw:frame draw:style-name="gr8" draw:text-style-name="P8" draw:layer="layout" svg:width="0.644cm" svg:height="0.2cm" svg:x="6.879cm" svg:y="10.286cm">
          <draw:text-box>
            <text:p text:style-name="P3"><text:span text:style-name="T12">GPIO15</text:span></text:p>
          </draw:text-box>
        </draw:frame>
        <draw:line draw:style-name="gr30" draw:text-style-name="P2" draw:layer="layout" svg:x1="6.702cm" svg:y1="10.833cm" svg:x2="7.761cm" svg:y2="10.833cm">
          <text:p/>
        </draw:line>
        <draw:frame draw:style-name="gr8" draw:text-style-name="P8" draw:layer="layout" svg:width="0.318cm" svg:height="0.2cm" svg:x="7.091cm" svg:y="10.639cm">
          <draw:text-box>
            <text:p text:style-name="P3"><text:span text:style-name="T10">3V3</text:span></text:p>
          </draw:text-box>
        </draw:frame>
        <draw:frame draw:style-name="gr3" draw:text-style-name="P4" draw:layer="layout" svg:width="1.114cm" svg:height="0.357cm" svg:x="10.262cm" svg:y="15.26cm">
          <draw:text-box>
            <text:p text:style-name="P3"><text:span text:style-name="T5">TP4056</text:span></text:p>
          </draw:text-box>
        </draw:frame>
        <draw:frame draw:style-name="gr3" draw:text-style-name="P4" draw:layer="layout" svg:width="0.408cm" svg:height="0.357cm" svg:x="10.549cm" svg:y="14.883cm">
          <draw:text-box>
            <text:p text:style-name="P3"><text:span text:style-name="T5">U3</text:span></text:p>
          </draw:text-box>
        </draw:frame>
        <draw:line draw:style-name="gr2" draw:text-style-name="P2" draw:layer="layout" svg:x1="8.466cm" svg:y1="15.949cm" svg:x2="9.172cm" svg:y2="15.949cm">
          <text:p/>
        </draw:line>
        <draw:frame draw:style-name="gr3" draw:text-style-name="P4" draw:layer="layout" svg:width="0.633cm" svg:height="0.387cm" svg:x="9.243cm" svg:y="15.736cm">
          <draw:text-box>
            <text:p text:style-name="P3"><text:span text:style-name="T13">IN+</text:span></text:p>
          </draw:text-box>
        </draw:frame>
        <draw:line draw:style-name="gr2" draw:text-style-name="P2" draw:layer="layout" svg:x1="8.466cm" svg:y1="18.065cm" svg:x2="9.172cm" svg:y2="18.065cm">
          <text:p/>
        </draw:line>
        <draw:frame draw:style-name="gr3" draw:text-style-name="P4" draw:layer="layout" svg:width="0.517cm" svg:height="0.387cm" svg:x="9.243cm" svg:y="17.852cm">
          <draw:text-box>
            <text:p text:style-name="P3"><text:span text:style-name="T13">IN-</text:span></text:p>
          </draw:text-box>
        </draw:frame>
        <draw:line draw:style-name="gr2" draw:text-style-name="P2" draw:layer="layout" svg:x1="13.052cm" svg:y1="15.949cm" svg:x2="12.347cm" svg:y2="15.949cm">
          <text:p/>
        </draw:line>
        <draw:frame draw:style-name="gr3" draw:text-style-name="P4" draw:layer="layout" svg:width="0.94cm" svg:height="0.387cm" svg:x="11.339cm" svg:y="15.736cm">
          <draw:text-box>
            <text:p text:style-name="P3"><text:span text:style-name="T13">OUT+</text:span></text:p>
          </draw:text-box>
        </draw:frame>
        <draw:line draw:style-name="gr2" draw:text-style-name="P2" draw:layer="layout" svg:x1="13.052cm" svg:y1="16.654cm" svg:x2="12.347cm" svg:y2="16.654cm">
          <text:p/>
        </draw:line>
        <draw:frame draw:style-name="gr3" draw:text-style-name="P4" draw:layer="layout" svg:width="0.479cm" svg:height="0.387cm" svg:x="11.799cm" svg:y="16.441cm">
          <draw:text-box>
            <text:p text:style-name="P3"><text:span text:style-name="T13">B+</text:span></text:p>
          </draw:text-box>
        </draw:frame>
        <draw:line draw:style-name="gr2" draw:text-style-name="P2" draw:layer="layout" svg:x1="13.052cm" svg:y1="17.36cm" svg:x2="12.347cm" svg:y2="17.36cm">
          <text:p/>
        </draw:line>
        <draw:frame draw:style-name="gr3" draw:text-style-name="P4" draw:layer="layout" svg:width="0.364cm" svg:height="0.387cm" svg:x="11.915cm" svg:y="17.147cm">
          <draw:text-box>
            <text:p text:style-name="P3"><text:span text:style-name="T13">B-</text:span></text:p>
          </draw:text-box>
        </draw:frame>
        <draw:line draw:style-name="gr2" draw:text-style-name="P2" draw:layer="layout" svg:x1="13.052cm" svg:y1="18.065cm" svg:x2="12.347cm" svg:y2="18.065cm">
          <text:p/>
        </draw:line>
        <draw:polygon draw:style-name="gr15" draw:text-style-name="P2" draw:layer="layout" svg:width="3.88cm" svg:height="2.822cm" svg:x="8.819cm" svg:y="15.596cm" svg:viewBox="0 0 3881 2823" draw:points="0,0 3881,0 3881,2823 0,2823">
          <text:p/>
        </draw:polygon>
        <draw:polygon draw:style-name="gr33" draw:text-style-name="P2" draw:layer="layout" svg:width="0.353cm" svg:height="0.706cm" svg:x="8.466cm" svg:y="16.654cm" svg:viewBox="0 0 354 707" draw:points="0,0 354,0 354,707 0,707">
          <text:p/>
        </draw:polygon>
        <draw:frame draw:style-name="gr3" draw:text-style-name="P4" draw:layer="layout" svg:width="0.824cm" svg:height="0.387cm" svg:x="11.455cm" svg:y="17.852cm">
          <draw:text-box>
            <text:p text:style-name="P3"><text:span text:style-name="T13">OUT-</text:span></text:p>
          </draw:text-box>
        </draw:frame>
        <draw:frame draw:style-name="gr6" draw:text-style-name="P6" draw:layer="layout" svg:width="1.722cm" svg:height="0.56cm" draw:transform="rotate (1.5707963267949) translate (10.66cm 17.883cm)">
          <draw:text-box>
            <text:p text:style-name="P3"><text:span text:style-name="T3">TP4056</text:span></text:p>
          </draw:text-box>
        </draw:frame>
        <draw:frame draw:style-name="gr3" draw:text-style-name="P4" draw:layer="layout" svg:width="0.669cm" svg:height="0.387cm" draw:transform="rotate (1.5707963267949) translate (8.853cm 17.36cm)">
          <draw:text-box>
            <text:p text:style-name="P3"><text:span text:style-name="T14">USB</text:span></text:p>
          </draw:text-box>
        </draw:frame>
        <draw:frame draw:style-name="gr3" draw:text-style-name="P4" draw:layer="layout" svg:width="1.45cm" svg:height="0.357cm" svg:x="13.587cm" svg:y="15.909cm">
          <draw:text-box>
            <text:p text:style-name="P3"><text:span text:style-name="T5">LP103450</text:span></text:p>
          </draw:text-box>
        </draw:frame>
        <draw:path draw:style-name="gr4" draw:text-style-name="P2" draw:layer="layout" svg:width="2.822cm" svg:height="1.411cm" svg:x="13.405cm" svg:y="16.301cm" svg:viewBox="0 0 2823 1412" svg:d="M71 0h2682c39 0 70 32 70 71v1271c0 39-39 70-70 70h-2682c-39 0-71-39-71-70v-1271c0-39 39-71 71-71z">
          <text:p/>
        </draw:path>
        <draw:frame draw:style-name="gr3" draw:text-style-name="P4" draw:layer="layout" svg:width="0.814cm" svg:height="0.357cm" svg:x="14.205cm" svg:y="15.591cm">
          <draw:text-box>
            <text:p text:style-name="P3"><text:span text:style-name="T5">AKB1</text:span></text:p>
          </draw:text-box>
        </draw:frame>
        <draw:line draw:style-name="gr29" draw:text-style-name="P2" draw:layer="layout" svg:x1="13.052cm" svg:y1="16.654cm" svg:x2="13.405cm" svg:y2="16.654cm">
          <text:p/>
        </draw:line>
        <draw:frame draw:style-name="gr3" draw:text-style-name="P4" draw:layer="layout" svg:width="0.317cm" svg:height="0.387cm" svg:x="13.536cm" svg:y="16.477cm">
          <draw:text-box>
            <text:p text:style-name="P3"><text:span text:style-name="T14">+</text:span></text:p>
          </draw:text-box>
        </draw:frame>
        <draw:line draw:style-name="gr29" draw:text-style-name="P2" draw:layer="layout" svg:x1="13.052cm" svg:y1="17.36cm" svg:x2="13.405cm" svg:y2="17.36cm">
          <text:p/>
        </draw:line>
        <draw:frame draw:style-name="gr3" draw:text-style-name="P4" draw:layer="layout" svg:width="0.317cm" svg:height="0.387cm" svg:x="13.536cm" svg:y="17.182cm">
          <draw:text-box>
            <text:p text:style-name="P3"><text:span text:style-name="T14">-</text:span></text:p>
          </draw:text-box>
        </draw:frame>
        <draw:frame draw:style-name="gr7" draw:text-style-name="P7" draw:layer="layout" svg:width="0.875cm" svg:height="0.518cm" svg:x="14.65cm" svg:y="16.582cm">
          <draw:text-box>
            <text:p text:style-name="P3"><text:span text:style-name="T4">AKB</text:span></text:p>
          </draw:text-box>
        </draw:frame>
        <draw:frame draw:style-name="gr3" draw:text-style-name="P4" draw:layer="layout" svg:width="1.996cm" svg:height="0.357cm" svg:x="16.264cm" svg:y="13.319cm">
          <draw:text-box>
            <text:p text:style-name="P3"><text:span text:style-name="T5">Toggle Switch</text:span></text:p>
          </draw:text-box>
        </draw:frame>
        <draw:line draw:style-name="gr2" draw:text-style-name="P2" draw:layer="layout" svg:x1="17.638cm" svg:y1="15.596cm" svg:x2="17.638cm" svg:y2="15.243cm">
          <text:p/>
        </draw:line>
        <draw:line draw:style-name="gr2" draw:text-style-name="P2" draw:layer="layout" svg:x1="16.933cm" svg:y1="14.891cm" svg:x2="17.287cm" svg:y2="14.537cm">
          <text:p/>
        </draw:line>
        <draw:line draw:style-name="gr2" draw:text-style-name="P2" draw:layer="layout" svg:x1="17.638cm" svg:y1="14.185cm" svg:x2="17.638cm" svg:y2="14.537cm">
          <text:p/>
        </draw:line>
        <draw:frame draw:style-name="gr3" draw:text-style-name="P4" draw:layer="layout" svg:width="0.408cm" svg:height="0.357cm" svg:x="17.068cm" svg:y="12.967cm">
          <draw:text-box>
            <text:p text:style-name="P3"><text:span text:style-name="T5">U4</text:span></text:p>
          </draw:text-box>
        </draw:frame>
        <draw:frame draw:style-name="gr3" draw:text-style-name="P4" draw:layer="layout" svg:width="0.373cm" svg:height="0.387cm" svg:x="17.357cm" svg:y="14.677cm">
          <draw:text-box>
            <text:p text:style-name="P3"><text:span text:style-name="T13">IN</text:span></text:p>
          </draw:text-box>
        </draw:frame>
        <draw:line draw:style-name="gr2" draw:text-style-name="P2" draw:layer="layout" svg:x1="16.227cm" svg:y1="14.89cm" svg:x2="16.933cm" svg:y2="14.89cm">
          <text:p/>
        </draw:line>
        <draw:frame draw:style-name="gr3" draw:text-style-name="P4" draw:layer="layout" svg:width="0.317cm" svg:height="0.387cm" svg:x="16.309cm" svg:y="14.466cm">
          <draw:text-box>
            <text:p text:style-name="P3"><text:span text:style-name="T13">2</text:span></text:p>
          </draw:text-box>
        </draw:frame>
        <draw:frame draw:style-name="gr3" draw:text-style-name="P4" draw:layer="layout" svg:width="0.882cm" svg:height="0.387cm" svg:x="16.689cm" svg:y="13.972cm">
          <draw:text-box>
            <text:p text:style-name="P3"><text:span text:style-name="T13">OUT1</text:span></text:p>
          </draw:text-box>
        </draw:frame>
        <draw:line draw:style-name="gr2" draw:text-style-name="P2" draw:layer="layout" svg:x1="18.344cm" svg:y1="14.185cm" svg:x2="17.638cm" svg:y2="14.185cm">
          <text:p/>
        </draw:line>
        <draw:frame draw:style-name="gr3" draw:text-style-name="P4" draw:layer="layout" svg:width="0.317cm" svg:height="0.387cm" svg:x="17.709cm" svg:y="13.831cm">
          <draw:text-box>
            <text:p text:style-name="P3"><text:span text:style-name="T13">1</text:span></text:p>
          </draw:text-box>
        </draw:frame>
        <draw:frame draw:style-name="gr3" draw:text-style-name="P4" draw:layer="layout" svg:width="0.882cm" svg:height="0.387cm" svg:x="16.689cm" svg:y="15.383cm">
          <draw:text-box>
            <text:p text:style-name="P3"><text:span text:style-name="T13">OUT2</text:span></text:p>
          </draw:text-box>
        </draw:frame>
        <draw:line draw:style-name="gr2" draw:text-style-name="P2" draw:layer="layout" svg:x1="18.344cm" svg:y1="15.596cm" svg:x2="17.638cm" svg:y2="15.596cm">
          <text:p/>
        </draw:line>
        <draw:polygon draw:style-name="gr15" draw:text-style-name="P2" draw:layer="layout" svg:width="1.411cm" svg:height="2.117cm" svg:x="16.58cm" svg:y="13.832cm" svg:viewBox="0 0 1412 2118" draw:points="0,0 1412,0 1412,2118 0,2118">
          <text:p/>
        </draw:polygon>
        <draw:frame draw:style-name="gr3" draw:text-style-name="P4" draw:layer="layout" svg:width="0.317cm" svg:height="0.387cm" svg:x="17.709cm" svg:y="15.242cm">
          <draw:text-box>
            <text:p text:style-name="P3"><text:span text:style-name="T13">3</text:span></text:p>
          </draw:text-box>
        </draw:frame>
        <draw:path draw:style-name="gr4" draw:text-style-name="P2" draw:layer="layout" svg:width="0.141cm" svg:height="0.141cm" svg:x="23.389cm" svg:y="13.938cm" svg:viewBox="0 0 142 142" svg:d="M142 70c0-39-32-70-72-70-39 0-70 31-70 70 0 40 31 72 70 72 40 0 72-32 72-72z">
          <text:p/>
        </draw:path>
        <draw:path draw:style-name="gr4" draw:text-style-name="P2" draw:layer="layout" svg:width="0.141cm" svg:height="0.141cm" svg:x="22.683cm" svg:y="13.938cm" svg:viewBox="0 0 142 142" svg:d="M142 70c0-39-32-70-71-70s-71 31-71 70c0 40 32 72 71 72s71-32 71-72z">
          <text:p/>
        </draw:path>
        <draw:frame draw:style-name="gr3" draw:text-style-name="P4" draw:layer="layout" svg:width="0.814cm" svg:height="0.357cm" svg:x="22.679cm" svg:y="12.938cm">
          <draw:text-box>
            <text:p text:style-name="P3"><text:span text:style-name="T5">KEY1</text:span></text:p>
          </draw:text-box>
        </draw:frame>
        <draw:line draw:style-name="gr2" draw:text-style-name="P2" draw:layer="layout" svg:x1="22.225cm" svg:y1="14.008cm" svg:x2="22.684cm" svg:y2="14.008cm">
          <text:p/>
        </draw:line>
        <draw:frame draw:style-name="gr3" draw:text-style-name="P4" draw:layer="layout" svg:width="0.317cm" svg:height="0.387cm" svg:x="22.411cm" svg:y="13.654cm">
          <draw:text-box>
            <text:p text:style-name="P3"><text:span text:style-name="T14">1</text:span></text:p>
          </draw:text-box>
        </draw:frame>
        <draw:line draw:style-name="gr2" draw:text-style-name="P2" draw:layer="layout" svg:x1="23.988cm" svg:y1="14.008cm" svg:x2="23.53cm" svg:y2="14.008cm">
          <text:p/>
        </draw:line>
        <draw:polygon draw:style-name="gr2" draw:text-style-name="P2" draw:layer="layout" svg:width="0.705cm" svg:height="0.106cm" svg:x="22.754cm" svg:y="13.726cm" svg:viewBox="0 0 706 107" draw:points="0,107 706,107 706,71 459,71 459,0 248,0 248,71 0,71">
          <text:p/>
        </draw:polygon>
        <draw:frame draw:style-name="gr3" draw:text-style-name="P4" draw:layer="layout" svg:width="0.317cm" svg:height="0.387cm" svg:x="23.636cm" svg:y="13.654cm">
          <draw:text-box>
            <text:p text:style-name="P3"><text:span text:style-name="T14">2</text:span></text:p>
          </draw:text-box>
        </draw:frame>
        <draw:path draw:style-name="gr2" draw:text-style-name="P2" draw:layer="layout" svg:width="0.141cm" svg:height="0.141cm" svg:x="23.212cm" svg:y="15.349cm" svg:viewBox="0 0 142 142" svg:d="M142 70c0-38-32-70-71-70s-71 32-71 70c0 40 32 72 71 72s71-32 71-72z">
          <text:p/>
        </draw:path>
        <draw:path draw:style-name="gr2" draw:text-style-name="P2" draw:layer="layout" svg:width="0.141cm" svg:height="0.141cm" svg:x="22.507cm" svg:y="15.349cm" svg:viewBox="0 0 142 142" svg:d="M142 70c0-38-33-70-72-70s-70 32-70 70c0 40 31 72 70 72s72-32 72-72z">
          <text:p/>
        </draw:path>
        <draw:frame draw:style-name="gr3" draw:text-style-name="P4" draw:layer="layout" svg:width="0.814cm" svg:height="0.357cm" svg:x="22.503cm" svg:y="14.349cm">
          <draw:text-box>
            <text:p text:style-name="P3"><text:span text:style-name="T5">KEY2</text:span></text:p>
          </draw:text-box>
        </draw:frame>
        <draw:line draw:style-name="gr2" draw:text-style-name="P2" draw:layer="layout" svg:x1="22.048cm" svg:y1="15.419cm" svg:x2="22.507cm" svg:y2="15.419cm">
          <text:p/>
        </draw:line>
        <draw:frame draw:style-name="gr3" draw:text-style-name="P4" draw:layer="layout" svg:width="0.317cm" svg:height="0.387cm" svg:x="22.235cm" svg:y="15.066cm">
          <draw:text-box>
            <text:p text:style-name="P3"><text:span text:style-name="T14">1</text:span></text:p>
          </draw:text-box>
        </draw:frame>
        <draw:line draw:style-name="gr2" draw:text-style-name="P2" draw:layer="layout" svg:x1="23.812cm" svg:y1="15.419cm" svg:x2="23.353cm" svg:y2="15.419cm">
          <text:p/>
        </draw:line>
        <draw:polygon draw:style-name="gr2" draw:text-style-name="P2" draw:layer="layout" svg:width="0.706cm" svg:height="0.106cm" svg:x="22.577cm" svg:y="15.137cm" svg:viewBox="0 0 707 107" draw:points="0,107 707,107 707,72 460,72 460,0 247,0 247,72 0,72">
          <text:p/>
        </draw:polygon>
        <draw:frame draw:style-name="gr3" draw:text-style-name="P4" draw:layer="layout" svg:width="0.317cm" svg:height="0.387cm" svg:x="23.46cm" svg:y="15.066cm">
          <draw:text-box>
            <text:p text:style-name="P3"><text:span text:style-name="T14">2</text:span></text:p>
          </draw:text-box>
        </draw:frame>
        <draw:path draw:style-name="gr2" draw:text-style-name="P2" draw:layer="layout" svg:width="0.141cm" svg:height="0.141cm" svg:x="23.212cm" svg:y="17.113cm" svg:viewBox="0 0 142 142" svg:d="M142 71c0-38-32-71-71-71s-71 33-71 71c0 39 32 71 71 71s71-32 71-71z">
          <text:p/>
        </draw:path>
        <draw:path draw:style-name="gr2" draw:text-style-name="P2" draw:layer="layout" svg:width="0.141cm" svg:height="0.141cm" svg:x="22.507cm" svg:y="17.113cm" svg:viewBox="0 0 142 142" svg:d="M142 71c0-38-33-71-72-71s-70 33-70 71c0 39 31 71 70 71s72-32 72-71z">
          <text:p/>
        </draw:path>
        <draw:frame draw:style-name="gr3" draw:text-style-name="P4" draw:layer="layout" svg:width="0.814cm" svg:height="0.357cm" svg:x="22.503cm" svg:y="16.113cm">
          <draw:text-box>
            <text:p text:style-name="P3"><text:span text:style-name="T5">KEY3</text:span></text:p>
          </draw:text-box>
        </draw:frame>
        <draw:line draw:style-name="gr2" draw:text-style-name="P2" draw:layer="layout" svg:x1="22.048cm" svg:y1="17.183cm" svg:x2="22.507cm" svg:y2="17.183cm">
          <text:p/>
        </draw:line>
        <draw:frame draw:style-name="gr3" draw:text-style-name="P4" draw:layer="layout" svg:width="0.317cm" svg:height="0.387cm" svg:x="22.235cm" svg:y="16.829cm">
          <draw:text-box>
            <text:p text:style-name="P3"><text:span text:style-name="T14">1</text:span></text:p>
          </draw:text-box>
        </draw:frame>
        <draw:line draw:style-name="gr2" draw:text-style-name="P2" draw:layer="layout" svg:x1="23.812cm" svg:y1="17.183cm" svg:x2="23.353cm" svg:y2="17.183cm">
          <text:p/>
        </draw:line>
        <draw:polygon draw:style-name="gr2" draw:text-style-name="P2" draw:layer="layout" svg:width="0.706cm" svg:height="0.106cm" svg:x="22.577cm" svg:y="16.901cm" svg:viewBox="0 0 707 107" draw:points="0,107 707,107 707,72 460,72 460,0 247,0 247,72 0,72">
          <text:p/>
        </draw:polygon>
        <draw:frame draw:style-name="gr3" draw:text-style-name="P4" draw:layer="layout" svg:width="0.317cm" svg:height="0.387cm" svg:x="23.46cm" svg:y="16.829cm">
          <draw:text-box>
            <text:p text:style-name="P3"><text:span text:style-name="T14">2</text:span></text:p>
          </draw:text-box>
        </draw:frame>
        <draw:line draw:style-name="gr29" draw:text-style-name="P2" draw:layer="layout" svg:x1="24.694cm" svg:y1="9.599cm" svg:x2="24.694cm" svg:y2="9.246cm">
          <text:p/>
        </draw:line>
        <draw:line draw:style-name="gr29" draw:text-style-name="P2" draw:layer="layout" svg:x1="24.87cm" svg:y1="9.599cm" svg:x2="24.518cm" svg:y2="9.599cm">
          <text:p/>
        </draw:line>
        <draw:frame draw:style-name="gr7" draw:text-style-name="P7" draw:layer="layout" svg:width="0.758cm" svg:height="0.471cm" svg:x="24.311cm" svg:y="9.61cm">
          <draw:text-box>
            <text:p text:style-name="P3"><text:span text:style-name="T15">+5V</text:span></text:p>
          </draw:text-box>
        </draw:frame>
        <draw:line draw:style-name="gr29" draw:text-style-name="P2" draw:layer="layout" svg:x1="20.813cm" svg:y1="11.186cm" svg:x2="20.813cm" svg:y2="10.833cm">
          <text:p/>
        </draw:line>
        <draw:line draw:style-name="gr29" draw:text-style-name="P2" draw:layer="layout" svg:x1="20.99cm" svg:y1="11.186cm" svg:x2="20.637cm" svg:y2="11.186cm">
          <text:p/>
        </draw:line>
        <draw:frame draw:style-name="gr7" draw:text-style-name="P7" draw:layer="layout" svg:width="0.758cm" svg:height="0.471cm" svg:x="20.43cm" svg:y="11.197cm">
          <draw:text-box>
            <text:p text:style-name="P3"><text:span text:style-name="T15">+5V</text:span></text:p>
          </draw:text-box>
        </draw:frame>
        <draw:line draw:style-name="gr29" draw:text-style-name="P2" draw:layer="layout" svg:x1="12.347cm" svg:y1="11.186cm" svg:x2="12.347cm" svg:y2="10.833cm">
          <text:p/>
        </draw:line>
        <draw:line draw:style-name="gr29" draw:text-style-name="P2" draw:layer="layout" svg:x1="12.523cm" svg:y1="11.186cm" svg:x2="12.17cm" svg:y2="11.186cm">
          <text:p/>
        </draw:line>
        <draw:frame draw:style-name="gr7" draw:text-style-name="P7" draw:layer="layout" svg:width="0.758cm" svg:height="0.471cm" svg:x="11.963cm" svg:y="11.197cm">
          <draw:text-box>
            <text:p text:style-name="P3"><text:span text:style-name="T15">+5V</text:span></text:p>
          </draw:text-box>
        </draw:frame>
        <draw:line draw:style-name="gr29" draw:text-style-name="P2" draw:layer="layout" svg:x1="21.166cm" svg:y1="10.481cm" svg:x2="20.813cm" svg:y2="10.481cm">
          <text:p/>
        </draw:line>
        <draw:line draw:style-name="gr29" draw:text-style-name="P2" draw:layer="layout" svg:x1="21.166cm" svg:y1="10.798cm" svg:x2="21.166cm" svg:y2="10.163cm">
          <text:p/>
        </draw:line>
        <draw:line draw:style-name="gr29" draw:text-style-name="P2" draw:layer="layout" svg:x1="21.237cm" svg:y1="10.692cm" svg:x2="21.237cm" svg:y2="10.269cm">
          <text:p/>
        </draw:line>
        <draw:line draw:style-name="gr29" draw:text-style-name="P2" draw:layer="layout" svg:x1="21.307cm" svg:y1="10.586cm" svg:x2="21.307cm" svg:y2="10.375cm">
          <text:p/>
        </draw:line>
        <draw:line draw:style-name="gr29" draw:text-style-name="P2" draw:layer="layout" svg:x1="21.378cm" svg:y1="10.516cm" svg:x2="21.378cm" svg:y2="10.445cm">
          <text:p/>
        </draw:line>
        <draw:frame draw:style-name="gr7" draw:text-style-name="P7" draw:layer="layout" svg:width="0.919cm" svg:height="0.471cm" svg:x="21.396cm" svg:y="10.245cm">
          <draw:text-box>
            <text:p text:style-name="P3"><text:span text:style-name="T15">GND</text:span></text:p>
          </draw:text-box>
        </draw:frame>
        <draw:line draw:style-name="gr29" draw:text-style-name="P2" draw:layer="layout" svg:x1="12.699cm" svg:y1="10.481cm" svg:x2="12.347cm" svg:y2="10.481cm">
          <text:p/>
        </draw:line>
        <draw:line draw:style-name="gr29" draw:text-style-name="P2" draw:layer="layout" svg:x1="12.7cm" svg:y1="10.798cm" svg:x2="12.7cm" svg:y2="10.163cm">
          <text:p/>
        </draw:line>
        <draw:line draw:style-name="gr29" draw:text-style-name="P2" draw:layer="layout" svg:x1="12.77cm" svg:y1="10.692cm" svg:x2="12.77cm" svg:y2="10.269cm">
          <text:p/>
        </draw:line>
        <draw:line draw:style-name="gr29" draw:text-style-name="P2" draw:layer="layout" svg:x1="12.841cm" svg:y1="10.586cm" svg:x2="12.841cm" svg:y2="10.375cm">
          <text:p/>
        </draw:line>
        <draw:line draw:style-name="gr29" draw:text-style-name="P2" draw:layer="layout" svg:x1="12.911cm" svg:y1="10.516cm" svg:x2="12.911cm" svg:y2="10.445cm">
          <text:p/>
        </draw:line>
        <draw:frame draw:style-name="gr7" draw:text-style-name="P7" draw:layer="layout" svg:width="0.919cm" svg:height="0.471cm" svg:x="12.929cm" svg:y="10.245cm">
          <draw:text-box>
            <text:p text:style-name="P3"><text:span text:style-name="T15">GND</text:span></text:p>
          </draw:text-box>
        </draw:frame>
        <draw:line draw:style-name="gr29" draw:text-style-name="P2" draw:layer="layout" svg:x1="24.341cm" svg:y1="8.893cm" svg:x2="24.694cm" svg:y2="8.893cm">
          <text:p/>
        </draw:line>
        <draw:line draw:style-name="gr29" draw:text-style-name="P2" draw:layer="layout" svg:x1="24.341cm" svg:y1="8.576cm" svg:x2="24.341cm" svg:y2="9.211cm">
          <text:p/>
        </draw:line>
        <draw:line draw:style-name="gr29" draw:text-style-name="P2" draw:layer="layout" svg:x1="24.271cm" svg:y1="8.681cm" svg:x2="24.271cm" svg:y2="9.105cm">
          <text:p/>
        </draw:line>
        <draw:line draw:style-name="gr29" draw:text-style-name="P2" draw:layer="layout" svg:x1="24.2cm" svg:y1="8.787cm" svg:x2="24.2cm" svg:y2="8.999cm">
          <text:p/>
        </draw:line>
        <draw:line draw:style-name="gr29" draw:text-style-name="P2" draw:layer="layout" svg:x1="24.13cm" svg:y1="8.858cm" svg:x2="24.13cm" svg:y2="8.928cm">
          <text:p/>
        </draw:line>
        <draw:frame draw:style-name="gr7" draw:text-style-name="P7" draw:layer="layout" svg:width="0.919cm" svg:height="0.471cm" svg:x="23.195cm" svg:y="8.657cm">
          <draw:text-box>
            <text:p text:style-name="P3"><text:span text:style-name="T15">GND</text:span></text:p>
          </draw:text-box>
        </draw:frame>
        <draw:line draw:style-name="gr29" draw:text-style-name="P2" draw:layer="layout" svg:x1="13.405cm" svg:y1="18.065cm" svg:x2="13.052cm" svg:y2="18.065cm">
          <text:p/>
        </draw:line>
        <draw:line draw:style-name="gr29" draw:text-style-name="P2" draw:layer="layout" svg:x1="13.405cm" svg:y1="18.383cm" svg:x2="13.405cm" svg:y2="17.748cm">
          <text:p/>
        </draw:line>
        <draw:line draw:style-name="gr29" draw:text-style-name="P2" draw:layer="layout" svg:x1="13.476cm" svg:y1="18.277cm" svg:x2="13.476cm" svg:y2="17.854cm">
          <text:p/>
        </draw:line>
        <draw:line draw:style-name="gr29" draw:text-style-name="P2" draw:layer="layout" svg:x1="13.546cm" svg:y1="18.171cm" svg:x2="13.546cm" svg:y2="17.959cm">
          <text:p/>
        </draw:line>
        <draw:line draw:style-name="gr29" draw:text-style-name="P2" draw:layer="layout" svg:x1="13.617cm" svg:y1="18.101cm" svg:x2="13.617cm" svg:y2="18.03cm">
          <text:p/>
        </draw:line>
        <draw:polyline draw:style-name="gr34" draw:text-style-name="P2" draw:layer="layout" svg:width="3.176cm" svg:height="1.059cm" svg:x="13.052cm" svg:y="14.89cm" svg:viewBox="0 0 3177 1060" draw:points="0,1060 0,0 3177,0">
          <text:p/>
        </draw:polyline>
        <draw:frame draw:style-name="gr7" draw:text-style-name="P7" draw:layer="layout" svg:width="0.919cm" svg:height="0.471cm" svg:x="13.635cm" svg:y="17.83cm">
          <draw:text-box>
            <text:p text:style-name="P3"><text:span text:style-name="T15">GND</text:span></text:p>
          </draw:text-box>
        </draw:frame>
        <draw:line draw:style-name="gr29" draw:text-style-name="P2" draw:layer="layout" svg:x1="18.697cm" svg:y1="15.596cm" svg:x2="18.344cm" svg:y2="15.596cm">
          <text:p/>
        </draw:line>
        <draw:line draw:style-name="gr29" draw:text-style-name="P2" draw:layer="layout" svg:x1="18.697cm" svg:y1="15.419cm" svg:x2="18.697cm" svg:y2="15.772cm">
          <text:p/>
        </draw:line>
        <draw:frame draw:style-name="gr7" draw:text-style-name="P7" draw:layer="layout" svg:width="0.758cm" svg:height="0.471cm" svg:x="18.715cm" svg:y="15.36cm">
          <draw:text-box>
            <text:p text:style-name="P3"><text:span text:style-name="T15">+5V</text:span></text:p>
          </draw:text-box>
        </draw:frame>
        <draw:polygon draw:style-name="gr35" draw:text-style-name="P2" draw:layer="layout" svg:width="0.706cm" svg:height="0.353cm" svg:x="20.813cm" svg:y="8.893cm" svg:viewBox="0 0 707 354" draw:points="0,177 177,0 707,0 707,354 177,354">
          <text:p/>
        </draw:polygon>
        <draw:frame draw:style-name="gr5" draw:text-style-name="P5" draw:layer="layout" svg:width="0.716cm" svg:height="0.433cm" svg:x="21.59cm" svg:y="8.844cm">
          <draw:text-box>
            <text:p text:style-name="P3"><text:span text:style-name="T16">SCL</text:span></text:p>
          </draw:text-box>
        </draw:frame>
        <draw:polygon draw:style-name="gr35" draw:text-style-name="P2" draw:layer="layout" svg:width="0.706cm" svg:height="0.353cm" svg:x="20.813cm" svg:y="9.246cm" svg:viewBox="0 0 707 354" draw:points="0,177 177,0 707,0 707,354 177,354">
          <text:p/>
        </draw:polygon>
        <draw:frame draw:style-name="gr5" draw:text-style-name="P5" draw:layer="layout" svg:width="0.781cm" svg:height="0.433cm" svg:x="21.58cm" svg:y="9.197cm">
          <draw:text-box>
            <text:p text:style-name="P3"><text:span text:style-name="T16">SDA</text:span></text:p>
          </draw:text-box>
        </draw:frame>
        <draw:polygon draw:style-name="gr35" draw:text-style-name="P2" draw:layer="layout" svg:width="0.353cm" svg:height="0.706cm" svg:x="25.576cm" svg:y="8.893cm" svg:viewBox="0 0 354 707" draw:points="176,0 354,176 354,707 0,707 0,176">
          <text:p/>
        </draw:polygon>
        <draw:frame draw:style-name="gr5" draw:text-style-name="P5" draw:layer="layout" svg:width="0.781cm" svg:height="0.433cm" draw:transform="rotate (1.5707963267949) translate (25.523cm 10.45cm)">
          <draw:text-box>
            <text:p text:style-name="P3"><text:span text:style-name="T16">SDA</text:span></text:p>
          </draw:text-box>
        </draw:frame>
        <draw:polygon draw:style-name="gr35" draw:text-style-name="P2" draw:layer="layout" svg:width="0.353cm" svg:height="0.706cm" svg:x="25.223cm" svg:y="8.893cm" svg:viewBox="0 0 354 707" draw:points="176,0 354,176 354,707 0,707 0,176">
          <text:p/>
        </draw:polygon>
        <draw:polyline draw:style-name="gr34" draw:text-style-name="P2" draw:layer="layout" svg:width="0.353cm" svg:height="0.353cm" svg:x="24.694cm" svg:y="8.893cm" svg:viewBox="0 0 354 354" draw:points="0,354 354,354 354,0">
          <text:p/>
        </draw:polyline>
        <draw:frame draw:style-name="gr5" draw:text-style-name="P5" draw:layer="layout" svg:width="0.716cm" svg:height="0.433cm" draw:transform="rotate (1.5707963267949) translate (25.181cm 10.36cm)">
          <draw:text-box>
            <text:p text:style-name="P3"><text:span text:style-name="T16">SCL</text:span></text:p>
          </draw:text-box>
        </draw:frame>
        <draw:polygon draw:style-name="gr35" draw:text-style-name="P2" draw:layer="layout" svg:width="0.706cm" svg:height="0.353cm" svg:x="14.463cm" svg:y="9.246cm" svg:viewBox="0 0 707 354" draw:points="707,177 530,354 0,354 0,0 530,0">
          <text:p/>
        </draw:polygon>
        <draw:frame draw:style-name="gr5" draw:text-style-name="P5" draw:layer="layout" svg:width="0.478cm" svg:height="0.433cm" svg:x="13.92cm" svg:y="9.204cm">
          <draw:text-box>
            <text:p text:style-name="P3"><text:span text:style-name="T16">D5</text:span></text:p>
          </draw:text-box>
        </draw:frame>
        <draw:polygon draw:style-name="gr35" draw:text-style-name="P2" draw:layer="layout" svg:width="0.706cm" svg:height="0.352cm" svg:x="14.463cm" svg:y="9.599cm" svg:viewBox="0 0 707 353" draw:points="707,177 530,353 0,353 0,0 530,0">
          <text:p/>
        </draw:polygon>
        <draw:frame draw:style-name="gr5" draw:text-style-name="P5" draw:layer="layout" svg:width="0.478cm" svg:height="0.433cm" svg:x="13.92cm" svg:y="9.557cm">
          <draw:text-box>
            <text:p text:style-name="P3"><text:span text:style-name="T16">D6</text:span></text:p>
          </draw:text-box>
        </draw:frame>
        <draw:polygon draw:style-name="gr35" draw:text-style-name="P2" draw:layer="layout" svg:width="0.706cm" svg:height="0.353cm" svg:x="14.463cm" svg:y="9.951cm" svg:viewBox="0 0 707 354" draw:points="707,178 530,354 0,354 0,0 530,0">
          <text:p/>
        </draw:polygon>
        <draw:frame draw:style-name="gr5" draw:text-style-name="P5" draw:layer="layout" svg:width="0.478cm" svg:height="0.433cm" svg:x="13.92cm" svg:y="9.909cm">
          <draw:text-box>
            <text:p text:style-name="P3"><text:span text:style-name="T16">D7</text:span></text:p>
          </draw:text-box>
        </draw:frame>
        <draw:line draw:style-name="gr29" draw:text-style-name="P2" draw:layer="layout" svg:x1="24.341cm" svg:y1="14.008cm" svg:x2="23.988cm" svg:y2="14.008cm">
          <text:p/>
        </draw:line>
        <draw:line draw:style-name="gr29" draw:text-style-name="P2" draw:layer="layout" svg:x1="24.341cm" svg:y1="14.326cm" svg:x2="24.341cm" svg:y2="13.691cm">
          <text:p/>
        </draw:line>
        <draw:line draw:style-name="gr29" draw:text-style-name="P2" draw:layer="layout" svg:x1="24.412cm" svg:y1="14.22cm" svg:x2="24.412cm" svg:y2="13.797cm">
          <text:p/>
        </draw:line>
        <draw:line draw:style-name="gr29" draw:text-style-name="P2" draw:layer="layout" svg:x1="24.482cm" svg:y1="14.114cm" svg:x2="24.482cm" svg:y2="13.902cm">
          <text:p/>
        </draw:line>
        <draw:line draw:style-name="gr29" draw:text-style-name="P2" draw:layer="layout" svg:x1="24.553cm" svg:y1="14.044cm" svg:x2="24.553cm" svg:y2="13.973cm">
          <text:p/>
        </draw:line>
        <draw:frame draw:style-name="gr7" draw:text-style-name="P7" draw:layer="layout" svg:width="0.919cm" svg:height="0.471cm" svg:x="24.571cm" svg:y="13.77cm">
          <draw:text-box>
            <text:p text:style-name="P3"><text:span text:style-name="T15">GND</text:span></text:p>
          </draw:text-box>
        </draw:frame>
        <draw:line draw:style-name="gr29" draw:text-style-name="P2" draw:layer="layout" svg:x1="24.165cm" svg:y1="15.419cm" svg:x2="23.812cm" svg:y2="15.419cm">
          <text:p/>
        </draw:line>
        <draw:line draw:style-name="gr29" draw:text-style-name="P2" draw:layer="layout" svg:x1="24.165cm" svg:y1="15.737cm" svg:x2="24.165cm" svg:y2="15.102cm">
          <text:p/>
        </draw:line>
        <draw:line draw:style-name="gr29" draw:text-style-name="P2" draw:layer="layout" svg:x1="24.235cm" svg:y1="15.631cm" svg:x2="24.235cm" svg:y2="15.208cm">
          <text:p/>
        </draw:line>
        <draw:line draw:style-name="gr29" draw:text-style-name="P2" draw:layer="layout" svg:x1="24.306cm" svg:y1="15.525cm" svg:x2="24.306cm" svg:y2="15.314cm">
          <text:p/>
        </draw:line>
        <draw:line draw:style-name="gr29" draw:text-style-name="P2" draw:layer="layout" svg:x1="24.376cm" svg:y1="15.455cm" svg:x2="24.376cm" svg:y2="15.384cm">
          <text:p/>
        </draw:line>
        <draw:frame draw:style-name="gr7" draw:text-style-name="P7" draw:layer="layout" svg:width="0.919cm" svg:height="0.471cm" svg:x="24.395cm" svg:y="15.181cm">
          <draw:text-box>
            <text:p text:style-name="P3"><text:span text:style-name="T15">GND</text:span></text:p>
          </draw:text-box>
        </draw:frame>
        <draw:line draw:style-name="gr29" draw:text-style-name="P2" draw:layer="layout" svg:x1="24.165cm" svg:y1="17.183cm" svg:x2="23.812cm" svg:y2="17.183cm">
          <text:p/>
        </draw:line>
        <draw:line draw:style-name="gr29" draw:text-style-name="P2" draw:layer="layout" svg:x1="24.165cm" svg:y1="17.501cm" svg:x2="24.165cm" svg:y2="16.866cm">
          <text:p/>
        </draw:line>
        <draw:line draw:style-name="gr29" draw:text-style-name="P2" draw:layer="layout" svg:x1="24.235cm" svg:y1="17.395cm" svg:x2="24.235cm" svg:y2="16.972cm">
          <text:p/>
        </draw:line>
        <draw:line draw:style-name="gr29" draw:text-style-name="P2" draw:layer="layout" svg:x1="24.306cm" svg:y1="17.289cm" svg:x2="24.306cm" svg:y2="17.077cm">
          <text:p/>
        </draw:line>
        <draw:line draw:style-name="gr29" draw:text-style-name="P2" draw:layer="layout" svg:x1="24.376cm" svg:y1="17.219cm" svg:x2="24.376cm" svg:y2="17.148cm">
          <text:p/>
        </draw:line>
        <draw:frame draw:style-name="gr7" draw:text-style-name="P7" draw:layer="layout" svg:width="0.919cm" svg:height="0.471cm" svg:x="24.395cm" svg:y="16.945cm">
          <draw:text-box>
            <text:p text:style-name="P3"><text:span text:style-name="T15">GND</text:span></text:p>
          </draw:text-box>
        </draw:frame>
        <draw:polygon draw:style-name="gr35" draw:text-style-name="P2" draw:layer="layout" svg:width="0.705cm" svg:height="0.353cm" svg:x="21.519cm" svg:y="13.832cm" svg:viewBox="0 0 706 354" draw:points="706,177 529,354 0,354 0,0 529,0">
          <text:p/>
        </draw:polygon>
        <draw:frame draw:style-name="gr5" draw:text-style-name="P5" draw:layer="layout" svg:width="0.478cm" svg:height="0.433cm" svg:x="20.975cm" svg:y="13.79cm">
          <draw:text-box>
            <text:p text:style-name="P3"><text:span text:style-name="T16">D5</text:span></text:p>
          </draw:text-box>
        </draw:frame>
        <draw:polygon draw:style-name="gr35" draw:text-style-name="P2" draw:layer="layout" svg:width="0.705cm" svg:height="0.353cm" svg:x="21.343cm" svg:y="15.243cm" svg:viewBox="0 0 706 354" draw:points="706,177 530,354 0,354 0,0 530,0">
          <text:p/>
        </draw:polygon>
        <draw:frame draw:style-name="gr5" draw:text-style-name="P5" draw:layer="layout" svg:width="0.478cm" svg:height="0.433cm" svg:x="20.799cm" svg:y="15.201cm">
          <draw:text-box>
            <text:p text:style-name="P3"><text:span text:style-name="T16">D6</text:span></text:p>
          </draw:text-box>
        </draw:frame>
        <draw:polygon draw:style-name="gr35" draw:text-style-name="P2" draw:layer="layout" svg:width="0.705cm" svg:height="0.353cm" svg:x="21.343cm" svg:y="17.007cm" svg:viewBox="0 0 706 354" draw:points="706,177 530,354 0,354 0,0 530,0">
          <text:p/>
        </draw:polygon>
        <draw:frame draw:style-name="gr36" draw:text-style-name="P2" draw:layer="layout" svg:width="3.597cm" svg:height="0.705cm" svg:x="24.906cm" svg:y="27.397cm">
          <draw:image xlink:href="Pictures/100000010000020800000069423FCA25.png" xlink:type="simple" xlink:show="embed" xlink:actuate="onLoad" draw:mime-type="image/png">
            <text:p/>
          </draw:image>
        </draw:frame>
        <draw:frame draw:style-name="gr5" draw:text-style-name="P5" draw:layer="layout" svg:width="0.478cm" svg:height="0.433cm" svg:x="20.799cm" svg:y="16.965cm">
          <draw:text-box>
            <text:p text:style-name="P3"><text:span text:style-name="T16">D7</text:span></text:p>
          </draw:text-box>
        </draw:frame>
        <draw:line draw:style-name="gr37" draw:text-style-name="P19" draw:layer="layout" svg:x1="20.75cm" svg:y1="8.25cm" svg:x2="21cm" svg:y2="5.5cm">
          <text:p/>
        </draw:line>
        <draw:line draw:style-name="gr37" draw:text-style-name="P19" draw:layer="layout" svg:x1="12.5cm" svg:y1="5.5cm" svg:x2="21cm" svg:y2="5.5cm">
          <text:p/>
        </draw:line>
        <draw:line draw:style-name="gr37" draw:text-style-name="P19" draw:layer="layout" svg:x1="12.25cm" svg:y1="8.75cm" svg:x2="12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/>
    <style:font-face style:name="Verdana" svg:font-family="Verdana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1.239cm" fo:page-height="29.1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4-20T15:42:11.988000000</dc:date>
    <meta:editing-duration>PT2M7S</meta:editing-duration>
    <meta:editing-cycles>1</meta:editing-cycles>
    <meta:document-statistic meta:object-count="580"/>
    <meta:generator>LibreOffice/24.8.6.2$Windows_X86_64 LibreOffice_project/6d98ba145e9a8a39fc57bcc76981d1fb1316c60c</meta:generator>
  </office:meta>
</office:document-meta>
</file>